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6.04pt"/>
    </style:style>
    <style:style style:name="co3" style:family="table-column">
      <style:table-column-properties fo:break-before="auto" style:column-width="174.1pt"/>
    </style:style>
    <style:style style:name="co4" style:family="table-column">
      <style:table-column-properties fo:break-before="auto" style:column-width="47.45pt"/>
    </style:style>
    <style:style style:name="co5" style:family="table-column">
      <style:table-column-properties fo:break-before="auto" style:column-width="49.75pt"/>
    </style:style>
    <style:style style:name="co6" style:family="table-column">
      <style:table-column-properties fo:break-before="auto" style:column-width="29.4pt"/>
    </style:style>
    <style:style style:name="co7" style:family="table-column">
      <style:table-column-properties fo:break-before="auto" style:column-width="51.45pt"/>
    </style:style>
    <style:style style:name="co8" style:family="table-column">
      <style:table-column-properties fo:break-before="auto" style:column-width="37.84pt"/>
    </style:style>
    <style:style style:name="co9" style:family="table-column">
      <style:table-column-properties fo:break-before="auto" style:column-width="42.41pt"/>
    </style:style>
    <style:style style:name="co10" style:family="table-column">
      <style:table-column-properties fo:break-before="auto" style:column-width="26.56pt"/>
    </style:style>
    <style:style style:name="co11" style:family="table-column">
      <style:table-column-properties fo:break-before="auto" style:column-width="41.24pt"/>
    </style:style>
    <style:style style:name="co12" style:family="table-column">
      <style:table-column-properties fo:break-before="auto" style:column-width="44.65pt"/>
    </style:style>
    <style:style style:name="co13" style:family="table-column">
      <style:table-column-properties fo:break-before="auto" style:column-width="102.3pt"/>
    </style:style>
    <style:style style:name="co14" style:family="table-column">
      <style:table-column-properties fo:break-before="auto" style:column-width="100.06pt"/>
    </style:style>
    <style:style style:name="co15" style:family="table-column">
      <style:table-column-properties fo:break-before="auto" style:column-width="35.6pt"/>
    </style:style>
    <style:style style:name="co16" style:family="table-column">
      <style:table-column-properties fo:break-before="auto" style:column-width="35.04pt"/>
    </style:style>
    <style:style style:name="co17" style:family="table-column">
      <style:table-column-properties fo:break-before="auto" style:column-width="39.54pt"/>
    </style:style>
    <style:style style:name="co18" style:family="table-column">
      <style:table-column-properties fo:break-before="auto" style:column-width="62.76pt"/>
    </style:style>
    <style:style style:name="co19" style:family="table-column">
      <style:table-column-properties fo:break-before="auto" style:column-width="53.69pt"/>
    </style:style>
    <style:style style:name="co20" style:family="table-column">
      <style:table-column-properties fo:break-before="auto" style:column-width="28.26pt"/>
    </style:style>
    <style:style style:name="co21" style:family="table-column">
      <style:table-column-properties fo:break-before="auto" style:column-width="33.9pt"/>
    </style:style>
    <style:style style:name="co22" style:family="table-column">
      <style:table-column-properties fo:break-before="auto" style:column-width="81.41pt"/>
    </style:style>
    <style:style style:name="co23" style:family="table-column">
      <style:table-column-properties fo:break-before="auto" style:column-width="33.36pt"/>
    </style:style>
    <style:style style:name="co24" style:family="table-column">
      <style:table-column-properties fo:break-before="auto" style:column-width="83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4.51pt" fo:break-before="auto" style:use-optimal-row-height="true"/>
    </style:style>
    <style:style style:name="ro3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ce2"/>
        <table:table-row table:style-name="ro1" table:number-rows-repeated="4">
          <table:table-cell table:number-columns-repeated="3"/>
          <table:table-cell table:style-name="Default"/>
        </table:table-row>
        <table:table-row table:style-name="ro2">
          <table:table-cell table:number-columns-repeated="3"/>
          <table:table-cell table:style-name="ce1" office:value-type="string" calcext:value-type="string">
            <text:p>Ontology Class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owl%3AThing" xlink:type="simple">owl:Thing</text:a>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Activity" xlink:type="simple">Activity</text:a> (<text:a xlink:href="http://mappings.dbpedia.org/index.php/OntologyClass:Activity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Game" xlink:type="simple">Game</text:a> (<text:a xlink:href="http://mappings.dbpedia.org/index.php/OntologyClass:Gam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BoardGame" xlink:type="simple">BoardGame</text:a> (<text:a xlink:href="http://mappings.dbpedia.org/index.php/OntologyClass:BoardGam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ardGame" xlink:type="simple">CardGame</text:a> (<text:a xlink:href="http://mappings.dbpedia.org/index.php/OntologyClass:CardGam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Sales" xlink:type="simple">Sales</text:a> (<text:a xlink:href="http://mappings.dbpedia.org/index.php/OntologyClass:Sales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Sport" xlink:type="simple">Sport</text:a> (<text:a xlink:href="http://mappings.dbpedia.org/index.php/OntologyClass:Spor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thletics" xlink:type="simple">Athletics</text:a> (<text:a xlink:href="http://mappings.dbpedia.org/index.php/OntologyClass:Athletics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TeamSport" xlink:type="simple">TeamSport</text:a> (<text:a xlink:href="http://mappings.dbpedia.org/index.php/OntologyClass:TeamSpor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Agent" xlink:type="simple">Agent</text:a> (<text:a xlink:href="http://mappings.dbpedia.org/index.php/OntologyClass:Agen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Deity" xlink:type="simple">Deity</text:a> (<text:a xlink:href="http://mappings.dbpedia.org/index.php/OntologyClass:Deit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Employer" xlink:type="simple">Employer</text:a> (<text:a xlink:href="http://mappings.dbpedia.org/index.php/OntologyClass:Employer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Family" xlink:type="simple">Family</text:a> (<text:a xlink:href="http://mappings.dbpedia.org/index.php/OntologyClass:Famil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NobleFamily" xlink:type="simple">NobleFamily</text:a> (<text:a xlink:href="http://mappings.dbpedia.org/index.php/OntologyClass:NobleFamil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FictionalCharacter" xlink:type="simple">FictionalCharacter</text:a> (<text:a xlink:href="http://mappings.dbpedia.org/index.php/OntologyClass:FictionalCharact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omicsCharacter" xlink:type="simple">ComicsCharacter</text:a> (<text:a xlink:href="http://mappings.dbpedia.org/index.php/OntologyClass:ComicsCharact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nimangaCharacter" xlink:type="simple">AnimangaCharacter</text:a> (<text:a xlink:href="http://mappings.dbpedia.org/index.php/OntologyClass:AnimangaCharact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DisneyCharacter" xlink:type="simple">DisneyCharacter</text:a> (<text:a xlink:href="http://mappings.dbpedia.org/index.php/OntologyClass:DisneyCharact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ythologicalFigure" xlink:type="simple">MythologicalFigure</text:a> (<text:a xlink:href="http://mappings.dbpedia.org/index.php/OntologyClass:MythologicalFigur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NarutoCharacter" xlink:type="simple">NarutoCharacter</text:a> (<text:a xlink:href="http://mappings.dbpedia.org/index.php/OntologyClass:NarutoCharact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oapCharacter" xlink:type="simple">SoapCharacter</text:a> (<text:a xlink:href="http://mappings.dbpedia.org/index.php/OntologyClass:SoapCharact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Organisation" xlink:type="simple">Organisation</text:a> (<text:a xlink:href="http://mappings.dbpedia.org/index.php/OntologyClass:Organisat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Broadcaster" xlink:type="simple">Broadcaster</text:a> (<text:a xlink:href="http://mappings.dbpedia.org/index.php/OntologyClass:Broadcast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BroadcastNetwork" xlink:type="simple">BroadcastNetwork</text:a> (<text:a xlink:href="http://mappings.dbpedia.org/index.php/OntologyClass:BroadcastNetwork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RadioStation" xlink:type="simple">RadioStation</text:a> (<text:a xlink:href="http://mappings.dbpedia.org/index.php/OntologyClass:RadioStat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TelevisionStation" xlink:type="simple">TelevisionStation</text:a> (<text:a xlink:href="http://mappings.dbpedia.org/index.php/OntologyClass:TelevisionStat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ompany" xlink:type="simple">Company</text:a> (<text:a xlink:href="http://mappings.dbpedia.org/index.php/OntologyClass:Company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Bank" xlink:type="simple">Bank</text:a> (<text:a xlink:href="http://mappings.dbpedia.org/index.php/OntologyClass:Bank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Brewery" xlink:type="simple">Brewery</text:a> (<text:a xlink:href="http://mappings.dbpedia.org/index.php/OntologyClass:Brewery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Caterer" xlink:type="simple">Caterer</text:a> (<text:a xlink:href="http://mappings.dbpedia.org/index.php/OntologyClass:Cater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LawFirm" xlink:type="simple">LawFirm</text:a> (<text:a xlink:href="http://mappings.dbpedia.org/index.php/OntologyClass:LawFirm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ublicTransitSystem" xlink:type="simple">PublicTransitSystem</text:a> (<text:a xlink:href="http://mappings.dbpedia.org/index.php/OntologyClass:PublicTransitSystem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Airline" xlink:type="simple">Airline</text:a> (<text:a xlink:href="http://mappings.dbpedia.org/index.php/OntologyClass:Airlin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BusCompany" xlink:type="simple">BusCompany</text:a> (<text:a xlink:href="http://mappings.dbpedia.org/index.php/OntologyClass:BusCompan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ublisher" xlink:type="simple">Publisher</text:a> (<text:a xlink:href="http://mappings.dbpedia.org/index.php/OntologyClass:Publish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RecordLabel" xlink:type="simple">RecordLabel</text:a> (<text:a xlink:href="http://mappings.dbpedia.org/index.php/OntologyClass:RecordLabel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Winery" xlink:type="simple">Winery</text:a> (<text:a xlink:href="http://mappings.dbpedia.org/index.php/OntologyClass:Winer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EducationalInstitution" xlink:type="simple">EducationalInstitution</text:a> (<text:a xlink:href="http://mappings.dbpedia.org/index.php/OntologyClass:EducationalInstitution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College" xlink:type="simple">College</text:a> (<text:a xlink:href="http://mappings.dbpedia.org/index.php/OntologyClass:Colleg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Library" xlink:type="simple">Library</text:a> (<text:a xlink:href="http://mappings.dbpedia.org/index.php/OntologyClass:Library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School" xlink:type="simple">School</text:a> (<text:a xlink:href="http://mappings.dbpedia.org/index.php/OntologyClass:School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University" xlink:type="simple">University</text:a> (<text:a xlink:href="http://mappings.dbpedia.org/index.php/OntologyClass:Universit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EmployersOrganisation" xlink:type="simple">EmployersOrganisation</text:a> (<text:a xlink:href="http://mappings.dbpedia.org/index.php/OntologyClass:EmployersOrganisat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GeopoliticalOrganisation" xlink:type="simple">GeopoliticalOrganisation</text:a> (<text:a xlink:href="http://mappings.dbpedia.org/index.php/OntologyClass:GeopoliticalOrganisat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GovernmentAgency" xlink:type="simple">GovernmentAgency</text:a> (<text:a xlink:href="http://mappings.dbpedia.org/index.php/OntologyClass:GovernmentAgenc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GovernmentCabinet" xlink:type="simple">GovernmentCabinet</text:a> (<text:a xlink:href="http://mappings.dbpedia.org/index.php/OntologyClass:GovernmentCabine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Group" xlink:type="simple">Group</text:a> (<text:a xlink:href="http://mappings.dbpedia.org/index.php/OntologyClass:Group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Band" xlink:type="simple">Band</text:a> (<text:a xlink:href="http://mappings.dbpedia.org/index.php/OntologyClass:Band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omedyGroup" xlink:type="simple">ComedyGroup</text:a> (<text:a xlink:href="http://mappings.dbpedia.org/index.php/OntologyClass:ComedyGroup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InternationalOrganisation" xlink:type="simple">InternationalOrganisation</text:a> (<text:a xlink:href="http://mappings.dbpedia.org/index.php/OntologyClass:InternationalOrganisat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Legislature" xlink:type="simple">Legislature</text:a> (<text:a xlink:href="http://mappings.dbpedia.org/index.php/OntologyClass:Legislatur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ilitaryUnit" xlink:type="simple">MilitaryUnit</text:a> (<text:a xlink:href="http://mappings.dbpedia.org/index.php/OntologyClass:MilitaryUni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Non-ProfitOrganisation" xlink:type="simple">Non-ProfitOrganisation</text:a> (<text:a xlink:href="http://mappings.dbpedia.org/index.php/OntologyClass:Non-ProfitOrganisat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RecordOffice" xlink:type="simple">RecordOffice</text:a> (<text:a xlink:href="http://mappings.dbpedia.org/index.php/OntologyClass:RecordOffic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arliament" xlink:type="simple">Parliament</text:a> (<text:a xlink:href="http://mappings.dbpedia.org/index.php/OntologyClass:Parliamen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oliticalParty" xlink:type="simple">PoliticalParty</text:a> (<text:a xlink:href="http://mappings.dbpedia.org/index.php/OntologyClass:PoliticalPart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ReligiousOrganisation" xlink:type="simple">ReligiousOrganisation</text:a> (<text:a xlink:href="http://mappings.dbpedia.org/index.php/OntologyClass:ReligiousOrganisat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lericalOrder" xlink:type="simple">ClericalOrder</text:a> (<text:a xlink:href="http://mappings.dbpedia.org/index.php/OntologyClass:ClericalOrd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ambaSchool" xlink:type="simple">SambaSchool</text:a> (<text:a xlink:href="http://mappings.dbpedia.org/index.php/OntologyClass:SambaSchool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portsClub" xlink:type="simple">SportsClub</text:a> (<text:a xlink:href="http://mappings.dbpedia.org/index.php/OntologyClass:SportsClub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HockeyClub" xlink:type="simple">HockeyClub</text:a> (<text:a xlink:href="http://mappings.dbpedia.org/index.php/OntologyClass:HockeyClub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RugbyClub" xlink:type="simple">RugbyClub</text:a> (<text:a xlink:href="http://mappings.dbpedia.org/index.php/OntologyClass:RugbyClub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occerClub" xlink:type="simple">SoccerClub</text:a> (<text:a xlink:href="http://mappings.dbpedia.org/index.php/OntologyClass:SoccerClub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NationalSoccerClub" xlink:type="simple">NationalSoccerClub</text:a> (<text:a xlink:href="http://mappings.dbpedia.org/index.php/OntologyClass:NationalSoccerClub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portsLeague" xlink:type="simple">SportsLeague</text:a> (<text:a xlink:href="http://mappings.dbpedia.org/index.php/OntologyClass:SportsLeagu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mericanFootballLeague" xlink:type="simple">AmericanFootballLeague</text:a> (<text:a xlink:href="http://mappings.dbpedia.org/index.php/OntologyClass:AmericanFootballLeagu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ustralianFootballLeague" xlink:type="simple">AustralianFootballLeague</text:a> (<text:a xlink:href="http://mappings.dbpedia.org/index.php/OntologyClass:AustralianFootballLeagu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utoRacingLeague" xlink:type="simple">AutoRacingLeague</text:a> (<text:a xlink:href="http://mappings.dbpedia.org/index.php/OntologyClass:AutoRacingLeagu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BaseballLeague" xlink:type="simple">BaseballLeague</text:a> (<text:a xlink:href="http://mappings.dbpedia.org/index.php/OntologyClass:BaseballLeagu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BasketballLeague" xlink:type="simple">BasketballLeague</text:a> (<text:a xlink:href="http://mappings.dbpedia.org/index.php/OntologyClass:BasketballLeagu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BowlingLeague" xlink:type="simple">BowlingLeague</text:a> (<text:a xlink:href="http://mappings.dbpedia.org/index.php/OntologyClass:BowlingLeagu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BoxingLeague" xlink:type="simple">BoxingLeague</text:a> (<text:a xlink:href="http://mappings.dbpedia.org/index.php/OntologyClass:BoxingLeagu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anadianFootballLeague" xlink:type="simple">CanadianFootballLeague</text:a> (<text:a xlink:href="http://mappings.dbpedia.org/index.php/OntologyClass:CanadianFootballLeagu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ricketLeague" xlink:type="simple">CricketLeague</text:a> (<text:a xlink:href="http://mappings.dbpedia.org/index.php/OntologyClass:CricketLeagu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urlingLeague" xlink:type="simple">CurlingLeague</text:a> (<text:a xlink:href="http://mappings.dbpedia.org/index.php/OntologyClass:CurlingLeagu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yclingLeague" xlink:type="simple">CyclingLeague</text:a> (<text:a xlink:href="http://mappings.dbpedia.org/index.php/OntologyClass:CyclingLeagu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FieldHockeyLeague" xlink:type="simple">FieldHockeyLeague</text:a> (<text:a xlink:href="http://mappings.dbpedia.org/index.php/OntologyClass:FieldHockeyLeagu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FormulaOneRacing" xlink:type="simple">FormulaOneRacing</text:a> (<text:a xlink:href="http://mappings.dbpedia.org/index.php/OntologyClass:FormulaOneRacing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GolfLeague" xlink:type="simple">GolfLeague</text:a> (<text:a xlink:href="http://mappings.dbpedia.org/index.php/OntologyClass:GolfLeagu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HandballLeague" xlink:type="simple">HandballLeague</text:a> (<text:a xlink:href="http://mappings.dbpedia.org/index.php/OntologyClass:HandballLeagu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IceHockeyLeague" xlink:type="simple">IceHockeyLeague</text:a> (<text:a xlink:href="http://mappings.dbpedia.org/index.php/OntologyClass:IceHockeyLeagu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InlineHockeyLeague" xlink:type="simple">InlineHockeyLeague</text:a> (<text:a xlink:href="http://mappings.dbpedia.org/index.php/OntologyClass:InlineHockeyLeagu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LacrosseLeague" xlink:type="simple">LacrosseLeague</text:a> (<text:a xlink:href="http://mappings.dbpedia.org/index.php/OntologyClass:LacrosseLeagu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ixedMartialArtsLeague" xlink:type="simple">MixedMartialArtsLeague</text:a> (<text:a xlink:href="http://mappings.dbpedia.org/index.php/OntologyClass:MixedMartialArtsLeagu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otorcycleRacingLeague" xlink:type="simple">MotorcycleRacingLeague</text:a> (<text:a xlink:href="http://mappings.dbpedia.org/index.php/OntologyClass:MotorcycleRacingLeagu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aintballLeague" xlink:type="simple">PaintballLeague</text:a> (<text:a xlink:href="http://mappings.dbpedia.org/index.php/OntologyClass:PaintballLeagu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oloLeague" xlink:type="simple">PoloLeague</text:a> (<text:a xlink:href="http://mappings.dbpedia.org/index.php/OntologyClass:PoloLeagu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RadioControlledRacingLeague" xlink:type="simple">RadioControlledRacingLeague</text:a> (<text:a xlink:href="http://mappings.dbpedia.org/index.php/OntologyClass:RadioControlledRacingLeagu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RugbyLeague" xlink:type="simple">RugbyLeague</text:a> (<text:a xlink:href="http://mappings.dbpedia.org/index.php/OntologyClass:RugbyLeagu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occerLeague" xlink:type="simple">SoccerLeague</text:a> (<text:a xlink:href="http://mappings.dbpedia.org/index.php/OntologyClass:SoccerLeagu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oftballLeague" xlink:type="simple">SoftballLeague</text:a> (<text:a xlink:href="http://mappings.dbpedia.org/index.php/OntologyClass:SoftballLeagu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peedwayLeague" xlink:type="simple">SpeedwayLeague</text:a> (<text:a xlink:href="http://mappings.dbpedia.org/index.php/OntologyClass:SpeedwayLeagu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TennisLeague" xlink:type="simple">TennisLeague</text:a> (<text:a xlink:href="http://mappings.dbpedia.org/index.php/OntologyClass:TennisLeagu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VideogamesLeague" xlink:type="simple">VideogamesLeague</text:a> (<text:a xlink:href="http://mappings.dbpedia.org/index.php/OntologyClass:VideogamesLeagu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VolleyballLeague" xlink:type="simple">VolleyballLeague</text:a> (<text:a xlink:href="http://mappings.dbpedia.org/index.php/OntologyClass:VolleyballLeagu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portsTeam" xlink:type="simple">SportsTeam</text:a> (<text:a xlink:href="http://mappings.dbpedia.org/index.php/OntologyClass:SportsTeam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mericanFootballTeam" xlink:type="simple">AmericanFootballTeam</text:a> (<text:a xlink:href="http://mappings.dbpedia.org/index.php/OntologyClass:AmericanFootballTeam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ustralianFootballTeam" xlink:type="simple">AustralianFootballTeam</text:a> (<text:a xlink:href="http://mappings.dbpedia.org/index.php/OntologyClass:AustralianFootballTeam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BaseballTeam" xlink:type="simple">BaseballTeam</text:a> (<text:a xlink:href="http://mappings.dbpedia.org/index.php/OntologyClass:BaseballTeam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BasketballTeam" xlink:type="simple">BasketballTeam</text:a> (<text:a xlink:href="http://mappings.dbpedia.org/index.php/OntologyClass:BasketballTeam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anadianFootballTeam" xlink:type="simple">CanadianFootballTeam</text:a> (<text:a xlink:href="http://mappings.dbpedia.org/index.php/OntologyClass:CanadianFootballTeam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ricketTeam" xlink:type="simple">CricketTeam</text:a> (<text:a xlink:href="http://mappings.dbpedia.org/index.php/OntologyClass:CricketTeam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yclingTeam" xlink:type="simple">CyclingTeam</text:a> (<text:a xlink:href="http://mappings.dbpedia.org/index.php/OntologyClass:CyclingTeam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FormulaOneTeam" xlink:type="simple">FormulaOneTeam</text:a> (<text:a xlink:href="http://mappings.dbpedia.org/index.php/OntologyClass:FormulaOneTeam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HandballTeam" xlink:type="simple">HandballTeam</text:a> (<text:a xlink:href="http://mappings.dbpedia.org/index.php/OntologyClass:HandballTeam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HockeyTeam" xlink:type="simple">HockeyTeam</text:a> (<text:a xlink:href="http://mappings.dbpedia.org/index.php/OntologyClass:HockeyTeam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peedwayTeam" xlink:type="simple">SpeedwayTeam</text:a> (<text:a xlink:href="http://mappings.dbpedia.org/index.php/OntologyClass:SpeedwayTeam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TermOfOffice" xlink:type="simple">TermOfOffice</text:a> (<text:a xlink:href="http://mappings.dbpedia.org/index.php/OntologyClass:TermOfOffic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TradeUnion" xlink:type="simple">TradeUnion</text:a> (<text:a xlink:href="http://mappings.dbpedia.org/index.php/OntologyClass:TradeUnion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Person" xlink:type="simple">Person</text:a> (<text:a xlink:href="http://mappings.dbpedia.org/index.php/OntologyClass:Pers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rcheologist" xlink:type="simple">Archeologist</text:a> (<text:a xlink:href="http://mappings.dbpedia.org/index.php/OntologyClass:Archeologis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rchitect" xlink:type="simple">Architect</text:a> (<text:a xlink:href="http://mappings.dbpedia.org/index.php/OntologyClass:Architec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ristocrat" xlink:type="simple">Aristocrat</text:a> (<text:a xlink:href="http://mappings.dbpedia.org/index.php/OntologyClass:Aristocra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Artist" xlink:type="simple">Artist</text:a> (<text:a xlink:href="http://mappings.dbpedia.org/index.php/OntologyClass:Artis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Actor" xlink:type="simple">Actor</text:a> (<text:a xlink:href="http://mappings.dbpedia.org/index.php/OntologyClass:Acto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dultActor" xlink:type="simple">AdultActor</text:a> (<text:a xlink:href="http://mappings.dbpedia.org/index.php/OntologyClass:AdultActo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VoiceActor" xlink:type="simple">VoiceActor</text:a> (<text:a xlink:href="http://mappings.dbpedia.org/index.php/OntologyClass:VoiceActo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omedian" xlink:type="simple">Comedian</text:a> (<text:a xlink:href="http://mappings.dbpedia.org/index.php/OntologyClass:Comedia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omicsCreator" xlink:type="simple">ComicsCreator</text:a> (<text:a xlink:href="http://mappings.dbpedia.org/index.php/OntologyClass:ComicsCreator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Dancer" xlink:type="simple">Dancer</text:a> (<text:a xlink:href="http://mappings.dbpedia.org/index.php/OntologyClass:Danc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FashionDesigner" xlink:type="simple">FashionDesigner</text:a> (<text:a xlink:href="http://mappings.dbpedia.org/index.php/OntologyClass:FashionDesign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Humorist" xlink:type="simple">Humorist</text:a> (<text:a xlink:href="http://mappings.dbpedia.org/index.php/OntologyClass:Humoris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usicalArtist" xlink:type="simple">MusicalArtist</text:a> (<text:a xlink:href="http://mappings.dbpedia.org/index.php/OntologyClass:MusicalArtis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BackScene" xlink:type="simple">BackScene</text:a> (<text:a xlink:href="http://mappings.dbpedia.org/index.php/OntologyClass:BackScen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lassicalMusicArtist" xlink:type="simple">ClassicalMusicArtist</text:a> (<text:a xlink:href="http://mappings.dbpedia.org/index.php/OntologyClass:ClassicalMusicArtis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Instrumentalist" xlink:type="simple">Instrumentalist</text:a> (<text:a xlink:href="http://mappings.dbpedia.org/index.php/OntologyClass:Instrumentalis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Guitarist" xlink:type="simple">Guitarist</text:a> (<text:a xlink:href="http://mappings.dbpedia.org/index.php/OntologyClass:Guitaris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usicDirector" xlink:type="simple">MusicDirector</text:a> (<text:a xlink:href="http://mappings.dbpedia.org/index.php/OntologyClass:MusicDirector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Singer" xlink:type="simple">Singer</text:a> (<text:a xlink:href="http://mappings.dbpedia.org/index.php/OntologyClass:Singer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Painter" xlink:type="simple">Painter</text:a> (<text:a xlink:href="http://mappings.dbpedia.org/index.php/OntologyClass:Paint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hotographer" xlink:type="simple">Photographer</text:a> (<text:a xlink:href="http://mappings.dbpedia.org/index.php/OntologyClass:Photographer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Sculptor" xlink:type="simple">Sculptor</text:a> (<text:a xlink:href="http://mappings.dbpedia.org/index.php/OntologyClass:Sculpto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stronaut" xlink:type="simple">Astronaut</text:a> (<text:a xlink:href="http://mappings.dbpedia.org/index.php/OntologyClass:Astronau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Athlete" xlink:type="simple">Athlete</text:a> (<text:a xlink:href="http://mappings.dbpedia.org/index.php/OntologyClass:Athlet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rcherPlayer" xlink:type="simple">ArcherPlayer</text:a> (<text:a xlink:href="http://mappings.dbpedia.org/index.php/OntologyClass:ArcherPlay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thleticsPlayer" xlink:type="simple">AthleticsPlayer</text:a> (<text:a xlink:href="http://mappings.dbpedia.org/index.php/OntologyClass:AthleticsPlay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ustralianRulesFootballPlayer" xlink:type="simple">AustralianRulesFootballPlayer</text:a> (<text:a xlink:href="http://mappings.dbpedia.org/index.php/OntologyClass:AustralianRulesFootballPlay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BadmintonPlayer" xlink:type="simple">BadmintonPlayer</text:a> (<text:a xlink:href="http://mappings.dbpedia.org/index.php/OntologyClass:BadmintonPlay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BaseballPlayer" xlink:type="simple">BaseballPlayer</text:a> (<text:a xlink:href="http://mappings.dbpedia.org/index.php/OntologyClass:BaseballPlay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BasketballPlayer" xlink:type="simple">BasketballPlayer</text:a> (<text:a xlink:href="http://mappings.dbpedia.org/index.php/OntologyClass:BasketballPlay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Bodybuilder" xlink:type="simple">Bodybuilder</text:a> (<text:a xlink:href="http://mappings.dbpedia.org/index.php/OntologyClass:Bodybuilder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Boxer" xlink:type="simple">Boxer</text:a> (<text:a xlink:href="http://mappings.dbpedia.org/index.php/OntologyClass:Box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mateurBoxer" xlink:type="simple">AmateurBoxer</text:a> (<text:a xlink:href="http://mappings.dbpedia.org/index.php/OntologyClass:AmateurBox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BullFighter" xlink:type="simple">BullFighter</text:a> (<text:a xlink:href="http://mappings.dbpedia.org/index.php/OntologyClass:BullFighter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Canoeist" xlink:type="simple">Canoeist</text:a> (<text:a xlink:href="http://mappings.dbpedia.org/index.php/OntologyClass:Canoeis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hessPlayer" xlink:type="simple">ChessPlayer</text:a> (<text:a xlink:href="http://mappings.dbpedia.org/index.php/OntologyClass:ChessPlay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ricketer" xlink:type="simple">Cricketer</text:a> (<text:a xlink:href="http://mappings.dbpedia.org/index.php/OntologyClass:Cricketer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Cyclist" xlink:type="simple">Cyclist</text:a> (<text:a xlink:href="http://mappings.dbpedia.org/index.php/OntologyClass:Cyclis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DartsPlayer" xlink:type="simple">DartsPlayer</text:a> (<text:a xlink:href="http://mappings.dbpedia.org/index.php/OntologyClass:DartsPlayer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Fencer" xlink:type="simple">Fencer</text:a> (<text:a xlink:href="http://mappings.dbpedia.org/index.php/OntologyClass:Fenc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GaelicGamesPlayer" xlink:type="simple">GaelicGamesPlayer</text:a> (<text:a xlink:href="http://mappings.dbpedia.org/index.php/OntologyClass:GaelicGamesPlay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GolfPlayer" xlink:type="simple">GolfPlayer</text:a> (<text:a xlink:href="http://mappings.dbpedia.org/index.php/OntologyClass:GolfPlay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GridironFootballPlayer" xlink:type="simple">GridironFootballPlayer</text:a> (<text:a xlink:href="http://mappings.dbpedia.org/index.php/OntologyClass:GridironFootballPlay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mericanFootballPlayer" xlink:type="simple">AmericanFootballPlayer</text:a> (<text:a xlink:href="http://mappings.dbpedia.org/index.php/OntologyClass:AmericanFootballPlay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anadianFootballPlayer" xlink:type="simple">CanadianFootballPlayer</text:a> (<text:a xlink:href="http://mappings.dbpedia.org/index.php/OntologyClass:CanadianFootballPlayer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Gymnast" xlink:type="simple">Gymnast</text:a> (<text:a xlink:href="http://mappings.dbpedia.org/index.php/OntologyClass:Gymnas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HandballPlayer" xlink:type="simple">HandballPlayer</text:a> (<text:a xlink:href="http://mappings.dbpedia.org/index.php/OntologyClass:HandballPlay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HighDiver" xlink:type="simple">HighDiver</text:a> (<text:a xlink:href="http://mappings.dbpedia.org/index.php/OntologyClass:HighDiv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HorseRider" xlink:type="simple">HorseRider</text:a> (<text:a xlink:href="http://mappings.dbpedia.org/index.php/OntologyClass:HorseRider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Jockey" xlink:type="simple">Jockey</text:a> (<text:a xlink:href="http://mappings.dbpedia.org/index.php/OntologyClass:Jocke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LacrossePlayer" xlink:type="simple">LacrossePlayer</text:a> (<text:a xlink:href="http://mappings.dbpedia.org/index.php/OntologyClass:LacrossePlay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artialArtist" xlink:type="simple">MartialArtist</text:a> (<text:a xlink:href="http://mappings.dbpedia.org/index.php/OntologyClass:MartialArtis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otorsportRacer" xlink:type="simple">MotorsportRacer</text:a> (<text:a xlink:href="http://mappings.dbpedia.org/index.php/OntologyClass:MotorsportRac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otorcycleRider" xlink:type="simple">MotorcycleRider</text:a> (<text:a xlink:href="http://mappings.dbpedia.org/index.php/OntologyClass:MotorcycleRid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otocycleRacer" xlink:type="simple">MotocycleRacer</text:a> (<text:a xlink:href="http://mappings.dbpedia.org/index.php/OntologyClass:MotocycleRac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peedwayRider" xlink:type="simple">SpeedwayRider</text:a> (<text:a xlink:href="http://mappings.dbpedia.org/index.php/OntologyClass:SpeedwayRid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RacingDriver" xlink:type="simple">RacingDriver</text:a> (<text:a xlink:href="http://mappings.dbpedia.org/index.php/OntologyClass:RacingDriv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DTMRacer" xlink:type="simple">DTMRacer</text:a> (<text:a xlink:href="http://mappings.dbpedia.org/index.php/OntologyClass:DTMRac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FormulaOneRacer" xlink:type="simple">FormulaOneRacer</text:a> (<text:a xlink:href="http://mappings.dbpedia.org/index.php/OntologyClass:FormulaOneRac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NascarDriver" xlink:type="simple">NascarDriver</text:a> (<text:a xlink:href="http://mappings.dbpedia.org/index.php/OntologyClass:NascarDriv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RallyDriver" xlink:type="simple">RallyDriver</text:a> (<text:a xlink:href="http://mappings.dbpedia.org/index.php/OntologyClass:RallyDriv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NationalCollegiateAthleticAssociationAthlete" xlink:type="simple">NationalCollegiateAthleticAssociationAthlete</text:a> (<text:a xlink:href="http://mappings.dbpedia.org/index.php/OntologyClass:NationalCollegiateAthleticAssociationAthlet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NetballPlayer" xlink:type="simple">NetballPlayer</text:a> (<text:a xlink:href="http://mappings.dbpedia.org/index.php/OntologyClass:NetballPlay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okerPlayer" xlink:type="simple">PokerPlayer</text:a> (<text:a xlink:href="http://mappings.dbpedia.org/index.php/OntologyClass:PokerPlayer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Rower" xlink:type="simple">Rower</text:a> (<text:a xlink:href="http://mappings.dbpedia.org/index.php/OntologyClass:Row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RugbyPlayer" xlink:type="simple">RugbyPlayer</text:a> (<text:a xlink:href="http://mappings.dbpedia.org/index.php/OntologyClass:RugbyPlay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nookerPlayer" xlink:type="simple">SnookerPlayer</text:a> (<text:a xlink:href="http://mappings.dbpedia.org/index.php/OntologyClass:SnookerPlay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nookerChamp" xlink:type="simple">SnookerChamp</text:a> (<text:a xlink:href="http://mappings.dbpedia.org/index.php/OntologyClass:SnookerChamp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occerPlayer" xlink:type="simple">SoccerPlayer</text:a> (<text:a xlink:href="http://mappings.dbpedia.org/index.php/OntologyClass:SoccerPlay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quashPlayer" xlink:type="simple">SquashPlayer</text:a> (<text:a xlink:href="http://mappings.dbpedia.org/index.php/OntologyClass:SquashPlayer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Surfer" xlink:type="simple">Surfer</text:a> (<text:a xlink:href="http://mappings.dbpedia.org/index.php/OntologyClass:Surf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wimmer" xlink:type="simple">Swimmer</text:a> (<text:a xlink:href="http://mappings.dbpedia.org/index.php/OntologyClass:Swimm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TableTennisPlayer" xlink:type="simple">TableTennisPlayer</text:a> (<text:a xlink:href="http://mappings.dbpedia.org/index.php/OntologyClass:TableTennisPlay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TeamMember" xlink:type="simple">TeamMember</text:a> (<text:a xlink:href="http://mappings.dbpedia.org/index.php/OntologyClass:TeamMemb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TennisPlayer" xlink:type="simple">TennisPlayer</text:a> (<text:a xlink:href="http://mappings.dbpedia.org/index.php/OntologyClass:TennisPlay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VolleyballPlayer" xlink:type="simple">VolleyballPlayer</text:a> (<text:a xlink:href="http://mappings.dbpedia.org/index.php/OntologyClass:VolleyballPlay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BeachVolleyballPlayer" xlink:type="simple">BeachVolleyballPlayer</text:a> (<text:a xlink:href="http://mappings.dbpedia.org/index.php/OntologyClass:BeachVolleyballPlay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WaterPoloPlayer" xlink:type="simple">WaterPoloPlayer</text:a> (<text:a xlink:href="http://mappings.dbpedia.org/index.php/OntologyClass:WaterPoloPlay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WinterSportPlayer" xlink:type="simple">WinterSportPlayer</text:a> (<text:a xlink:href="http://mappings.dbpedia.org/index.php/OntologyClass:WinterSportPlayer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Biathlete" xlink:type="simple">Biathlete</text:a> (<text:a xlink:href="http://mappings.dbpedia.org/index.php/OntologyClass:Biathlet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BobsleighAthlete" xlink:type="simple">BobsleighAthlete</text:a> (<text:a xlink:href="http://mappings.dbpedia.org/index.php/OntologyClass:BobsleighAthlet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rossCountrySkier" xlink:type="simple">CrossCountrySkier</text:a> (<text:a xlink:href="http://mappings.dbpedia.org/index.php/OntologyClass:CrossCountrySkier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Curler" xlink:type="simple">Curler</text:a> (<text:a xlink:href="http://mappings.dbpedia.org/index.php/OntologyClass:Curl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FigureSkater" xlink:type="simple">FigureSkater</text:a> (<text:a xlink:href="http://mappings.dbpedia.org/index.php/OntologyClass:FigureSkat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IceHockeyPlayer" xlink:type="simple">IceHockeyPlayer</text:a> (<text:a xlink:href="http://mappings.dbpedia.org/index.php/OntologyClass:IceHockeyPlay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NordicCombined" xlink:type="simple">NordicCombined</text:a> (<text:a xlink:href="http://mappings.dbpedia.org/index.php/OntologyClass:NordicCombined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Skater" xlink:type="simple">Skater</text:a> (<text:a xlink:href="http://mappings.dbpedia.org/index.php/OntologyClass:Skat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ki_jumper" xlink:type="simple">Ski_jumper</text:a> (<text:a xlink:href="http://mappings.dbpedia.org/index.php/OntologyClass:Ski_jumper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Skier" xlink:type="simple">Skier</text:a> (<text:a xlink:href="http://mappings.dbpedia.org/index.php/OntologyClass:Ski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peedSkater" xlink:type="simple">SpeedSkater</text:a> (<text:a xlink:href="http://mappings.dbpedia.org/index.php/OntologyClass:SpeedSkater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Wrestler" xlink:type="simple">Wrestler</text:a> (<text:a xlink:href="http://mappings.dbpedia.org/index.php/OntologyClass:Wrestl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umoWrestler" xlink:type="simple">SumoWrestler</text:a> (<text:a xlink:href="http://mappings.dbpedia.org/index.php/OntologyClass:SumoWrestl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BeautyQueen" xlink:type="simple">BeautyQueen</text:a> (<text:a xlink:href="http://mappings.dbpedia.org/index.php/OntologyClass:BeautyQuee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BusinessPerson" xlink:type="simple">BusinessPerson</text:a> (<text:a xlink:href="http://mappings.dbpedia.org/index.php/OntologyClass:BusinessPerson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Chef" xlink:type="simple">Chef</text:a> (<text:a xlink:href="http://mappings.dbpedia.org/index.php/OntologyClass:Chef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Cleric" xlink:type="simple">Cleric</text:a> (<text:a xlink:href="http://mappings.dbpedia.org/index.php/OntologyClass:Cleric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Cardinal" xlink:type="simple">Cardinal</text:a> (<text:a xlink:href="http://mappings.dbpedia.org/index.php/OntologyClass:Cardinal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hristianBishop" xlink:type="simple">ChristianBishop</text:a> (<text:a xlink:href="http://mappings.dbpedia.org/index.php/OntologyClass:ChristianBishop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rchbishop" xlink:type="simple">Archbishop</text:a> (<text:a xlink:href="http://mappings.dbpedia.org/index.php/OntologyClass:Archbishop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hristianPatriarch" xlink:type="simple">ChristianPatriarch</text:a> (<text:a xlink:href="http://mappings.dbpedia.org/index.php/OntologyClass:ChristianPatriarch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Pope" xlink:type="simple">Pope</text:a> (<text:a xlink:href="http://mappings.dbpedia.org/index.php/OntologyClass:Pop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Priest" xlink:type="simple">Priest</text:a> (<text:a xlink:href="http://mappings.dbpedia.org/index.php/OntologyClass:Pries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Saint" xlink:type="simple">Saint</text:a> (<text:a xlink:href="http://mappings.dbpedia.org/index.php/OntologyClass:Sain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Vicar" xlink:type="simple">Vicar</text:a> (<text:a xlink:href="http://mappings.dbpedia.org/index.php/OntologyClass:Vicar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Coach" xlink:type="simple">Coach</text:a> (<text:a xlink:href="http://mappings.dbpedia.org/index.php/OntologyClass:Coach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mericanFootballCoach" xlink:type="simple">AmericanFootballCoach</text:a> (<text:a xlink:href="http://mappings.dbpedia.org/index.php/OntologyClass:AmericanFootballCoach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ollegeCoach" xlink:type="simple">CollegeCoach</text:a> (<text:a xlink:href="http://mappings.dbpedia.org/index.php/OntologyClass:CollegeCoach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VolleyballCoach" xlink:type="simple">VolleyballCoach</text:a> (<text:a xlink:href="http://mappings.dbpedia.org/index.php/OntologyClass:VolleyballCoach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Criminal" xlink:type="simple">Criminal</text:a> (<text:a xlink:href="http://mappings.dbpedia.org/index.php/OntologyClass:Criminal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urderer" xlink:type="simple">Murderer</text:a> (<text:a xlink:href="http://mappings.dbpedia.org/index.php/OntologyClass:Murder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erialKiller" xlink:type="simple">SerialKiller</text:a> (<text:a xlink:href="http://mappings.dbpedia.org/index.php/OntologyClass:SerialKill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Economist" xlink:type="simple">Economist</text:a> (<text:a xlink:href="http://mappings.dbpedia.org/index.php/OntologyClass:Economis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Egyptologist" xlink:type="simple">Egyptologist</text:a> (<text:a xlink:href="http://mappings.dbpedia.org/index.php/OntologyClass:Egyptologis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Engineer" xlink:type="simple">Engineer</text:a> (<text:a xlink:href="http://mappings.dbpedia.org/index.php/OntologyClass:Engineer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Farmer" xlink:type="simple">Farmer</text:a> (<text:a xlink:href="http://mappings.dbpedia.org/index.php/OntologyClass:Farm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HorseTrainer" xlink:type="simple">HorseTrainer</text:a> (<text:a xlink:href="http://mappings.dbpedia.org/index.php/OntologyClass:HorseTrain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Journalist" xlink:type="simple">Journalist</text:a> (<text:a xlink:href="http://mappings.dbpedia.org/index.php/OntologyClass:Journalis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Judge" xlink:type="simple">Judge</text:a> (<text:a xlink:href="http://mappings.dbpedia.org/index.php/OntologyClass:Judg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Lawyer" xlink:type="simple">Lawyer</text:a> (<text:a xlink:href="http://mappings.dbpedia.org/index.php/OntologyClass:Lawyer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Linguist" xlink:type="simple">Linguist</text:a> (<text:a xlink:href="http://mappings.dbpedia.org/index.php/OntologyClass:Linguis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emberResistanceMovement" xlink:type="simple">MemberResistanceMovement</text:a> (<text:a xlink:href="http://mappings.dbpedia.org/index.php/OntologyClass:MemberResistanceMovemen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ilitaryPerson" xlink:type="simple">MilitaryPerson</text:a> (<text:a xlink:href="http://mappings.dbpedia.org/index.php/OntologyClass:MilitaryPerson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Model" xlink:type="simple">Model</text:a> (<text:a xlink:href="http://mappings.dbpedia.org/index.php/OntologyClass:Model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Monarch" xlink:type="simple">Monarch</text:a> (<text:a xlink:href="http://mappings.dbpedia.org/index.php/OntologyClass:Monarch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ovieDirector" xlink:type="simple">MovieDirector</text:a> (<text:a xlink:href="http://mappings.dbpedia.org/index.php/OntologyClass:MovieDirector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Noble" xlink:type="simple">Noble</text:a> (<text:a xlink:href="http://mappings.dbpedia.org/index.php/OntologyClass:Nobl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OfficeHolder" xlink:type="simple">OfficeHolder</text:a> (<text:a xlink:href="http://mappings.dbpedia.org/index.php/OntologyClass:OfficeHold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OrganisationMember" xlink:type="simple">OrganisationMember</text:a> (<text:a xlink:href="http://mappings.dbpedia.org/index.php/OntologyClass:OrganisationMemb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portsTeamMember" xlink:type="simple">SportsTeamMember</text:a> (<text:a xlink:href="http://mappings.dbpedia.org/index.php/OntologyClass:SportsTeamMemb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hilosopher" xlink:type="simple">Philosopher</text:a> (<text:a xlink:href="http://mappings.dbpedia.org/index.php/OntologyClass:Philosoph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layboyPlaymate" xlink:type="simple">PlayboyPlaymate</text:a> (<text:a xlink:href="http://mappings.dbpedia.org/index.php/OntologyClass:PlayboyPlaymat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olitician" xlink:type="simple">Politician</text:a> (<text:a xlink:href="http://mappings.dbpedia.org/index.php/OntologyClass:Politicia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mbassador" xlink:type="simple">Ambassador</text:a> (<text:a xlink:href="http://mappings.dbpedia.org/index.php/OntologyClass:Ambassado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hancellor" xlink:type="simple">Chancellor</text:a> (<text:a xlink:href="http://mappings.dbpedia.org/index.php/OntologyClass:Chancello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ongressman" xlink:type="simple">Congressman</text:a> (<text:a xlink:href="http://mappings.dbpedia.org/index.php/OntologyClass:Congressman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Deputy" xlink:type="simple">Deputy</text:a> (<text:a xlink:href="http://mappings.dbpedia.org/index.php/OntologyClass:Deput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Governor" xlink:type="simple">Governor</text:a> (<text:a xlink:href="http://mappings.dbpedia.org/index.php/OntologyClass:Governo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Lieutenant" xlink:type="simple">Lieutenant</text:a> (<text:a xlink:href="http://mappings.dbpedia.org/index.php/OntologyClass:Lieutenan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Mayor" xlink:type="simple">Mayor</text:a> (<text:a xlink:href="http://mappings.dbpedia.org/index.php/OntologyClass:Mayo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emberOfParliament" xlink:type="simple">MemberOfParliament</text:a> (<text:a xlink:href="http://mappings.dbpedia.org/index.php/OntologyClass:MemberOfParliamen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Minister" xlink:type="simple">Minister</text:a> (<text:a xlink:href="http://mappings.dbpedia.org/index.php/OntologyClass:Minist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resident" xlink:type="simple">President</text:a> (<text:a xlink:href="http://mappings.dbpedia.org/index.php/OntologyClass:Presiden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rimeMinister" xlink:type="simple">PrimeMinister</text:a> (<text:a xlink:href="http://mappings.dbpedia.org/index.php/OntologyClass:PrimeMinister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Senator" xlink:type="simple">Senator</text:a> (<text:a xlink:href="http://mappings.dbpedia.org/index.php/OntologyClass:Senato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VicePresident" xlink:type="simple">VicePresident</text:a> (<text:a xlink:href="http://mappings.dbpedia.org/index.php/OntologyClass:VicePresiden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VicePrimeMinister" xlink:type="simple">VicePrimeMinister</text:a> (<text:a xlink:href="http://mappings.dbpedia.org/index.php/OntologyClass:VicePrimeMinist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oliticianSpouse" xlink:type="simple">PoliticianSpouse</text:a> (<text:a xlink:href="http://mappings.dbpedia.org/index.php/OntologyClass:PoliticianSpous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resenter" xlink:type="simple">Presenter</text:a> (<text:a xlink:href="http://mappings.dbpedia.org/index.php/OntologyClass:Present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RadioHost" xlink:type="simple">RadioHost</text:a> (<text:a xlink:href="http://mappings.dbpedia.org/index.php/OntologyClass:RadioHos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TelevisionHost" xlink:type="simple">TelevisionHost</text:a> (<text:a xlink:href="http://mappings.dbpedia.org/index.php/OntologyClass:TelevisionHos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Producer" xlink:type="simple">Producer</text:a> (<text:a xlink:href="http://mappings.dbpedia.org/index.php/OntologyClass:Produc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sychologist" xlink:type="simple">Psychologist</text:a> (<text:a xlink:href="http://mappings.dbpedia.org/index.php/OntologyClass:Psychologis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Referee" xlink:type="simple">Referee</text:a> (<text:a xlink:href="http://mappings.dbpedia.org/index.php/OntologyClass:Refere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Religious" xlink:type="simple">Religious</text:a> (<text:a xlink:href="http://mappings.dbpedia.org/index.php/OntologyClass:Religious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RomanEmperor" xlink:type="simple">RomanEmperor</text:a> (<text:a xlink:href="http://mappings.dbpedia.org/index.php/OntologyClass:RomanEmperor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Royalty" xlink:type="simple">Royalty</text:a> (<text:a xlink:href="http://mappings.dbpedia.org/index.php/OntologyClass:Royalt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BritishRoyalty" xlink:type="simple">BritishRoyalty</text:a> (<text:a xlink:href="http://mappings.dbpedia.org/index.php/OntologyClass:BritishRoyalty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Baronet" xlink:type="simple">Baronet</text:a> (<text:a xlink:href="http://mappings.dbpedia.org/index.php/OntologyClass:Barone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Scientist" xlink:type="simple">Scientist</text:a> (<text:a xlink:href="http://mappings.dbpedia.org/index.php/OntologyClass:Scientis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Biologist" xlink:type="simple">Biologist</text:a> (<text:a xlink:href="http://mappings.dbpedia.org/index.php/OntologyClass:Biologis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Entomologist" xlink:type="simple">Entomologist</text:a> (<text:a xlink:href="http://mappings.dbpedia.org/index.php/OntologyClass:Entomologis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edician" xlink:type="simple">Medician</text:a> (<text:a xlink:href="http://mappings.dbpedia.org/index.php/OntologyClass:Medicia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rofessor" xlink:type="simple">Professor</text:a> (<text:a xlink:href="http://mappings.dbpedia.org/index.php/OntologyClass:Professo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portsManager" xlink:type="simple">SportsManager</text:a> (<text:a xlink:href="http://mappings.dbpedia.org/index.php/OntologyClass:SportsManag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occerManager" xlink:type="simple">SoccerManager</text:a> (<text:a xlink:href="http://mappings.dbpedia.org/index.php/OntologyClass:SoccerManag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TelevisionDirector" xlink:type="simple">TelevisionDirector</text:a> (<text:a xlink:href="http://mappings.dbpedia.org/index.php/OntologyClass:TelevisionDirecto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TheatreDirector" xlink:type="simple">TheatreDirector</text:a> (<text:a xlink:href="http://mappings.dbpedia.org/index.php/OntologyClass:TheatreDirector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Writer" xlink:type="simple">Writer</text:a> (<text:a xlink:href="http://mappings.dbpedia.org/index.php/OntologyClass:Writ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Historian" xlink:type="simple">Historian</text:a> (<text:a xlink:href="http://mappings.dbpedia.org/index.php/OntologyClass:Historia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usicComposer" xlink:type="simple">MusicComposer</text:a> (<text:a xlink:href="http://mappings.dbpedia.org/index.php/OntologyClass:MusicCompos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layWright" xlink:type="simple">PlayWright</text:a> (<text:a xlink:href="http://mappings.dbpedia.org/index.php/OntologyClass:PlayWrigh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Poet" xlink:type="simple">Poet</text:a> (<text:a xlink:href="http://mappings.dbpedia.org/index.php/OntologyClass:Poe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creenWriter" xlink:type="simple">ScreenWriter</text:a> (<text:a xlink:href="http://mappings.dbpedia.org/index.php/OntologyClass:ScreenWrit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ongWriter" xlink:type="simple">SongWriter</text:a> (<text:a xlink:href="http://mappings.dbpedia.org/index.php/OntologyClass:SongWriter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Altitude" xlink:type="simple">Altitude</text:a> (<text:a xlink:href="http://mappings.dbpedia.org/index.php/OntologyClass:Altitud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natomicalStructure" xlink:type="simple">AnatomicalStructure</text:a> (<text:a xlink:href="http://mappings.dbpedia.org/index.php/OntologyClass:AnatomicalStructur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Artery" xlink:type="simple">Artery</text:a> (<text:a xlink:href="http://mappings.dbpedia.org/index.php/OntologyClass:Arter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BloodVessel" xlink:type="simple">BloodVessel</text:a> (<text:a xlink:href="http://mappings.dbpedia.org/index.php/OntologyClass:BloodVessel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Bone" xlink:type="simple">Bone</text:a> (<text:a xlink:href="http://mappings.dbpedia.org/index.php/OntologyClass:Bon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Brain" xlink:type="simple">Brain</text:a> (<text:a xlink:href="http://mappings.dbpedia.org/index.php/OntologyClass:Brai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Embryology" xlink:type="simple">Embryology</text:a> (<text:a xlink:href="http://mappings.dbpedia.org/index.php/OntologyClass:Embryolog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Ligament" xlink:type="simple">Ligament</text:a> (<text:a xlink:href="http://mappings.dbpedia.org/index.php/OntologyClass:Ligamen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Lymph" xlink:type="simple">Lymph</text:a> (<text:a xlink:href="http://mappings.dbpedia.org/index.php/OntologyClass:Lymph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Muscle" xlink:type="simple">Muscle</text:a> (<text:a xlink:href="http://mappings.dbpedia.org/index.php/OntologyClass:Muscl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Nerve" xlink:type="simple">Nerve</text:a> (<text:a xlink:href="http://mappings.dbpedia.org/index.php/OntologyClass:Nerv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Vein" xlink:type="simple">Vein</text:a> (<text:a xlink:href="http://mappings.dbpedia.org/index.php/OntologyClass:Vein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Area" xlink:type="simple">Area</text:a> (<text:a xlink:href="http://mappings.dbpedia.org/index.php/OntologyClass:Area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Award" xlink:type="simple">Award</text:a> (<text:a xlink:href="http://mappings.dbpedia.org/index.php/OntologyClass:Award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Decoration" xlink:type="simple">Decoration</text:a> (<text:a xlink:href="http://mappings.dbpedia.org/index.php/OntologyClass:Decorat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NobelPrize" xlink:type="simple">NobelPrize</text:a> (<text:a xlink:href="http://mappings.dbpedia.org/index.php/OntologyClass:NobelPriz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Biomolecule" xlink:type="simple">Biomolecule</text:a> (<text:a xlink:href="http://mappings.dbpedia.org/index.php/OntologyClass:Biomolecul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Enzyme" xlink:type="simple">Enzyme</text:a> (<text:a xlink:href="http://mappings.dbpedia.org/index.php/OntologyClass:Enzym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Gene" xlink:type="simple">Gene</text:a> (<text:a xlink:href="http://mappings.dbpedia.org/index.php/OntologyClass:Gen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HumanGene" xlink:type="simple">HumanGene</text:a> (<text:a xlink:href="http://mappings.dbpedia.org/index.php/OntologyClass:HumanGen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ouseGene" xlink:type="simple">MouseGene</text:a> (<text:a xlink:href="http://mappings.dbpedia.org/index.php/OntologyClass:MouseGen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Hormone" xlink:type="simple">Hormone</text:a> (<text:a xlink:href="http://mappings.dbpedia.org/index.php/OntologyClass:Hormon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Lipid" xlink:type="simple">Lipid</text:a> (<text:a xlink:href="http://mappings.dbpedia.org/index.php/OntologyClass:Lipid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olysaccharide" xlink:type="simple">Polysaccharide</text:a> (<text:a xlink:href="http://mappings.dbpedia.org/index.php/OntologyClass:Polysaccharid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Protein" xlink:type="simple">Protein</text:a> (<text:a xlink:href="http://mappings.dbpedia.org/index.php/OntologyClass:Protein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Blazon" xlink:type="simple">Blazon</text:a> (<text:a xlink:href="http://mappings.dbpedia.org/index.php/OntologyClass:Blaz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hartsPlacements" xlink:type="simple">ChartsPlacements</text:a> (<text:a xlink:href="http://mappings.dbpedia.org/index.php/OntologyClass:ChartsPlacements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hemicalSubstance" xlink:type="simple">ChemicalSubstance</text:a> (<text:a xlink:href="http://mappings.dbpedia.org/index.php/OntologyClass:ChemicalSubstanc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hemicalCompound" xlink:type="simple">ChemicalCompound</text:a> (<text:a xlink:href="http://mappings.dbpedia.org/index.php/OntologyClass:ChemicalCompound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hemicalElement" xlink:type="simple">ChemicalElement</text:a> (<text:a xlink:href="http://mappings.dbpedia.org/index.php/OntologyClass:ChemicalElemen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Drug" xlink:type="simple">Drug</text:a> (<text:a xlink:href="http://mappings.dbpedia.org/index.php/OntologyClass:Drug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ombinationDrug" xlink:type="simple">CombinationDrug</text:a> (<text:a xlink:href="http://mappings.dbpedia.org/index.php/OntologyClass:CombinationDrug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onoclonalAntibody" xlink:type="simple">MonoclonalAntibody</text:a> (<text:a xlink:href="http://mappings.dbpedia.org/index.php/OntologyClass:MonoclonalAntibody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Vaccine" xlink:type="simple">Vaccine</text:a> (<text:a xlink:href="http://mappings.dbpedia.org/index.php/OntologyClass:Vaccin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Mineral" xlink:type="simple">Mineral</text:a> (<text:a xlink:href="http://mappings.dbpedia.org/index.php/OntologyClass:Mineral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Colour" xlink:type="simple">Colour</text:a> (<text:a xlink:href="http://mappings.dbpedia.org/index.php/OntologyClass:Colou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urrency" xlink:type="simple">Currency</text:a> (<text:a xlink:href="http://mappings.dbpedia.org/index.php/OntologyClass:Currenc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Demographics" xlink:type="simple">Demographics</text:a> (<text:a xlink:href="http://mappings.dbpedia.org/index.php/OntologyClass:Demographics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Depth" xlink:type="simple">Depth</text:a> (<text:a xlink:href="http://mappings.dbpedia.org/index.php/OntologyClass:Depth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Device" xlink:type="simple">Device</text:a> (<text:a xlink:href="http://mappings.dbpedia.org/index.php/OntologyClass:Devic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Battery" xlink:type="simple">Battery</text:a> (<text:a xlink:href="http://mappings.dbpedia.org/index.php/OntologyClass:Battery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Camera" xlink:type="simple">Camera</text:a> (<text:a xlink:href="http://mappings.dbpedia.org/index.php/OntologyClass:Camera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DigitalCamera" xlink:type="simple">DigitalCamera</text:a> (<text:a xlink:href="http://mappings.dbpedia.org/index.php/OntologyClass:DigitalCamera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Engine" xlink:type="simple">Engine</text:a> (<text:a xlink:href="http://mappings.dbpedia.org/index.php/OntologyClass:Engin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utomobileEngine" xlink:type="simple">AutomobileEngine</text:a> (<text:a xlink:href="http://mappings.dbpedia.org/index.php/OntologyClass:AutomobileEngin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RocketEngine" xlink:type="simple">RocketEngine</text:a> (<text:a xlink:href="http://mappings.dbpedia.org/index.php/OntologyClass:RocketEngin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InformationAppliance" xlink:type="simple">InformationAppliance</text:a> (<text:a xlink:href="http://mappings.dbpedia.org/index.php/OntologyClass:InformationApplianc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Instrument" xlink:type="simple">Instrument</text:a> (<text:a xlink:href="http://mappings.dbpedia.org/index.php/OntologyClass:Instrumen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Guitar" xlink:type="simple">Guitar</text:a> (<text:a xlink:href="http://mappings.dbpedia.org/index.php/OntologyClass:Guitar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Organ" xlink:type="simple">Organ</text:a> (<text:a xlink:href="http://mappings.dbpedia.org/index.php/OntologyClass:Orga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obilePhone" xlink:type="simple">MobilePhone</text:a> (<text:a xlink:href="http://mappings.dbpedia.org/index.php/OntologyClass:MobilePhon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Weapon" xlink:type="simple">Weapon</text:a> (<text:a xlink:href="http://mappings.dbpedia.org/index.php/OntologyClass:Weapon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Diploma" xlink:type="simple">Diploma</text:a> (<text:a xlink:href="http://mappings.dbpedia.org/index.php/OntologyClass:Diploma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Disease" xlink:type="simple">Disease</text:a> (<text:a xlink:href="http://mappings.dbpedia.org/index.php/OntologyClass:Diseas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ElectionDiagram" xlink:type="simple">ElectionDiagram</text:a> (<text:a xlink:href="http://mappings.dbpedia.org/index.php/OntologyClass:ElectionDiagram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ElectricalSubstation" xlink:type="simple">ElectricalSubstation</text:a> (<text:a xlink:href="http://mappings.dbpedia.org/index.php/OntologyClass:ElectricalSubstat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EthnicGroup" xlink:type="simple">EthnicGroup</text:a> (<text:a xlink:href="http://mappings.dbpedia.org/index.php/OntologyClass:EthnicGroup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Event" xlink:type="simple">Event</text:a> (<text:a xlink:href="http://mappings.dbpedia.org/index.php/OntologyClass:Even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ompetition" xlink:type="simple">Competition</text:a> (<text:a xlink:href="http://mappings.dbpedia.org/index.php/OntologyClass:Competition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Contest" xlink:type="simple">Contest</text:a> (<text:a xlink:href="http://mappings.dbpedia.org/index.php/OntologyClass:Contes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LifeCycleEvent" xlink:type="simple">LifeCycleEvent</text:a> (<text:a xlink:href="http://mappings.dbpedia.org/index.php/OntologyClass:LifeCycleEven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ersonalEvent" xlink:type="simple">PersonalEvent</text:a> (<text:a xlink:href="http://mappings.dbpedia.org/index.php/OntologyClass:PersonalEven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NaturalEvent" xlink:type="simple">NaturalEvent</text:a> (<text:a xlink:href="http://mappings.dbpedia.org/index.php/OntologyClass:NaturalEven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Earthquake" xlink:type="simple">Earthquake</text:a> (<text:a xlink:href="http://mappings.dbpedia.org/index.php/OntologyClass:Earthquak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olarEclipse" xlink:type="simple">SolarEclipse</text:a> (<text:a xlink:href="http://mappings.dbpedia.org/index.php/OntologyClass:SolarEclips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tormSurge" xlink:type="simple">StormSurge</text:a> (<text:a xlink:href="http://mappings.dbpedia.org/index.php/OntologyClass:StormSurg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enaltyShootOut" xlink:type="simple">PenaltyShootOut</text:a> (<text:a xlink:href="http://mappings.dbpedia.org/index.php/OntologyClass:PenaltyShootOu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ocietalEvent" xlink:type="simple">SocietalEvent</text:a> (<text:a xlink:href="http://mappings.dbpedia.org/index.php/OntologyClass:SocietalEven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cademicConference" xlink:type="simple">AcademicConference</text:a> (<text:a xlink:href="http://mappings.dbpedia.org/index.php/OntologyClass:AcademicConferenc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Attack" xlink:type="simple">Attack</text:a> (<text:a xlink:href="http://mappings.dbpedia.org/index.php/OntologyClass:Attack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onvention" xlink:type="simple">Convention</text:a> (<text:a xlink:href="http://mappings.dbpedia.org/index.php/OntologyClass:Convention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Election" xlink:type="simple">Election</text:a> (<text:a xlink:href="http://mappings.dbpedia.org/index.php/OntologyClass:Elect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FilmFestival" xlink:type="simple">FilmFestival</text:a> (<text:a xlink:href="http://mappings.dbpedia.org/index.php/OntologyClass:FilmFestival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HistoricalEvent" xlink:type="simple">HistoricalEvent</text:a> (<text:a xlink:href="http://mappings.dbpedia.org/index.php/OntologyClass:HistoricalEven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Meeting" xlink:type="simple">Meeting</text:a> (<text:a xlink:href="http://mappings.dbpedia.org/index.php/OntologyClass:Meeting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ilitaryConflict" xlink:type="simple">MilitaryConflict</text:a> (<text:a xlink:href="http://mappings.dbpedia.org/index.php/OntologyClass:MilitaryConflic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usicFestival" xlink:type="simple">MusicFestival</text:a> (<text:a xlink:href="http://mappings.dbpedia.org/index.php/OntologyClass:MusicFestival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Rebellion" xlink:type="simple">Rebellion</text:a> (<text:a xlink:href="http://mappings.dbpedia.org/index.php/OntologyClass:Rebell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paceMission" xlink:type="simple">SpaceMission</text:a> (<text:a xlink:href="http://mappings.dbpedia.org/index.php/OntologyClass:SpaceMiss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portsEvent" xlink:type="simple">SportsEvent</text:a> (<text:a xlink:href="http://mappings.dbpedia.org/index.php/OntologyClass:SportsEven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yclingCompetition" xlink:type="simple">CyclingCompetition</text:a> (<text:a xlink:href="http://mappings.dbpedia.org/index.php/OntologyClass:CyclingCompetit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FootballMatch" xlink:type="simple">FootballMatch</text:a> (<text:a xlink:href="http://mappings.dbpedia.org/index.php/OntologyClass:FootballMatch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GrandPrix" xlink:type="simple">GrandPrix</text:a> (<text:a xlink:href="http://mappings.dbpedia.org/index.php/OntologyClass:GrandPrix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InternationalFootballLeagueEvent" xlink:type="simple">InternationalFootballLeagueEvent</text:a> (<text:a xlink:href="http://mappings.dbpedia.org/index.php/OntologyClass:InternationalFootballLeagueEven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ixedMartialArtsEvent" xlink:type="simple">MixedMartialArtsEvent</text:a> (<text:a xlink:href="http://mappings.dbpedia.org/index.php/OntologyClass:MixedMartialArtsEven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NationalFootballLeagueEvent" xlink:type="simple">NationalFootballLeagueEvent</text:a> (<text:a xlink:href="http://mappings.dbpedia.org/index.php/OntologyClass:NationalFootballLeagueEven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Olympics" xlink:type="simple">Olympics</text:a> (<text:a xlink:href="http://mappings.dbpedia.org/index.php/OntologyClass:Olympics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OlympicEvent" xlink:type="simple">OlympicEvent</text:a> (<text:a xlink:href="http://mappings.dbpedia.org/index.php/OntologyClass:OlympicEven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Race" xlink:type="simple">Race</text:a> (<text:a xlink:href="http://mappings.dbpedia.org/index.php/OntologyClass:Rac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yclingRace" xlink:type="simple">CyclingRace</text:a> (<text:a xlink:href="http://mappings.dbpedia.org/index.php/OntologyClass:CyclingRac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HorseRace" xlink:type="simple">HorseRace</text:a> (<text:a xlink:href="http://mappings.dbpedia.org/index.php/OntologyClass:HorseRac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otorRace" xlink:type="simple">MotorRace</text:a> (<text:a xlink:href="http://mappings.dbpedia.org/index.php/OntologyClass:MotorRac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Tournament" xlink:type="simple">Tournament</text:a> (<text:a xlink:href="http://mappings.dbpedia.org/index.php/OntologyClass:Tournamen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GolfTournament" xlink:type="simple">GolfTournament</text:a> (<text:a xlink:href="http://mappings.dbpedia.org/index.php/OntologyClass:GolfTournamen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occerTournament" xlink:type="simple">SoccerTournament</text:a> (<text:a xlink:href="http://mappings.dbpedia.org/index.php/OntologyClass:SoccerTournamen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TennisTournament" xlink:type="simple">TennisTournament</text:a> (<text:a xlink:href="http://mappings.dbpedia.org/index.php/OntologyClass:TennisTournamen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WomensTennisAssociationTournament" xlink:type="simple">WomensTennisAssociationTournament</text:a> (<text:a xlink:href="http://mappings.dbpedia.org/index.php/OntologyClass:WomensTennisAssociationTournamen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WrestlingEvent" xlink:type="simple">WrestlingEvent</text:a> (<text:a xlink:href="http://mappings.dbpedia.org/index.php/OntologyClass:WrestlingEven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Flag" xlink:type="simple">Flag</text:a> (<text:a xlink:href="http://mappings.dbpedia.org/index.php/OntologyClass:Flag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Food" xlink:type="simple">Food</text:a> (<text:a xlink:href="http://mappings.dbpedia.org/index.php/OntologyClass:Food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Beverage" xlink:type="simple">Beverage</text:a> (<text:a xlink:href="http://mappings.dbpedia.org/index.php/OntologyClass:Beverag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Beer" xlink:type="simple">Beer</text:a> (<text:a xlink:href="http://mappings.dbpedia.org/index.php/OntologyClass:Beer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Vodka" xlink:type="simple">Vodka</text:a> (<text:a xlink:href="http://mappings.dbpedia.org/index.php/OntologyClass:Vodka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Wine" xlink:type="simple">Wine</text:a> (<text:a xlink:href="http://mappings.dbpedia.org/index.php/OntologyClass:Win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ontrolledDesignationOfOriginWine" xlink:type="simple">ControlledDesignationOfOriginWine</text:a> (<text:a xlink:href="http://mappings.dbpedia.org/index.php/OntologyClass:ControlledDesignationOfOriginWin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Cheese" xlink:type="simple">Cheese</text:a> (<text:a xlink:href="http://mappings.dbpedia.org/index.php/OntologyClass:Chees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GeneLocation" xlink:type="simple">GeneLocation</text:a> (<text:a xlink:href="http://mappings.dbpedia.org/index.php/OntologyClass:GeneLocat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HumanGeneLocation" xlink:type="simple">HumanGeneLocation</text:a> (<text:a xlink:href="http://mappings.dbpedia.org/index.php/OntologyClass:HumanGeneLocat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ouseGeneLocation" xlink:type="simple">MouseGeneLocation</text:a> (<text:a xlink:href="http://mappings.dbpedia.org/index.php/OntologyClass:MouseGeneLocat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GrossDomesticProduct" xlink:type="simple">GrossDomesticProduct</text:a> (<text:a xlink:href="http://mappings.dbpedia.org/index.php/OntologyClass:GrossDomesticProduc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GrossDomesticProductPerCapita" xlink:type="simple">GrossDomesticProductPerCapita</text:a> (<text:a xlink:href="http://mappings.dbpedia.org/index.php/OntologyClass:GrossDomesticProductPerCapita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Holiday" xlink:type="simple">Holiday</text:a> (<text:a xlink:href="http://mappings.dbpedia.org/index.php/OntologyClass:Holida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Identifier" xlink:type="simple">Identifier</text:a> (<text:a xlink:href="http://mappings.dbpedia.org/index.php/OntologyClass:Identifi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TopLevelDomain" xlink:type="simple">TopLevelDomain</text:a> (<text:a xlink:href="http://mappings.dbpedia.org/index.php/OntologyClass:TopLevelDomai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Language" xlink:type="simple">Language</text:a> (<text:a xlink:href="http://mappings.dbpedia.org/index.php/OntologyClass:Languag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rogrammingLanguage" xlink:type="simple">ProgrammingLanguage</text:a> (<text:a xlink:href="http://mappings.dbpedia.org/index.php/OntologyClass:ProgrammingLanguag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List" xlink:type="simple">List</text:a> (<text:a xlink:href="http://mappings.dbpedia.org/index.php/OntologyClass:Lis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TrackList" xlink:type="simple">TrackList</text:a> (<text:a xlink:href="http://mappings.dbpedia.org/index.php/OntologyClass:TrackLis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eanOfTransportation" xlink:type="simple">MeanOfTransportation</text:a> (<text:a xlink:href="http://mappings.dbpedia.org/index.php/OntologyClass:MeanOfTransportation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Aircraft" xlink:type="simple">Aircraft</text:a> (<text:a xlink:href="http://mappings.dbpedia.org/index.php/OntologyClass:Aircraf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ilitaryAircraft" xlink:type="simple">MilitaryAircraft</text:a> (<text:a xlink:href="http://mappings.dbpedia.org/index.php/OntologyClass:MilitaryAircraf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utomobile" xlink:type="simple">Automobile</text:a> (<text:a xlink:href="http://mappings.dbpedia.org/index.php/OntologyClass:Automobil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Locomotive" xlink:type="simple">Locomotive</text:a> (<text:a xlink:href="http://mappings.dbpedia.org/index.php/OntologyClass:Locomotiv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ilitaryVehicle" xlink:type="simple">MilitaryVehicle</text:a> (<text:a xlink:href="http://mappings.dbpedia.org/index.php/OntologyClass:MilitaryVehicl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otorcycle" xlink:type="simple">Motorcycle</text:a> (<text:a xlink:href="http://mappings.dbpedia.org/index.php/OntologyClass:Motorcycl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On-SiteTransportation" xlink:type="simple">On-SiteTransportation</text:a> (<text:a xlink:href="http://mappings.dbpedia.org/index.php/OntologyClass:On-SiteTransportat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onveyorSystem" xlink:type="simple">ConveyorSystem</text:a> (<text:a xlink:href="http://mappings.dbpedia.org/index.php/OntologyClass:ConveyorSystem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Escalator" xlink:type="simple">Escalator</text:a> (<text:a xlink:href="http://mappings.dbpedia.org/index.php/OntologyClass:Escalato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ovingWalkway" xlink:type="simple">MovingWalkway</text:a> (<text:a xlink:href="http://mappings.dbpedia.org/index.php/OntologyClass:MovingWalkway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Rocket" xlink:type="simple">Rocket</text:a> (<text:a xlink:href="http://mappings.dbpedia.org/index.php/OntologyClass:Rocke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Ship" xlink:type="simple">Ship</text:a> (<text:a xlink:href="http://mappings.dbpedia.org/index.php/OntologyClass:Ship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paceShuttle" xlink:type="simple">SpaceShuttle</text:a> (<text:a xlink:href="http://mappings.dbpedia.org/index.php/OntologyClass:SpaceShuttl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paceStation" xlink:type="simple">SpaceStation</text:a> (<text:a xlink:href="http://mappings.dbpedia.org/index.php/OntologyClass:SpaceStat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pacecraft" xlink:type="simple">Spacecraft</text:a> (<text:a xlink:href="http://mappings.dbpedia.org/index.php/OntologyClass:Spacecraf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Train" xlink:type="simple">Train</text:a> (<text:a xlink:href="http://mappings.dbpedia.org/index.php/OntologyClass:Trai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TrainCarriage" xlink:type="simple">TrainCarriage</text:a> (<text:a xlink:href="http://mappings.dbpedia.org/index.php/OntologyClass:TrainCarriag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Tram" xlink:type="simple">Tram</text:a> (<text:a xlink:href="http://mappings.dbpedia.org/index.php/OntologyClass:Tram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Media" xlink:type="simple">Media</text:a> (<text:a xlink:href="http://mappings.dbpedia.org/index.php/OntologyClass:Media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edicalSpecialty" xlink:type="simple">MedicalSpecialty</text:a> (<text:a xlink:href="http://mappings.dbpedia.org/index.php/OntologyClass:MedicalSpecialt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edicine" xlink:type="simple">Medicine</text:a> (<text:a xlink:href="http://mappings.dbpedia.org/index.php/OntologyClass:Medicin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Name" xlink:type="simple">Name</text:a> (<text:a xlink:href="http://mappings.dbpedia.org/index.php/OntologyClass:Nam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GivenName" xlink:type="simple">GivenName</text:a> (<text:a xlink:href="http://mappings.dbpedia.org/index.php/OntologyClass:GivenNam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Surname" xlink:type="simple">Surname</text:a> (<text:a xlink:href="http://mappings.dbpedia.org/index.php/OntologyClass:Surnam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ersonFunction" xlink:type="simple">PersonFunction</text:a> (<text:a xlink:href="http://mappings.dbpedia.org/index.php/OntologyClass:PersonFunct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oliticalFunction" xlink:type="simple">PoliticalFunction</text:a> (<text:a xlink:href="http://mappings.dbpedia.org/index.php/OntologyClass:PoliticalFunct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rofession" xlink:type="simple">Profession</text:a> (<text:a xlink:href="http://mappings.dbpedia.org/index.php/OntologyClass:Profession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Place" xlink:type="simple">Place</text:a> (<text:a xlink:href="http://mappings.dbpedia.org/index.php/OntologyClass:Plac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rchitecturalStructure" xlink:type="simple">ArchitecturalStructure</text:a> (<text:a xlink:href="http://mappings.dbpedia.org/index.php/OntologyClass:ArchitecturalStructur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musementParkAttraction" xlink:type="simple">AmusementParkAttraction</text:a> (<text:a xlink:href="http://mappings.dbpedia.org/index.php/OntologyClass:AmusementParkAttract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RollerCoaster" xlink:type="simple">RollerCoaster</text:a> (<text:a xlink:href="http://mappings.dbpedia.org/index.php/OntologyClass:RollerCoast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WaterRide" xlink:type="simple">WaterRide</text:a> (<text:a xlink:href="http://mappings.dbpedia.org/index.php/OntologyClass:WaterRid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Arena" xlink:type="simple">Arena</text:a> (<text:a xlink:href="http://mappings.dbpedia.org/index.php/OntologyClass:Arena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Building" xlink:type="simple">Building</text:a> (<text:a xlink:href="http://mappings.dbpedia.org/index.php/OntologyClass:Building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Casino" xlink:type="simple">Casino</text:a> (<text:a xlink:href="http://mappings.dbpedia.org/index.php/OntologyClass:Casino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Castle" xlink:type="simple">Castle</text:a> (<text:a xlink:href="http://mappings.dbpedia.org/index.php/OntologyClass:Castl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Factory" xlink:type="simple">Factory</text:a> (<text:a xlink:href="http://mappings.dbpedia.org/index.php/OntologyClass:Factor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HistoricBuilding" xlink:type="simple">HistoricBuilding</text:a> (<text:a xlink:href="http://mappings.dbpedia.org/index.php/OntologyClass:HistoricBuilding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Hospital" xlink:type="simple">Hospital</text:a> (<text:a xlink:href="http://mappings.dbpedia.org/index.php/OntologyClass:Hospital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Hotel" xlink:type="simple">Hotel</text:a> (<text:a xlink:href="http://mappings.dbpedia.org/index.php/OntologyClass:Hotel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Museum" xlink:type="simple">Museum</text:a> (<text:a xlink:href="http://mappings.dbpedia.org/index.php/OntologyClass:Museum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Prison" xlink:type="simple">Prison</text:a> (<text:a xlink:href="http://mappings.dbpedia.org/index.php/OntologyClass:Pris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ReligiousBuilding" xlink:type="simple">ReligiousBuilding</text:a> (<text:a xlink:href="http://mappings.dbpedia.org/index.php/OntologyClass:ReligiousBuilding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Church" xlink:type="simple">Church</text:a> (<text:a xlink:href="http://mappings.dbpedia.org/index.php/OntologyClass:Church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onastery" xlink:type="simple">Monastery</text:a> (<text:a xlink:href="http://mappings.dbpedia.org/index.php/OntologyClass:Monastery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Mosque" xlink:type="simple">Mosque</text:a> (<text:a xlink:href="http://mappings.dbpedia.org/index.php/OntologyClass:Mosqu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Shrine" xlink:type="simple">Shrine</text:a> (<text:a xlink:href="http://mappings.dbpedia.org/index.php/OntologyClass:Shrin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ynagogue" xlink:type="simple">Synagogue</text:a> (<text:a xlink:href="http://mappings.dbpedia.org/index.php/OntologyClass:Synagogu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Temple" xlink:type="simple">Temple</text:a> (<text:a xlink:href="http://mappings.dbpedia.org/index.php/OntologyClass:Templ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Restaurant" xlink:type="simple">Restaurant</text:a> (<text:a xlink:href="http://mappings.dbpedia.org/index.php/OntologyClass:Restauran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hoppingMall" xlink:type="simple">ShoppingMall</text:a> (<text:a xlink:href="http://mappings.dbpedia.org/index.php/OntologyClass:ShoppingMall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kyscraper" xlink:type="simple">Skyscraper</text:a> (<text:a xlink:href="http://mappings.dbpedia.org/index.php/OntologyClass:Skyscraper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Venue" xlink:type="simple">Venue</text:a> (<text:a xlink:href="http://mappings.dbpedia.org/index.php/OntologyClass:Venu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Cinema" xlink:type="simple">Cinema</text:a> (<text:a xlink:href="http://mappings.dbpedia.org/index.php/OntologyClass:Cinema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Stadium" xlink:type="simple">Stadium</text:a> (<text:a xlink:href="http://mappings.dbpedia.org/index.php/OntologyClass:Stadium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Theatre" xlink:type="simple">Theatre</text:a> (<text:a xlink:href="http://mappings.dbpedia.org/index.php/OntologyClass:Theatr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Infrastructure" xlink:type="simple">Infrastructure</text:a> (<text:a xlink:href="http://mappings.dbpedia.org/index.php/OntologyClass:Infrastructur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Airport" xlink:type="simple">Airport</text:a> (<text:a xlink:href="http://mappings.dbpedia.org/index.php/OntologyClass:Airpor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Dam" xlink:type="simple">Dam</text:a> (<text:a xlink:href="http://mappings.dbpedia.org/index.php/OntologyClass:Dam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Dike" xlink:type="simple">Dike</text:a> (<text:a xlink:href="http://mappings.dbpedia.org/index.php/OntologyClass:Dik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LaunchPad" xlink:type="simple">LaunchPad</text:a> (<text:a xlink:href="http://mappings.dbpedia.org/index.php/OntologyClass:LaunchPad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Lock" xlink:type="simple">Lock</text:a> (<text:a xlink:href="http://mappings.dbpedia.org/index.php/OntologyClass:Lock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Port" xlink:type="simple">Port</text:a> (<text:a xlink:href="http://mappings.dbpedia.org/index.php/OntologyClass:Por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owerStation" xlink:type="simple">PowerStation</text:a> (<text:a xlink:href="http://mappings.dbpedia.org/index.php/OntologyClass:PowerStat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NuclearPowerStation" xlink:type="simple">NuclearPowerStation</text:a> (<text:a xlink:href="http://mappings.dbpedia.org/index.php/OntologyClass:NuclearPowerStat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RestArea" xlink:type="simple">RestArea</text:a> (<text:a xlink:href="http://mappings.dbpedia.org/index.php/OntologyClass:RestArea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RouteOfTransportation" xlink:type="simple">RouteOfTransportation</text:a> (<text:a xlink:href="http://mappings.dbpedia.org/index.php/OntologyClass:RouteOfTransportation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Bridge" xlink:type="simple">Bridge</text:a> (<text:a xlink:href="http://mappings.dbpedia.org/index.php/OntologyClass:Bridg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RailwayLine" xlink:type="simple">RailwayLine</text:a> (<text:a xlink:href="http://mappings.dbpedia.org/index.php/OntologyClass:RailwayLin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RailwayTunnel" xlink:type="simple">RailwayTunnel</text:a> (<text:a xlink:href="http://mappings.dbpedia.org/index.php/OntologyClass:RailwayTunnel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Road" xlink:type="simple">Road</text:a> (<text:a xlink:href="http://mappings.dbpedia.org/index.php/OntologyClass:Road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RoadJunction" xlink:type="simple">RoadJunction</text:a> (<text:a xlink:href="http://mappings.dbpedia.org/index.php/OntologyClass:RoadJunct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RoadTunnel" xlink:type="simple">RoadTunnel</text:a> (<text:a xlink:href="http://mappings.dbpedia.org/index.php/OntologyClass:RoadTunnel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WaterwayTunnel" xlink:type="simple">WaterwayTunnel</text:a> (<text:a xlink:href="http://mappings.dbpedia.org/index.php/OntologyClass:WaterwayTunnel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Station" xlink:type="simple">Station</text:a> (<text:a xlink:href="http://mappings.dbpedia.org/index.php/OntologyClass:Stat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etroStation" xlink:type="simple">MetroStation</text:a> (<text:a xlink:href="http://mappings.dbpedia.org/index.php/OntologyClass:MetroStat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RailwayStation" xlink:type="simple">RailwayStation</text:a> (<text:a xlink:href="http://mappings.dbpedia.org/index.php/OntologyClass:RailwayStat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RouteStop" xlink:type="simple">RouteStop</text:a> (<text:a xlink:href="http://mappings.dbpedia.org/index.php/OntologyClass:RouteStop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TramStation" xlink:type="simple">TramStation</text:a> (<text:a xlink:href="http://mappings.dbpedia.org/index.php/OntologyClass:TramStat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ilitaryStructure" xlink:type="simple">MilitaryStructure</text:a> (<text:a xlink:href="http://mappings.dbpedia.org/index.php/OntologyClass:MilitaryStructur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Fort" xlink:type="simple">Fort</text:a> (<text:a xlink:href="http://mappings.dbpedia.org/index.php/OntologyClass:For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Mill" xlink:type="simple">Mill</text:a> (<text:a xlink:href="http://mappings.dbpedia.org/index.php/OntologyClass:Mill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Treadmill" xlink:type="simple">Treadmill</text:a> (<text:a xlink:href="http://mappings.dbpedia.org/index.php/OntologyClass:Treadmill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Watermill" xlink:type="simple">Watermill</text:a> (<text:a xlink:href="http://mappings.dbpedia.org/index.php/OntologyClass:Watermill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WindMotor" xlink:type="simple">WindMotor</text:a> (<text:a xlink:href="http://mappings.dbpedia.org/index.php/OntologyClass:WindMoto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Windmill" xlink:type="simple">Windmill</text:a> (<text:a xlink:href="http://mappings.dbpedia.org/index.php/OntologyClass:Windmill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onument" xlink:type="simple">Monument</text:a> (<text:a xlink:href="http://mappings.dbpedia.org/index.php/OntologyClass:Monumen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GraveMonument" xlink:type="simple">GraveMonument</text:a> (<text:a xlink:href="http://mappings.dbpedia.org/index.php/OntologyClass:GraveMonumen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emorial" xlink:type="simple">Memorial</text:a> (<text:a xlink:href="http://mappings.dbpedia.org/index.php/OntologyClass:Memorial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Pyramid" xlink:type="simple">Pyramid</text:a> (<text:a xlink:href="http://mappings.dbpedia.org/index.php/OntologyClass:Pyramid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portFacility" xlink:type="simple">SportFacility</text:a> (<text:a xlink:href="http://mappings.dbpedia.org/index.php/OntologyClass:SportFacilit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ricketGround" xlink:type="simple">CricketGround</text:a> (<text:a xlink:href="http://mappings.dbpedia.org/index.php/OntologyClass:CricketGround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GolfCourse" xlink:type="simple">GolfCourse</text:a> (<text:a xlink:href="http://mappings.dbpedia.org/index.php/OntologyClass:GolfCours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RaceTrack" xlink:type="simple">RaceTrack</text:a> (<text:a xlink:href="http://mappings.dbpedia.org/index.php/OntologyClass:RaceTrack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Racecourse" xlink:type="simple">Racecourse</text:a> (<text:a xlink:href="http://mappings.dbpedia.org/index.php/OntologyClass:Racecours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SkiArea" xlink:type="simple">SkiArea</text:a> (<text:a xlink:href="http://mappings.dbpedia.org/index.php/OntologyClass:SkiArea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kiResort" xlink:type="simple">SkiResort</text:a> (<text:a xlink:href="http://mappings.dbpedia.org/index.php/OntologyClass:SkiResor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Square" xlink:type="simple">Square</text:a> (<text:a xlink:href="http://mappings.dbpedia.org/index.php/OntologyClass:Squar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Tower" xlink:type="simple">Tower</text:a> (<text:a xlink:href="http://mappings.dbpedia.org/index.php/OntologyClass:Tow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Lighthouse" xlink:type="simple">Lighthouse</text:a> (<text:a xlink:href="http://mappings.dbpedia.org/index.php/OntologyClass:Lighthous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WaterTower" xlink:type="simple">WaterTower</text:a> (<text:a xlink:href="http://mappings.dbpedia.org/index.php/OntologyClass:WaterTower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Tunnel" xlink:type="simple">Tunnel</text:a> (<text:a xlink:href="http://mappings.dbpedia.org/index.php/OntologyClass:Tunnel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Zoo" xlink:type="simple">Zoo</text:a> (<text:a xlink:href="http://mappings.dbpedia.org/index.php/OntologyClass:Zoo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elestialBody" xlink:type="simple">CelestialBody</text:a> (<text:a xlink:href="http://mappings.dbpedia.org/index.php/OntologyClass:CelestialBody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Asteroid" xlink:type="simple">Asteroid</text:a> (<text:a xlink:href="http://mappings.dbpedia.org/index.php/OntologyClass:Asteroid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onstellation" xlink:type="simple">Constellation</text:a> (<text:a xlink:href="http://mappings.dbpedia.org/index.php/OntologyClass:Constellation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Galaxy" xlink:type="simple">Galaxy</text:a> (<text:a xlink:href="http://mappings.dbpedia.org/index.php/OntologyClass:Galaxy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Planet" xlink:type="simple">Planet</text:a> (<text:a xlink:href="http://mappings.dbpedia.org/index.php/OntologyClass:Plane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Satellite" xlink:type="simple">Satellite</text:a> (<text:a xlink:href="http://mappings.dbpedia.org/index.php/OntologyClass:Satellit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rtificialSatellite" xlink:type="simple">ArtificialSatellite</text:a> (<text:a xlink:href="http://mappings.dbpedia.org/index.php/OntologyClass:ArtificialSatellit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Star" xlink:type="simple">Star</text:a> (<text:a xlink:href="http://mappings.dbpedia.org/index.php/OntologyClass:Sta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BrownDwarf" xlink:type="simple">BrownDwarf</text:a> (<text:a xlink:href="http://mappings.dbpedia.org/index.php/OntologyClass:BrownDwarf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Swarm" xlink:type="simple">Swarm</text:a> (<text:a xlink:href="http://mappings.dbpedia.org/index.php/OntologyClass:Swarm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Globularswarm" xlink:type="simple">Globularswarm</text:a> (<text:a xlink:href="http://mappings.dbpedia.org/index.php/OntologyClass:Globularswarm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Openswarm" xlink:type="simple">Openswarm</text:a> (<text:a xlink:href="http://mappings.dbpedia.org/index.php/OntologyClass:Openswarm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emetery" xlink:type="simple">Cemetery</text:a> (<text:a xlink:href="http://mappings.dbpedia.org/index.php/OntologyClass:Cemeter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oncentrationCamp" xlink:type="simple">ConcentrationCamp</text:a> (<text:a xlink:href="http://mappings.dbpedia.org/index.php/OntologyClass:ConcentrationCamp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ountrySeat" xlink:type="simple">CountrySeat</text:a> (<text:a xlink:href="http://mappings.dbpedia.org/index.php/OntologyClass:CountrySea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Garden" xlink:type="simple">Garden</text:a> (<text:a xlink:href="http://mappings.dbpedia.org/index.php/OntologyClass:Garde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HistoricPlace" xlink:type="simple">HistoricPlace</text:a> (<text:a xlink:href="http://mappings.dbpedia.org/index.php/OntologyClass:HistoricPlac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Mine" xlink:type="simple">Mine</text:a> (<text:a xlink:href="http://mappings.dbpedia.org/index.php/OntologyClass:Min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CoalPit" xlink:type="simple">CoalPit</text:a> (<text:a xlink:href="http://mappings.dbpedia.org/index.php/OntologyClass:CoalPi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NaturalPlace" xlink:type="simple">NaturalPlace</text:a> (<text:a xlink:href="http://mappings.dbpedia.org/index.php/OntologyClass:NaturalPlac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rchipelago" xlink:type="simple">Archipelago</text:a> (<text:a xlink:href="http://mappings.dbpedia.org/index.php/OntologyClass:Archipelago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Beach" xlink:type="simple">Beach</text:a> (<text:a xlink:href="http://mappings.dbpedia.org/index.php/OntologyClass:Beach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BodyOfWater" xlink:type="simple">BodyOfWater</text:a> (<text:a xlink:href="http://mappings.dbpedia.org/index.php/OntologyClass:BodyOfWater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Bay" xlink:type="simple">Bay</text:a> (<text:a xlink:href="http://mappings.dbpedia.org/index.php/OntologyClass:Bay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Lake" xlink:type="simple">Lake</text:a> (<text:a xlink:href="http://mappings.dbpedia.org/index.php/OntologyClass:Lak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Ocean" xlink:type="simple">Ocean</text:a> (<text:a xlink:href="http://mappings.dbpedia.org/index.php/OntologyClass:Ocean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Sea" xlink:type="simple">Sea</text:a> (<text:a xlink:href="http://mappings.dbpedia.org/index.php/OntologyClass:Sea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Stream" xlink:type="simple">Stream</text:a> (<text:a xlink:href="http://mappings.dbpedia.org/index.php/OntologyClass:Stream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Canal" xlink:type="simple">Canal</text:a> (<text:a xlink:href="http://mappings.dbpedia.org/index.php/OntologyClass:Canal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River" xlink:type="simple">River</text:a> (<text:a xlink:href="http://mappings.dbpedia.org/index.php/OntologyClass:River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Cape" xlink:type="simple">Cape</text:a> (<text:a xlink:href="http://mappings.dbpedia.org/index.php/OntologyClass:Cap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Cave" xlink:type="simple">Cave</text:a> (<text:a xlink:href="http://mappings.dbpedia.org/index.php/OntologyClass:Cav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Crater" xlink:type="simple">Crater</text:a> (<text:a xlink:href="http://mappings.dbpedia.org/index.php/OntologyClass:Crat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LunarCrater" xlink:type="simple">LunarCrater</text:a> (<text:a xlink:href="http://mappings.dbpedia.org/index.php/OntologyClass:LunarCrater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Desert" xlink:type="simple">Desert</text:a> (<text:a xlink:href="http://mappings.dbpedia.org/index.php/OntologyClass:Deser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Forest" xlink:type="simple">Forest</text:a> (<text:a xlink:href="http://mappings.dbpedia.org/index.php/OntologyClass:Fores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Glacier" xlink:type="simple">Glacier</text:a> (<text:a xlink:href="http://mappings.dbpedia.org/index.php/OntologyClass:Glaci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HotSpring" xlink:type="simple">HotSpring</text:a> (<text:a xlink:href="http://mappings.dbpedia.org/index.php/OntologyClass:HotSpring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ountain" xlink:type="simple">Mountain</text:a> (<text:a xlink:href="http://mappings.dbpedia.org/index.php/OntologyClass:Mountai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ountainPass" xlink:type="simple">MountainPass</text:a> (<text:a xlink:href="http://mappings.dbpedia.org/index.php/OntologyClass:MountainPass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ountainRange" xlink:type="simple">MountainRange</text:a> (<text:a xlink:href="http://mappings.dbpedia.org/index.php/OntologyClass:MountainRang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Valley" xlink:type="simple">Valley</text:a> (<text:a xlink:href="http://mappings.dbpedia.org/index.php/OntologyClass:Valley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Volcano" xlink:type="simple">Volcano</text:a> (<text:a xlink:href="http://mappings.dbpedia.org/index.php/OntologyClass:Volcano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Park" xlink:type="simple">Park</text:a> (<text:a xlink:href="http://mappings.dbpedia.org/index.php/OntologyClass:Park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opulatedPlace" xlink:type="simple">PopulatedPlace</text:a> (<text:a xlink:href="http://mappings.dbpedia.org/index.php/OntologyClass:PopulatedPlac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gglomeration" xlink:type="simple">Agglomeration</text:a> (<text:a xlink:href="http://mappings.dbpedia.org/index.php/OntologyClass:Agglomerat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ommunity" xlink:type="simple">Community</text:a> (<text:a xlink:href="http://mappings.dbpedia.org/index.php/OntologyClass:Communit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ontinent" xlink:type="simple">Continent</text:a> (<text:a xlink:href="http://mappings.dbpedia.org/index.php/OntologyClass:Continen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Country" xlink:type="simple">Country</text:a> (<text:a xlink:href="http://mappings.dbpedia.org/index.php/OntologyClass:Countr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HistoricalCountry" xlink:type="simple">HistoricalCountry</text:a> (<text:a xlink:href="http://mappings.dbpedia.org/index.php/OntologyClass:HistoricalCountr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GatedCommunity" xlink:type="simple">GatedCommunity</text:a> (<text:a xlink:href="http://mappings.dbpedia.org/index.php/OntologyClass:GatedCommunit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Intercommunality" xlink:type="simple">Intercommunality</text:a> (<text:a xlink:href="http://mappings.dbpedia.org/index.php/OntologyClass:Intercommunality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Island" xlink:type="simple">Island</text:a> (<text:a xlink:href="http://mappings.dbpedia.org/index.php/OntologyClass:Island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Atoll" xlink:type="simple">Atoll</text:a> (<text:a xlink:href="http://mappings.dbpedia.org/index.php/OntologyClass:Atoll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Locality" xlink:type="simple">Locality</text:a> (<text:a xlink:href="http://mappings.dbpedia.org/index.php/OntologyClass:Locality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Region" xlink:type="simple">Region</text:a> (<text:a xlink:href="http://mappings.dbpedia.org/index.php/OntologyClass:Reg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dministrativeRegion" xlink:type="simple">AdministrativeRegion</text:a> (<text:a xlink:href="http://mappings.dbpedia.org/index.php/OntologyClass:AdministrativeReg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lericalAdministrativeRegion" xlink:type="simple">ClericalAdministrativeRegion</text:a> (<text:a xlink:href="http://mappings.dbpedia.org/index.php/OntologyClass:ClericalAdministrativeRegion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Deanery" xlink:type="simple">Deanery</text:a> (<text:a xlink:href="http://mappings.dbpedia.org/index.php/OntologyClass:Deanery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Diocese" xlink:type="simple">Diocese</text:a> (<text:a xlink:href="http://mappings.dbpedia.org/index.php/OntologyClass:Dioces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Parish" xlink:type="simple">Parish</text:a> (<text:a xlink:href="http://mappings.dbpedia.org/index.php/OntologyClass:Parish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GovernmentalAdministrativeRegion" xlink:type="simple">GovernmentalAdministrativeRegion</text:a> (<text:a xlink:href="http://mappings.dbpedia.org/index.php/OntologyClass:GovernmentalAdministrativeReg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rrondissement" xlink:type="simple">Arrondissement</text:a> (<text:a xlink:href="http://mappings.dbpedia.org/index.php/OntologyClass:Arrondissemen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Canton" xlink:type="simple">Canton</text:a> (<text:a xlink:href="http://mappings.dbpedia.org/index.php/OntologyClass:Cant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Department" xlink:type="simple">Department</text:a> (<text:a xlink:href="http://mappings.dbpedia.org/index.php/OntologyClass:Departmen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OverseasDepartment" xlink:type="simple">OverseasDepartment</text:a> (<text:a xlink:href="http://mappings.dbpedia.org/index.php/OntologyClass:OverseasDepartmen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District" xlink:type="simple">District</text:a> (<text:a xlink:href="http://mappings.dbpedia.org/index.php/OntologyClass:Distric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HistoricalDistrict" xlink:type="simple">HistoricalDistrict</text:a> (<text:a xlink:href="http://mappings.dbpedia.org/index.php/OntologyClass:HistoricalDistric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DistrictWaterBoard" xlink:type="simple">DistrictWaterBoard</text:a> (<text:a xlink:href="http://mappings.dbpedia.org/index.php/OntologyClass:DistrictWaterBoard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icroRegion" xlink:type="simple">MicroRegion</text:a> (<text:a xlink:href="http://mappings.dbpedia.org/index.php/OntologyClass:MicroReg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unicipality" xlink:type="simple">Municipality</text:a> (<text:a xlink:href="http://mappings.dbpedia.org/index.php/OntologyClass:Municipalit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FormerMunicipality" xlink:type="simple">FormerMunicipality</text:a> (<text:a xlink:href="http://mappings.dbpedia.org/index.php/OntologyClass:FormerMunicipalit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refecture" xlink:type="simple">Prefecture</text:a> (<text:a xlink:href="http://mappings.dbpedia.org/index.php/OntologyClass:Prefectur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Province" xlink:type="simple">Province</text:a> (<text:a xlink:href="http://mappings.dbpedia.org/index.php/OntologyClass:Provinc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HistoricalProvince" xlink:type="simple">HistoricalProvince</text:a> (<text:a xlink:href="http://mappings.dbpedia.org/index.php/OntologyClass:HistoricalProvinc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Regency" xlink:type="simple">Regency</text:a> (<text:a xlink:href="http://mappings.dbpedia.org/index.php/OntologyClass:Regenc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ubMunicipality" xlink:type="simple">SubMunicipality</text:a> (<text:a xlink:href="http://mappings.dbpedia.org/index.php/OntologyClass:SubMunicipalit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HistoricalAreaOfAuthority" xlink:type="simple">HistoricalAreaOfAuthority</text:a> (<text:a xlink:href="http://mappings.dbpedia.org/index.php/OntologyClass:HistoricalAreaOfAuthorit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HistoricalRegion" xlink:type="simple">HistoricalRegion</text:a> (<text:a xlink:href="http://mappings.dbpedia.org/index.php/OntologyClass:HistoricalReg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NaturalRegion" xlink:type="simple">NaturalRegion</text:a> (<text:a xlink:href="http://mappings.dbpedia.org/index.php/OntologyClass:NaturalReg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ettlement" xlink:type="simple">Settlement</text:a> (<text:a xlink:href="http://mappings.dbpedia.org/index.php/OntologyClass:Settlemen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City" xlink:type="simple">City</text:a> (<text:a xlink:href="http://mappings.dbpedia.org/index.php/OntologyClass:City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Capital" xlink:type="simple">Capital</text:a> (<text:a xlink:href="http://mappings.dbpedia.org/index.php/OntologyClass:Capital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apitalOfRegion" xlink:type="simple">CapitalOfRegion</text:a> (<text:a xlink:href="http://mappings.dbpedia.org/index.php/OntologyClass:CapitalOfReg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ityDistrict" xlink:type="simple">CityDistrict</text:a> (<text:a xlink:href="http://mappings.dbpedia.org/index.php/OntologyClass:CityDistric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HistoricalSettlement" xlink:type="simple">HistoricalSettlement</text:a> (<text:a xlink:href="http://mappings.dbpedia.org/index.php/OntologyClass:HistoricalSettlemen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Town" xlink:type="simple">Town</text:a> (<text:a xlink:href="http://mappings.dbpedia.org/index.php/OntologyClass:Town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Village" xlink:type="simple">Village</text:a> (<text:a xlink:href="http://mappings.dbpedia.org/index.php/OntologyClass:Villag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State" xlink:type="simple">State</text:a> (<text:a xlink:href="http://mappings.dbpedia.org/index.php/OntologyClass:Stat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Street" xlink:type="simple">Street</text:a> (<text:a xlink:href="http://mappings.dbpedia.org/index.php/OntologyClass:Stree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Territory" xlink:type="simple">Territory</text:a> (<text:a xlink:href="http://mappings.dbpedia.org/index.php/OntologyClass:Territor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OldTerritory" xlink:type="simple">OldTerritory</text:a> (<text:a xlink:href="http://mappings.dbpedia.org/index.php/OntologyClass:OldTerritor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rotectedArea" xlink:type="simple">ProtectedArea</text:a> (<text:a xlink:href="http://mappings.dbpedia.org/index.php/OntologyClass:ProtectedArea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iteOfSpecialScientificInterest" xlink:type="simple">SiteOfSpecialScientificInterest</text:a> (<text:a xlink:href="http://mappings.dbpedia.org/index.php/OntologyClass:SiteOfSpecialScientificInteres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WineRegion" xlink:type="simple">WineRegion</text:a> (<text:a xlink:href="http://mappings.dbpedia.org/index.php/OntologyClass:WineReg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WorldHeritageSite" xlink:type="simple">WorldHeritageSite</text:a> (<text:a xlink:href="http://mappings.dbpedia.org/index.php/OntologyClass:WorldHeritageSit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opulation" xlink:type="simple">Population</text:a> (<text:a xlink:href="http://mappings.dbpedia.org/index.php/OntologyClass:Populat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ublicService" xlink:type="simple">PublicService</text:a> (<text:a xlink:href="http://mappings.dbpedia.org/index.php/OntologyClass:PublicServic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Relationship" xlink:type="simple">Relationship</text:a> (<text:a xlink:href="http://mappings.dbpedia.org/index.php/OntologyClass:Relationship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Species" xlink:type="simple">Species</text:a> (<text:a xlink:href="http://mappings.dbpedia.org/index.php/OntologyClass:Species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Archaea" xlink:type="simple">Archaea</text:a> (<text:a xlink:href="http://mappings.dbpedia.org/index.php/OntologyClass:Archaea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Bacteria" xlink:type="simple">Bacteria</text:a> (<text:a xlink:href="http://mappings.dbpedia.org/index.php/OntologyClass:Bacteria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Eukaryote" xlink:type="simple">Eukaryote</text:a> (<text:a xlink:href="http://mappings.dbpedia.org/index.php/OntologyClass:Eukaryot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Animal" xlink:type="simple">Animal</text:a> (<text:a xlink:href="http://mappings.dbpedia.org/index.php/OntologyClass:Animal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mphibian" xlink:type="simple">Amphibian</text:a> (<text:a xlink:href="http://mappings.dbpedia.org/index.php/OntologyClass:Amphibia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rachnid" xlink:type="simple">Arachnid</text:a> (<text:a xlink:href="http://mappings.dbpedia.org/index.php/OntologyClass:Arachnid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Bird" xlink:type="simple">Bird</text:a> (<text:a xlink:href="http://mappings.dbpedia.org/index.php/OntologyClass:Bird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rustacean" xlink:type="simple">Crustacean</text:a> (<text:a xlink:href="http://mappings.dbpedia.org/index.php/OntologyClass:Crustacean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Fish" xlink:type="simple">Fish</text:a> (<text:a xlink:href="http://mappings.dbpedia.org/index.php/OntologyClass:Fish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Insect" xlink:type="simple">Insect</text:a> (<text:a xlink:href="http://mappings.dbpedia.org/index.php/OntologyClass:Insec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Mammal" xlink:type="simple">Mammal</text:a> (<text:a xlink:href="http://mappings.dbpedia.org/index.php/OntologyClass:Mammal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Cat" xlink:type="simple">Cat</text:a> (<text:a xlink:href="http://mappings.dbpedia.org/index.php/OntologyClass:Ca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Dog" xlink:type="simple">Dog</text:a> (<text:a xlink:href="http://mappings.dbpedia.org/index.php/OntologyClass:Dog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Horse" xlink:type="simple">Horse</text:a> (<text:a xlink:href="http://mappings.dbpedia.org/index.php/OntologyClass:Hors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ollusca" xlink:type="simple">Mollusca</text:a> (<text:a xlink:href="http://mappings.dbpedia.org/index.php/OntologyClass:Mollusca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Reptile" xlink:type="simple">Reptile</text:a> (<text:a xlink:href="http://mappings.dbpedia.org/index.php/OntologyClass:Reptil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Fungus" xlink:type="simple">Fungus</text:a> (<text:a xlink:href="http://mappings.dbpedia.org/index.php/OntologyClass:Fungus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Plant" xlink:type="simple">Plant</text:a> (<text:a xlink:href="http://mappings.dbpedia.org/index.php/OntologyClass:Plan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lubMoss" xlink:type="simple">ClubMoss</text:a> (<text:a xlink:href="http://mappings.dbpedia.org/index.php/OntologyClass:ClubMoss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Conifer" xlink:type="simple">Conifer</text:a> (<text:a xlink:href="http://mappings.dbpedia.org/index.php/OntologyClass:Conif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ultivatedVariety" xlink:type="simple">CultivatedVariety</text:a> (<text:a xlink:href="http://mappings.dbpedia.org/index.php/OntologyClass:CultivatedVariety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Cycad" xlink:type="simple">Cycad</text:a> (<text:a xlink:href="http://mappings.dbpedia.org/index.php/OntologyClass:Cycad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Fern" xlink:type="simple">Fern</text:a> (<text:a xlink:href="http://mappings.dbpedia.org/index.php/OntologyClass:Fer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FloweringPlant" xlink:type="simple">FloweringPlant</text:a> (<text:a xlink:href="http://mappings.dbpedia.org/index.php/OntologyClass:FloweringPlan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Grape" xlink:type="simple">Grape</text:a> (<text:a xlink:href="http://mappings.dbpedia.org/index.php/OntologyClass:Grap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Ginkgo" xlink:type="simple">Ginkgo</text:a> (<text:a xlink:href="http://mappings.dbpedia.org/index.php/OntologyClass:Ginkgo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Gnetophytes" xlink:type="simple">Gnetophytes</text:a> (<text:a xlink:href="http://mappings.dbpedia.org/index.php/OntologyClass:Gnetophytes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GreenAlga" xlink:type="simple">GreenAlga</text:a> (<text:a xlink:href="http://mappings.dbpedia.org/index.php/OntologyClass:GreenAlga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Moss" xlink:type="simple">Moss</text:a> (<text:a xlink:href="http://mappings.dbpedia.org/index.php/OntologyClass:Moss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portCompetitionResult" xlink:type="simple">SportCompetitionResult</text:a> (<text:a xlink:href="http://mappings.dbpedia.org/index.php/OntologyClass:SportCompetitionResul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OlympicResult" xlink:type="simple">OlympicResult</text:a> (<text:a xlink:href="http://mappings.dbpedia.org/index.php/OntologyClass:OlympicResul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nookerWorldRanking" xlink:type="simple">SnookerWorldRanking</text:a> (<text:a xlink:href="http://mappings.dbpedia.org/index.php/OntologyClass:SnookerWorldRanking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portsSeason" xlink:type="simple">SportsSeason</text:a> (<text:a xlink:href="http://mappings.dbpedia.org/index.php/OntologyClass:SportsSeas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otorsportSeason" xlink:type="simple">MotorsportSeason</text:a> (<text:a xlink:href="http://mappings.dbpedia.org/index.php/OntologyClass:MotorsportSeas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portsTeamSeason" xlink:type="simple">SportsTeamSeason</text:a> (<text:a xlink:href="http://mappings.dbpedia.org/index.php/OntologyClass:SportsTeamSeas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BaseballSeason" xlink:type="simple">BaseballSeason</text:a> (<text:a xlink:href="http://mappings.dbpedia.org/index.php/OntologyClass:BaseballSeas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FootballLeagueSeason" xlink:type="simple">FootballLeagueSeason</text:a> (<text:a xlink:href="http://mappings.dbpedia.org/index.php/OntologyClass:FootballLeagueSeas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NationalFootballLeagueSeason" xlink:type="simple">NationalFootballLeagueSeason</text:a> (<text:a xlink:href="http://mappings.dbpedia.org/index.php/OntologyClass:NationalFootballLeagueSeas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NCAATeamSeason" xlink:type="simple">NCAATeamSeason</text:a> (<text:a xlink:href="http://mappings.dbpedia.org/index.php/OntologyClass:NCAATeamSeas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occerClubSeason" xlink:type="simple">SoccerClubSeason</text:a> (<text:a xlink:href="http://mappings.dbpedia.org/index.php/OntologyClass:SoccerClubSeas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occerLeagueSeason" xlink:type="simple">SoccerLeagueSeason</text:a> (<text:a xlink:href="http://mappings.dbpedia.org/index.php/OntologyClass:SoccerLeagueSeason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Statistic" xlink:type="simple">Statistic</text:a> (<text:a xlink:href="http://mappings.dbpedia.org/index.php/OntologyClass:Statistic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TimePeriod" xlink:type="simple">TimePeriod</text:a> (<text:a xlink:href="http://mappings.dbpedia.org/index.php/OntologyClass:TimePeriod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areerStation" xlink:type="simple">CareerStation</text:a> (<text:a xlink:href="http://mappings.dbpedia.org/index.php/OntologyClass:CareerStat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ilitaryService" xlink:type="simple">MilitaryService</text:a> (<text:a xlink:href="http://mappings.dbpedia.org/index.php/OntologyClass:MilitaryServic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GeologicalPeriod" xlink:type="simple">GeologicalPeriod</text:a> (<text:a xlink:href="http://mappings.dbpedia.org/index.php/OntologyClass:GeologicalPeriod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HistoricalPeriod" xlink:type="simple">HistoricalPeriod</text:a> (<text:a xlink:href="http://mappings.dbpedia.org/index.php/OntologyClass:HistoricalPeriod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eriodOfArtisticStyle" xlink:type="simple">PeriodOfArtisticStyle</text:a> (<text:a xlink:href="http://mappings.dbpedia.org/index.php/OntologyClass:PeriodOfArtisticStyl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rehistoricalPeriod" xlink:type="simple">PrehistoricalPeriod</text:a> (<text:a xlink:href="http://mappings.dbpedia.org/index.php/OntologyClass:PrehistoricalPeriod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rotohistoricalPeriod" xlink:type="simple">ProtohistoricalPeriod</text:a> (<text:a xlink:href="http://mappings.dbpedia.org/index.php/OntologyClass:ProtohistoricalPeriod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Reign" xlink:type="simple">Reign</text:a> (<text:a xlink:href="http://mappings.dbpedia.org/index.php/OntologyClass:Reign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Tenure" xlink:type="simple">Tenure</text:a> (<text:a xlink:href="http://mappings.dbpedia.org/index.php/OntologyClass:Tenur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Year" xlink:type="simple">Year</text:a> (<text:a xlink:href="http://mappings.dbpedia.org/index.php/OntologyClass:Yea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YearInSpaceflight" xlink:type="simple">YearInSpaceflight</text:a> (<text:a xlink:href="http://mappings.dbpedia.org/index.php/OntologyClass:YearInSpacefligh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TopicalConcept" xlink:type="simple">TopicalConcept</text:a> (<text:a xlink:href="http://mappings.dbpedia.org/index.php/OntologyClass:TopicalConcep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cademicSubject" xlink:type="simple">AcademicSubject</text:a> (<text:a xlink:href="http://mappings.dbpedia.org/index.php/OntologyClass:AcademicSubjec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ardinalDirection" xlink:type="simple">CardinalDirection</text:a> (<text:a xlink:href="http://mappings.dbpedia.org/index.php/OntologyClass:CardinalDirection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Fashion" xlink:type="simple">Fashion</text:a> (<text:a xlink:href="http://mappings.dbpedia.org/index.php/OntologyClass:Fashion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Genre" xlink:type="simple">Genre</text:a> (<text:a xlink:href="http://mappings.dbpedia.org/index.php/OntologyClass:Genr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rtisticGenre" xlink:type="simple">ArtisticGenre</text:a> (<text:a xlink:href="http://mappings.dbpedia.org/index.php/OntologyClass:ArtisticGenr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LiteraryGenre" xlink:type="simple">LiteraryGenre</text:a> (<text:a xlink:href="http://mappings.dbpedia.org/index.php/OntologyClass:LiteraryGenr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ovieGenre" xlink:type="simple">MovieGenre</text:a> (<text:a xlink:href="http://mappings.dbpedia.org/index.php/OntologyClass:MovieGenr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usicGenre" xlink:type="simple">MusicGenre</text:a> (<text:a xlink:href="http://mappings.dbpedia.org/index.php/OntologyClass:MusicGenr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Ideology" xlink:type="simple">Ideology</text:a> (<text:a xlink:href="http://mappings.dbpedia.org/index.php/OntologyClass:Ideolog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athematicalConcept" xlink:type="simple">MathematicalConcept</text:a> (<text:a xlink:href="http://mappings.dbpedia.org/index.php/OntologyClass:MathematicalConcep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hilosophicalConcept" xlink:type="simple">PhilosophicalConcept</text:a> (<text:a xlink:href="http://mappings.dbpedia.org/index.php/OntologyClass:PhilosophicalConcep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oliticalConcept" xlink:type="simple">PoliticalConcept</text:a> (<text:a xlink:href="http://mappings.dbpedia.org/index.php/OntologyClass:PoliticalConcep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cientificConcept" xlink:type="simple">ScientificConcept</text:a> (<text:a xlink:href="http://mappings.dbpedia.org/index.php/OntologyClass:ScientificConcep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Standard" xlink:type="simple">Standard</text:a> (<text:a xlink:href="http://mappings.dbpedia.org/index.php/OntologyClass:Standard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ystemOfLaw" xlink:type="simple">SystemOfLaw</text:a> (<text:a xlink:href="http://mappings.dbpedia.org/index.php/OntologyClass:SystemOfLaw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Tax" xlink:type="simple">Tax</text:a> (<text:a xlink:href="http://mappings.dbpedia.org/index.php/OntologyClass:Tax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Taxon" xlink:type="simple">Taxon</text:a> (<text:a xlink:href="http://mappings.dbpedia.org/index.php/OntologyClass:Tax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TheologicalConcept" xlink:type="simple">TheologicalConcept</text:a> (<text:a xlink:href="http://mappings.dbpedia.org/index.php/OntologyClass:TheologicalConcep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hristianDoctrine" xlink:type="simple">ChristianDoctrine</text:a> (<text:a xlink:href="http://mappings.dbpedia.org/index.php/OntologyClass:ChristianDoctrin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Type" xlink:type="simple">Type</text:a> (<text:a xlink:href="http://mappings.dbpedia.org/index.php/OntologyClass:Typ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DocumentType" xlink:type="simple">DocumentType</text:a> (<text:a xlink:href="http://mappings.dbpedia.org/index.php/OntologyClass:DocumentTyp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GovernmentType" xlink:type="simple">GovernmentType</text:a> (<text:a xlink:href="http://mappings.dbpedia.org/index.php/OntologyClass:GovernmentTyp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UnitOfWork" xlink:type="simple">UnitOfWork</text:a> (<text:a xlink:href="http://mappings.dbpedia.org/index.php/OntologyClass:UnitOfWork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Case" xlink:type="simple">Case</text:a> (<text:a xlink:href="http://mappings.dbpedia.org/index.php/OntologyClass:Cas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LegalCase" xlink:type="simple">LegalCase</text:a> (<text:a xlink:href="http://mappings.dbpedia.org/index.php/OntologyClass:LegalCas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upremeCourtOfTheUnitedStatesCase" xlink:type="simple">SupremeCourtOfTheUnitedStatesCase</text:a> (<text:a xlink:href="http://mappings.dbpedia.org/index.php/OntologyClass:SupremeCourtOfTheUnitedStatesCas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Project" xlink:type="simple">Project</text:a> (<text:a xlink:href="http://mappings.dbpedia.org/index.php/OntologyClass:Projec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ResearchProject" xlink:type="simple">ResearchProject</text:a> (<text:a xlink:href="http://mappings.dbpedia.org/index.php/OntologyClass:ResearchProjec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Unknown" xlink:type="simple">Unknown</text:a> (<text:a xlink:href="http://mappings.dbpedia.org/index.php/OntologyClass:Unknow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WikimediaTemplate" xlink:type="simple">WikimediaTemplate</text:a> (<text:a xlink:href="http://mappings.dbpedia.org/index.php/OntologyClass:WikimediaTemplat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Work" xlink:type="simple">Work</text:a> (<text:a xlink:href="http://mappings.dbpedia.org/index.php/OntologyClass:Work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Artwork" xlink:type="simple">Artwork</text:a> (<text:a xlink:href="http://mappings.dbpedia.org/index.php/OntologyClass:Artwork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Painting" xlink:type="simple">Painting</text:a> (<text:a xlink:href="http://mappings.dbpedia.org/index.php/OntologyClass:Painting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culpture" xlink:type="simple">Sculpture</text:a> (<text:a xlink:href="http://mappings.dbpedia.org/index.php/OntologyClass:Sculptur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Cartoon" xlink:type="simple">Cartoon</text:a> (<text:a xlink:href="http://mappings.dbpedia.org/index.php/OntologyClass:Cartoon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Anime" xlink:type="simple">Anime</text:a> (<text:a xlink:href="http://mappings.dbpedia.org/index.php/OntologyClass:Anim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HollywoodCartoon" xlink:type="simple">HollywoodCartoon</text:a> (<text:a xlink:href="http://mappings.dbpedia.org/index.php/OntologyClass:HollywoodCarto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ollectionOfValuables" xlink:type="simple">CollectionOfValuables</text:a> (<text:a xlink:href="http://mappings.dbpedia.org/index.php/OntologyClass:CollectionOfValuables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Archive" xlink:type="simple">Archive</text:a> (<text:a xlink:href="http://mappings.dbpedia.org/index.php/OntologyClass:Archiv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Database" xlink:type="simple">Database</text:a> (<text:a xlink:href="http://mappings.dbpedia.org/index.php/OntologyClass:Databas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BiologicalDatabase" xlink:type="simple">BiologicalDatabase</text:a> (<text:a xlink:href="http://mappings.dbpedia.org/index.php/OntologyClass:BiologicalDatabas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Document" xlink:type="simple">Document</text:a> (<text:a xlink:href="http://mappings.dbpedia.org/index.php/OntologyClass:Document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File" xlink:type="simple">File</text:a> (<text:a xlink:href="http://mappings.dbpedia.org/index.php/OntologyClass:Fil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Image" xlink:type="simple">Image</text:a> (<text:a xlink:href="http://mappings.dbpedia.org/index.php/OntologyClass:Imag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ovingImage" xlink:type="simple">MovingImage</text:a> (<text:a xlink:href="http://mappings.dbpedia.org/index.php/OntologyClass:MovingImag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tillImage" xlink:type="simple">StillImage</text:a> (<text:a xlink:href="http://mappings.dbpedia.org/index.php/OntologyClass:StillImag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Sound" xlink:type="simple">Sound</text:a> (<text:a xlink:href="http://mappings.dbpedia.org/index.php/OntologyClass:Sound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Film" xlink:type="simple">Film</text:a> (<text:a xlink:href="http://mappings.dbpedia.org/index.php/OntologyClass:Film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LineOfFashion" xlink:type="simple">LineOfFashion</text:a> (<text:a xlink:href="http://mappings.dbpedia.org/index.php/OntologyClass:LineOfFash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usicalWork" xlink:type="simple">MusicalWork</text:a> (<text:a xlink:href="http://mappings.dbpedia.org/index.php/OntologyClass:MusicalWork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Album" xlink:type="simple">Album</text:a> (<text:a xlink:href="http://mappings.dbpedia.org/index.php/OntologyClass:Album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rtistDiscography" xlink:type="simple">ArtistDiscography</text:a> (<text:a xlink:href="http://mappings.dbpedia.org/index.php/OntologyClass:ArtistDiscograph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lassicalMusicComposition" xlink:type="simple">ClassicalMusicComposition</text:a> (<text:a xlink:href="http://mappings.dbpedia.org/index.php/OntologyClass:ClassicalMusicComposition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Musical" xlink:type="simple">Musical</text:a> (<text:a xlink:href="http://mappings.dbpedia.org/index.php/OntologyClass:Musical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NationalAnthem" xlink:type="simple">NationalAnthem</text:a> (<text:a xlink:href="http://mappings.dbpedia.org/index.php/OntologyClass:NationalAnthem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Opera" xlink:type="simple">Opera</text:a> (<text:a xlink:href="http://mappings.dbpedia.org/index.php/OntologyClass:Opera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Single" xlink:type="simple">Single</text:a> (<text:a xlink:href="http://mappings.dbpedia.org/index.php/OntologyClass:Singl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Song" xlink:type="simple">Song</text:a> (<text:a xlink:href="http://mappings.dbpedia.org/index.php/OntologyClass:Song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EurovisionSongContestEntry" xlink:type="simple">EurovisionSongContestEntry</text:a> (<text:a xlink:href="http://mappings.dbpedia.org/index.php/OntologyClass:EurovisionSongContestEntr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RadioProgram" xlink:type="simple">RadioProgram</text:a> (<text:a xlink:href="http://mappings.dbpedia.org/index.php/OntologyClass:RadioProgram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Software" xlink:type="simple">Software</text:a> (<text:a xlink:href="http://mappings.dbpedia.org/index.php/OntologyClass:Softwar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VideoGame" xlink:type="simple">VideoGame</text:a> (<text:a xlink:href="http://mappings.dbpedia.org/index.php/OntologyClass:VideoGam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TelevisionEpisode" xlink:type="simple">TelevisionEpisode</text:a> (<text:a xlink:href="http://mappings.dbpedia.org/index.php/OntologyClass:TelevisionEpisod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TelevisionSeason" xlink:type="simple">TelevisionSeason</text:a> (<text:a xlink:href="http://mappings.dbpedia.org/index.php/OntologyClass:TelevisionSeas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TelevisionShow" xlink:type="simple">TelevisionShow</text:a> (<text:a xlink:href="http://mappings.dbpedia.org/index.php/OntologyClass:TelevisionShow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Website" xlink:type="simple">Website</text:a> (<text:a xlink:href="http://mappings.dbpedia.org/index.php/OntologyClass:Websit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WrittenWork" xlink:type="simple">WrittenWork</text:a> (<text:a xlink:href="http://mappings.dbpedia.org/index.php/OntologyClass:WrittenWork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nnotation" xlink:type="simple">Annotation</text:a> (<text:a xlink:href="http://mappings.dbpedia.org/index.php/OntologyClass:Annotat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Reference" xlink:type="simple">Reference</text:a> (<text:a xlink:href="http://mappings.dbpedia.org/index.php/OntologyClass:Referenc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Article" xlink:type="simple">Article</text:a> (<text:a xlink:href="http://mappings.dbpedia.org/index.php/OntologyClass:Articl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Book" xlink:type="simple">Book</text:a> (<text:a xlink:href="http://mappings.dbpedia.org/index.php/OntologyClass:Book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Novel" xlink:type="simple">Novel</text:a> (<text:a xlink:href="http://mappings.dbpedia.org/index.php/OntologyClass:Novel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LightNovel" xlink:type="simple">LightNovel</text:a> (<text:a xlink:href="http://mappings.dbpedia.org/index.php/OntologyClass:LightNovel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Comic" xlink:type="simple">Comic</text:a> (<text:a xlink:href="http://mappings.dbpedia.org/index.php/OntologyClass:Comic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omicStrip" xlink:type="simple">ComicStrip</text:a> (<text:a xlink:href="http://mappings.dbpedia.org/index.php/OntologyClass:ComicStrip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Manga" xlink:type="simple">Manga</text:a> (<text:a xlink:href="http://mappings.dbpedia.org/index.php/OntologyClass:Manga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Manhua" xlink:type="simple">Manhua</text:a> (<text:a xlink:href="http://mappings.dbpedia.org/index.php/OntologyClass:Manhua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Manhwa" xlink:type="simple">Manhwa</text:a> (<text:a xlink:href="http://mappings.dbpedia.org/index.php/OntologyClass:Manhwa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Drama" xlink:type="simple">Drama</text:a> (<text:a xlink:href="http://mappings.dbpedia.org/index.php/OntologyClass:Drama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Law" xlink:type="simple">Law</text:a> (<text:a xlink:href="http://mappings.dbpedia.org/index.php/OntologyClass:Law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Letter" xlink:type="simple">Letter</text:a> (<text:a xlink:href="http://mappings.dbpedia.org/index.php/OntologyClass:Lett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ultiVolumePublication" xlink:type="simple">MultiVolumePublication</text:a> (<text:a xlink:href="http://mappings.dbpedia.org/index.php/OntologyClass:MultiVolumePublicati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PeriodicalLiterature" xlink:type="simple">PeriodicalLiterature</text:a> (<text:a xlink:href="http://mappings.dbpedia.org/index.php/OntologyClass:PeriodicalLiteratur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AcademicJournal" xlink:type="simple">AcademicJournal</text:a> (<text:a xlink:href="http://mappings.dbpedia.org/index.php/OntologyClass:AcademicJournal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Magazine" xlink:type="simple">Magazine</text:a> (<text:a xlink:href="http://mappings.dbpedia.org/index.php/OntologyClass:Magazin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Newspaper" xlink:type="simple">Newspaper</text:a> (<text:a xlink:href="http://mappings.dbpedia.org/index.php/OntologyClass:Newspaper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UndergroundJournal" xlink:type="simple">UndergroundJournal</text:a> (<text:a xlink:href="http://mappings.dbpedia.org/index.php/OntologyClass:UndergroundJournal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Play" xlink:type="simple">Play</text:a> (<text:a xlink:href="http://mappings.dbpedia.org/index.php/OntologyClass:Play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Poem" xlink:type="simple">Poem</text:a> (<text:a xlink:href="http://mappings.dbpedia.org/index.php/OntologyClass:Poem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Quote" xlink:type="simple">Quote</text:a> (<text:a xlink:href="http://mappings.dbpedia.org/index.php/OntologyClass:Quote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Resume" xlink:type="simple">Resume</text:a> (<text:a xlink:href="http://mappings.dbpedia.org/index.php/OntologyClass:Resum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tatedResolution" xlink:type="simple">StatedResolution</text:a> (<text:a xlink:href="http://mappings.dbpedia.org/index.php/OntologyClass:StatedResolution" xlink:type="simple">edit</text:a>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://mappings.dbpedia.org/server/ontology/classes/Treaty" xlink:type="simple">Treaty</text:a> (<text:a xlink:href="http://mappings.dbpedia.org/index.php/OntologyClass:Treat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foaf%3ADocument" xlink:type="simple">foaf:Document</text:a> (<text:a xlink:href="http://mappings.dbpedia.org/index.php/OntologyClass:foaf:Documen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cidoccrm%3AE4_Period" xlink:type="simple">cidoccrm:E4_Period</text:a> (<text:a xlink:href="http://mappings.dbpedia.org/index.php/OntologyClass:cidoccrm:E4_Period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d0%3AActivity" xlink:type="simple">d0:Activity</text:a> (<text:a xlink:href="http://mappings.dbpedia.org/index.php/OntologyClass:d0:Activit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foaf%3AImage" xlink:type="simple">foaf:Image</text:a> (<text:a xlink:href="http://mappings.dbpedia.org/index.php/OntologyClass:foaf:Imag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foaf%3APerson" xlink:type="simple">foaf:Person</text:a> (<text:a xlink:href="http://mappings.dbpedia.org/index.php/OntologyClass:foaf:Person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geo%3ASpatialThing" xlink:type="simple">geo:SpatialThing</text:a> (<text:a xlink:href="http://mappings.dbpedia.org/index.php/OntologyClass:geo:SpatialThing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gml%3A_Feature" xlink:type="simple">gml:_Feature</text:a> (<text:a xlink:href="http://mappings.dbpedia.org/index.php/OntologyClass:gml:_Feature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rdf%3AProperty" xlink:type="simple">rdf:Property</text:a> (<text:a xlink:href="http://mappings.dbpedia.org/index.php/OntologyClass:rdf:Property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kos%3AConcept" xlink:type="simple">skos:Concept</text:a> (<text:a xlink:href="http://mappings.dbpedia.org/index.php/OntologyClass:skos:Concept" xlink:type="simple">edit</text:a>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<text:a xlink:href="http://mappings.dbpedia.org/server/ontology/classes/skos%3AOrderedCollection" xlink:type="simple">skos:OrderedCollection</text:a> (<text:a xlink:href="http://mappings.dbpedia.org/index.php/OntologyClass:skos:OrderedCollection" xlink:type="simple">edit</text:a>) 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3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90" table:default-cell-style-name="Default"/>
        <table:table-row table:style-name="ro1">
          <table:table-cell/>
          <table:table-cell office:value-type="string" calcext:value-type="string">
            <text:p>Award</text:p>
          </table:table-cell>
          <table:table-cell office:value-type="string" calcext:value-type="string">
            <text:p>Eukaryote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Chancellor</text:p>
          </table:table-cell>
          <table:table-cell office:value-type="string" calcext:value-type="string">
            <text:p>Cyclist</text:p>
          </table:table-cell>
          <table:table-cell office:value-type="string" calcext:value-type="string">
            <text:p>TennisLeague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MilitaryPers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Organisation</text:p>
          </table:table-cell>
          <table:table-cell office:value-type="string" calcext:value-type="string">
            <text:p>AnatomicalStructure</text:p>
          </table:table-cell>
          <table:table-cell office:value-type="string" calcext:value-type="string">
            <text:p>SoccerClub</text:p>
          </table:table-cell>
          <table:table-cell office:value-type="string" calcext:value-type="string">
            <text:p>SportsLeag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Crustacean</text:p>
          </table:table-cell>
          <table:table-cell office:value-type="string" calcext:value-type="string">
            <text:p>Congressman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ProtectedArea</text:p>
          </table:table-cell>
          <table:table-cell office:value-type="string" calcext:value-type="string">
            <text:p>SpaceStation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GolfPlayer</text:p>
          </table:table-cell>
          <table:table-cell office:value-type="string" calcext:value-type="string">
            <text:p>BasketballTeam</text:p>
          </table:table-cell>
          <table:table-cell office:value-type="string" calcext:value-type="string">
            <text:p>HistoricBuilding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GaelicGamesPlayer</text:p>
          </table:table-cell>
          <table:table-cell office:value-type="string" calcext:value-type="string">
            <text:p>WomensTennisAssociationTournament</text:p>
          </table:table-cell>
          <table:table-cell office:value-type="string" calcext:value-type="string">
            <text:p>AustralianFootballLeague</text:p>
          </table:table-cell>
          <table:table-cell office:value-type="string" calcext:value-type="string">
            <text:p>YearInSpaceflight</text:p>
          </table:table-cell>
          <table:table-cell office:value-type="string" calcext:value-type="string">
            <text:p>SoftballLeagu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paceMission</text:p>
          </table:table-cell>
          <table:table-cell office:value-type="string" calcext:value-type="string">
            <text:p>Mollusca</text:p>
          </table:table-cell>
          <table:table-cell office:value-type="string" calcext:value-type="string">
            <text:p>Drug</text:p>
          </table:table-cell>
          <table:table-cell office:value-type="string" calcext:value-type="string">
            <text:p>BaseballPlayer</text:p>
          </table:table-cell>
          <table:table-cell office:value-type="string" calcext:value-type="string">
            <text:p>SpaceShuttle</text:p>
          </table:table-cell>
          <table:table-cell office:value-type="string" calcext:value-type="string">
            <text:p>PowerStation</text:p>
          </table:table-cell>
          <table:table-cell office:value-type="string" calcext:value-type="string">
            <text:p>GrandPrix</text:p>
          </table:table-cell>
          <table:table-cell office:value-type="string" calcext:value-type="string">
            <text:p>OlympicResult</text:p>
          </table:table-cell>
          <table:table-cell office:value-type="string" calcext:value-type="string">
            <text:p>PoloLeague</text:p>
          </table:table-cell>
          <table:table-cell office:value-type="string" calcext:value-type="string">
            <text:p>Scientist</text:p>
          </table:table-cell>
          <table:table-cell office:value-type="string" calcext:value-type="string">
            <text:p>Amphibian</text:p>
          </table:table-cell>
          <table:table-cell office:value-type="string" calcext:value-type="string">
            <text:p>BodyOfWater</text:p>
          </table:table-cell>
          <table:table-cell office:value-type="string" calcext:value-type="string">
            <text:p>HistoricPlace</text:p>
          </table:table-cell>
          <table:table-cell office:value-type="string" calcext:value-type="string">
            <text:p>AmericanFootballTeam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Musical</text:p>
          </table:table-cell>
          <table:table-cell office:value-type="string" calcext:value-type="string">
            <text:p>MusicGenre</text:p>
          </table:table-cell>
          <table:table-cell office:value-type="string" calcext:value-type="string">
            <text:p>Comedian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Journalist</text:p>
          </table:table-cell>
          <table:table-cell office:value-type="string" calcext:value-type="string">
            <text:p>FormulaOneRacer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TelevisionEpisode</text:p>
          </table:table-cell>
          <table:table-cell office:value-type="string" calcext:value-type="string">
            <text:p>MusicFestival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Ginkgo</text:p>
          </table:table-cell>
          <table:table-cell office:value-type="string" calcext:value-type="string">
            <text:p>SkiArea</text:p>
          </table:table-cell>
          <table:table-cell office:value-type="string" calcext:value-type="string">
            <text:p>VolleyballLeague</text:p>
          </table:table-cell>
          <table:table-cell office:value-type="string" calcext:value-type="string">
            <text:p>HandballLeague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ountainRange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Senator</text:p>
          </table:table-cell>
          <table:table-cell office:value-type="string" calcext:value-type="string">
            <text:p>BasketballPlayer</text:p>
          </table:table-cell>
          <table:table-cell office:value-type="string" calcext:value-type="string">
            <text:p>TradeUnion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CanadianFootballTeam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MilitaryConflict</text:p>
          </table:table-cell>
          <table:table-cell office:value-type="string" calcext:value-type="string">
            <text:p>MusicalArtist</text:p>
          </table:table-cell>
          <table:table-cell office:value-type="string" calcext:value-type="string">
            <text:p>Astronaut</text:p>
          </table:table-cell>
          <table:table-cell office:value-type="string" calcext:value-type="string">
            <text:p>GreenAlga</text:p>
          </table:table-cell>
          <table:table-cell office:value-type="string" calcext:value-type="string">
            <text:p>ComicsCreator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SiteOfSpecialScientificInterest</text:p>
          </table:table-cell>
          <table:table-cell office:value-type="string" calcext:value-type="string">
            <text:p>RugbyLeague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Olympics</text:p>
          </table:table-cell>
          <table:table-cell office:value-type="string" calcext:value-type="string">
            <text:p>PlayboyPlaymate</text:p>
          </table:table-cell>
          <table:table-cell office:value-type="string" calcext:value-type="string">
            <text:p>Vein</text:p>
          </table:table-cell>
          <table:table-cell office:value-type="string" calcext:value-type="string">
            <text:p>InlineHockeyLeague</text:p>
          </table:table-cell>
          <table:table-cell office:value-type="string" calcext:value-type="string">
            <text:p>VideogamesLeague</text:p>
          </table:table-cell>
          <table:table-cell office:value-type="string" calcext:value-type="string">
            <text:p>Spacecraft</text:p>
          </table:table-cell>
          <table:table-cell office:value-type="string" calcext:value-type="string">
            <text:p>SpeedwayLeague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ollegeCoach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MemberOfParliament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Gnetophytes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Cyca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FloweringPlant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WorldHeritageSite</text:p>
          </table:table-cell>
          <table:table-cell office:value-type="string" calcext:value-type="string">
            <text:p>Artery</text:p>
          </table:table-cell>
          <table:table-cell office:value-type="string" calcext:value-type="string">
            <text:p>AmericanFootballLeague</text:p>
          </table:table-cell>
          <table:table-cell office:value-type="string" calcext:value-type="string">
            <text:p>Wrestler</text:p>
          </table:table-cell>
          <table:table-cell office:value-type="string" calcext:value-type="string">
            <text:p>IceHockeyPlayer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AmericanFootballPlayer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AdultActor</text:p>
          </table:table-cell>
          <table:table-cell office:value-type="string" calcext:value-type="string">
            <text:p>Embryology</text:p>
          </table:table-cell>
          <table:table-cell office:value-type="string" calcext:value-type="string">
            <text:p>RugbyPlayer</text:p>
          </table:table-cell>
          <table:table-cell office:value-type="string" calcext:value-type="string">
            <text:p>ShoppingMall</text:p>
          </table:table-cell>
          <table:table-cell office:value-type="string" calcext:value-type="string">
            <text:p>MixedMartialArtsLeague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Continent</text:p>
          </table:table-cell>
          <table:table-cell office:value-type="string" calcext:value-type="string">
            <text:p>VideoGame</text:p>
          </table:table-cell>
          <table:table-cell office:value-type="string" calcext:value-type="string">
            <text:p>ChemicalCompoun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rdin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Stadium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Arachnid</text:p>
          </table:table-cell>
          <table:table-cell office:value-type="string" calcext:value-type="string">
            <text:p>Locomotive</text:p>
          </table:table-cell>
          <table:table-cell office:value-type="string" calcext:value-type="string">
            <text:p>Fern</text:p>
          </table:table-cell>
          <table:table-cell office:value-type="string" calcext:value-type="string">
            <text:p>PopulatedPlace</text:p>
          </table:table-cell>
          <table:table-cell office:value-type="string" calcext:value-type="string">
            <text:p>Politicia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BritishRoyalty</text:p>
          </table:table-cell>
          <table:table-cell office:value-type="string" calcext:value-type="string">
            <text:p>Non-ProfitOrganisation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GridironFootballPlayer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asketballLeague</text:p>
          </table:table-cell>
          <table:table-cell office:value-type="string" calcext:value-type="string">
            <text:p>SportsEvent</text:p>
          </table:table-cell>
          <table:table-cell office:value-type="string" calcext:value-type="string">
            <text:p>SoccerLeagu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rimeMinister</text:p>
          </table:table-cell>
          <table:table-cell office:value-type="string" calcext:value-type="string">
            <text:p>ChristianBishop</text:p>
          </table:table-cell>
          <table:table-cell office:value-type="string" calcext:value-type="string">
            <text:p>TelevisionShow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RadioStatio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ricketLeague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MotorcycleRacingLeague</text:p>
          </table:table-cell>
          <table:table-cell office:value-type="string" calcext:value-type="string">
            <text:p>AdministrativeRegio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OfficeHolder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thnicGroup</text:p>
          </table:table-cell>
          <table:table-cell office:value-type="string" calcext:value-type="string">
            <text:p>Architect</text:p>
          </table:table-cell>
          <table:table-cell office:value-type="string" calcext:value-type="string">
            <text:p>SportsTeam</text:p>
          </table:table-cell>
          <table:table-cell office:value-type="string" calcext:value-type="string">
            <text:p>MilitaryUnit</text:p>
          </table:table-cell>
          <table:table-cell office:value-type="string" calcext:value-type="string">
            <text:p>ComicsCharacte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NascarDriver</text:p>
          </table:table-cell>
          <table:table-cell office:value-type="string" calcext:value-type="string">
            <text:p>SupremeCourtOfTheUnitedStatesCase</text:p>
          </table:table-cell>
          <table:table-cell office:value-type="string" calcext:value-type="string">
            <text:p>Pope</text:p>
          </table:table-cell>
          <table:table-cell office:value-type="string" calcext:value-type="string">
            <text:p>FilmFestival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PokerPlayer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Lymph</text:p>
          </table:table-cell>
          <table:table-cell office:value-type="string" calcext:value-type="string">
            <text:p>FieldHockeyLeague</text:p>
          </table:table-cell>
          <table:table-cell office:value-type="string" calcext:value-type="string">
            <text:p>PersonFunction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SoccerManager</text:p>
          </table:table-cell>
          <table:table-cell office:value-type="string" calcext:value-type="string">
            <text:p>IceHockeyLeague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WineRegion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LacrosseLeague</text:p>
          </table:table-cell>
          <table:table-cell office:value-type="string" calcext:value-type="string">
            <text:p>AutomobileEngin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FictionalCharacter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FigureSkat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SoccerPlayer</text:p>
          </table:table-cell>
          <table:table-cell office:value-type="string" calcext:value-type="string">
            <text:p>RecordLabel</text:p>
          </table:table-cell>
          <table:table-cell office:value-type="string" calcext:value-type="string">
            <text:p>BaseballLeague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GolfLeague</text:p>
          </table:table-cell>
          <table:table-cell office:value-type="string" calcext:value-type="string">
            <text:p>BadmintonPlayer</text:p>
          </table:table-cell>
          <table:table-cell office:value-type="string" calcext:value-type="string">
            <text:p>EurovisionSongContestEntry</text:p>
          </table:table-cell>
          <table:table-cell office:value-type="string" calcext:value-type="string">
            <text:p>NationalCollegiateAthleticAssociationAthlete</text:p>
          </table:table-cell>
          <table:table-cell office:value-type="string" calcext:value-type="string">
            <text:p>LaunchPad</text:p>
          </table:table-cell>
          <table:table-cell office:value-type="string" calcext:value-type="string">
            <text:p>TennisPlayer</text:p>
          </table:table-cell>
          <table:table-cell office:value-type="string" calcext:value-type="string">
            <text:p>MusicalWork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EducationalInstitu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lection</text:p>
          </table:table-cell>
          <table:table-cell office:value-type="string" calcext:value-type="string">
            <text:p>Cricketer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onifer</text:p>
          </table:table-cell>
          <table:table-cell office:value-type="string" calcext:value-type="string">
            <text:p>ClubMoss</text:p>
          </table:table-cell>
          <table:table-cell office:value-type="string" calcext:value-type="string">
            <text:p>Monument</text:p>
          </table:table-cell>
          <table:table-cell office:value-type="string" calcext:value-type="string">
            <text:p>WrestlingEvent</text:p>
          </table:table-cell>
          <table:table-cell office:value-type="string" calcext:value-type="string">
            <text:p>MixedMartialArtsEvent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Airline</text:p>
          </table:table-cell>
          <table:table-cell office:value-type="string" calcext:value-type="string">
            <text:p>MeanOfTransportation</text:p>
          </table:table-cell>
          <table:table-cell office:value-type="string" calcext:value-type="string">
            <text:p>Legislature</text:p>
          </table:table-cell>
          <table:table-cell office:value-type="string" calcext:value-type="string">
            <text:p>HockeyTeam</text:p>
          </table:table-cell>
          <table:table-cell office:value-type="string" calcext:value-type="string">
            <text:p>Lighthouse</text:p>
          </table:table-cell>
          <table:table-cell office:value-type="string" calcext:value-type="string">
            <text:p>LegalCase</text:p>
          </table:table-cell>
          <table:table-cell office:value-type="string" calcext:value-type="string">
            <text:p>CanadianFootballLeague</text:p>
          </table:table-cell>
          <table:table-cell office:value-type="string" calcext:value-type="string">
            <text:p>LunarCrater</text:p>
          </table:table-cell>
          <table:table-cell office:value-type="string" calcext:value-type="string">
            <text:p>AutoRacingLeague</text:p>
          </table:table-cell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F</text:p>
          </table:table-cell>
          <table:table-cell table:number-columns-repeated="204"/>
          <table:table-cell office:value-type="string" calcext:value-type="string">
            <text:p>F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Eukaryote</text:p>
          </table:table-cell>
          <table:table-cell/>
          <table:table-cell office:value-type="string" calcext:value-type="string">
            <text:p>F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everag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Road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Chancellor</text:p>
          </table:table-cell>
          <table:table-cell table:number-columns-repeated="4"/>
          <table:table-cell office:value-type="string" calcext:value-type="string">
            <text:p>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Cyclist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TennisLeague</text:p>
          </table:table-cell>
          <table:table-cell table:number-columns-repeated="6"/>
          <table:table-cell office:value-type="string" calcext:value-type="string">
            <text:p>F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Disease</text:p>
          </table:table-cell>
          <table:table-cell table:number-columns-repeated="7"/>
          <table:table-cell office:value-type="string" calcext:value-type="string">
            <text:p>F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Song</text:p>
          </table:table-cell>
          <table:table-cell table:number-columns-repeated="8"/>
          <table:table-cell office:value-type="string" calcext:value-type="string">
            <text:p>F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Mammal</text:p>
          </table:table-cell>
          <table:table-cell table:number-columns-repeated="9"/>
          <table:table-cell office:value-type="string" calcext:value-type="string">
            <text:p>F</text:p>
          </table:table-cell>
          <table:table-cell table:number-columns-repeated="239"/>
        </table:table-row>
        <table:table-row table:style-name="ro1">
          <table:table-cell office:value-type="string" calcext:value-type="string">
            <text:p>MilitaryPerson</text:p>
          </table:table-cell>
          <table:table-cell table:number-columns-repeated="10"/>
          <table:table-cell office:value-type="string" calcext:value-type="string">
            <text:p>F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Monarch</text:p>
          </table:table-cell>
          <table:table-cell table:number-columns-repeated="11"/>
          <table:table-cell office:value-type="string" calcext:value-type="string">
            <text:p>F</text:p>
          </table:table-cell>
          <table:table-cell table:number-columns-repeated="237"/>
        </table:table-row>
        <table:table-row table:style-name="ro1">
          <table:table-cell office:value-type="string" calcext:value-type="string">
            <text:p>Organisation</text:p>
          </table:table-cell>
          <table:table-cell table:number-columns-repeated="12"/>
          <table:table-cell office:value-type="string" calcext:value-type="string">
            <text:p>F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natomicalStructure</text:p>
          </table:table-cell>
          <table:table-cell office:value-type="string" calcext:value-type="string">
            <text:p>F</text:p>
          </table:table-cell>
          <table:table-cell table:number-columns-repeated="12"/>
          <table:table-cell office:value-type="string" calcext:value-type="string">
            <text:p>F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SoccerClub</text:p>
          </table:table-cell>
          <table:table-cell table:number-columns-repeated="14"/>
          <table:table-cell office:value-type="string" calcext:value-type="string">
            <text:p>F</text:p>
          </table:table-cell>
          <table:table-cell table:number-columns-repeated="234"/>
        </table:table-row>
        <table:table-row table:style-name="ro1">
          <table:table-cell office:value-type="string" calcext:value-type="string">
            <text:p>SportsLeague</text:p>
          </table:table-cell>
          <table:table-cell table:number-columns-repeated="15"/>
          <table:table-cell office:value-type="string" calcext:value-type="string">
            <text:p>F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Rocket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232"/>
        </table:table-row>
        <table:table-row table:style-name="ro1">
          <table:table-cell office:value-type="string" calcext:value-type="string">
            <text:p>Crustacean</text:p>
          </table:table-cell>
          <table:table-cell table:number-columns-repeated="17"/>
          <table:table-cell office:value-type="string" calcext:value-type="string">
            <text:p>F</text:p>
          </table:table-cell>
          <table:table-cell table:number-columns-repeated="231"/>
        </table:table-row>
        <table:table-row table:style-name="ro1">
          <table:table-cell office:value-type="string" calcext:value-type="string">
            <text:p>Congressman</text:p>
          </table:table-cell>
          <table:table-cell table:number-columns-repeated="18"/>
          <table:table-cell office:value-type="string" calcext:value-type="string">
            <text:p>F</text:p>
          </table:table-cell>
          <table:table-cell table:number-columns-repeated="230"/>
        </table:table-row>
        <table:table-row table:style-name="ro1">
          <table:table-cell office:value-type="string" calcext:value-type="string">
            <text:p>Villag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ProtectedArea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SpaceStatio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Rac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GolfPlay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asketballTeam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HistoricBuilding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oss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GaelicGamesPlay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WomensTennisAssociationTournament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AustralianFootballLeagu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YearInSpaceflight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SoftballLeagu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SpaceMissio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ollusca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Drug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aseballPlay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SpaceShuttl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PowerStatio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GrandPrix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OlympicResult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PoloLeagu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Scientist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Amphibia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odyOfWat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HistoricPlac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AmericanFootballTeam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Aircraft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usical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usicGenr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Comedia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Ship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Currenc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Journalist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FormulaOneRac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School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elevisionEpisod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usicFestival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Ambassado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Ginkgo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SkiArea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VolleyballLeagu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HandballLeagu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Film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Countr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ountainRang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F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Senato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asketballPlay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radeUnio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on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CanadianFootballTeam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Writ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ilitaryConflict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usicalArtist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Astronaut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GreenAlga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ComicsCreato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Canal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SiteOfSpecialScientificInterest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RugbyLeagu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Valle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Olympics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PlayboyPlaymat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Vei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InlineHockeyLeagu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VideogamesLeagu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Spacecraft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SpeedwayLeagu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Philosoph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Athlet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Animal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Sport</text:p>
          </table:table-cell>
          <table:table-cell office:value-type="string" calcext:value-type="string">
            <text:p>F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Tow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Lak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ird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acteria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CollegeCoach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Judg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emberOfParliament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Hospital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Gnetophytes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Grap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Hotel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Cycad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Work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FloweringPlant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Riv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WorldHeritageSit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Arter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AmericanFootballLeagu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Wrest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IceHockeyPlay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Governo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AmericanFootballPlay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Protei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rai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AdultActo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mbryolog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RugbyPlay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ShoppingMall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ixedMartialArtsLeagu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President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Acto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Continent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VideoGame</text:p>
          </table:table-cell>
          <table:table-cell office:value-type="string" calcext:value-type="string">
            <text:p>F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ChemicalCompound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Weapo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Cardinal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Planet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useum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Skyscrap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Stadium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Park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Arachnid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Locomotiv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Fer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PopulatedPlac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Politicia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Plant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ritishRoyalt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Non-ProfitOrganisatio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roadcast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Island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GridironFootballPlay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Singl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Websit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asketballLeagu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SportsEvent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SoccerLeagu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Softwar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PrimeMinist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ChristianBishop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elevisionShow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Criminal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RadioStatio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Infrastructur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Statio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ayo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CricketLeagu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Restaurant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otorcycleRacingLeagu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AdministrativeRegio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OfficeHold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Saint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thnicGroup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Architect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SportsTeam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ilitaryUnit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ComicsCharact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Colou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agazin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NascarDriv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SupremeCourtOfTheUnitedStatesCas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Pop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FilmFestival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Cav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Fungus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PokerPlay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Archaea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Lymph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FieldHockeyLeagu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PersonFunctio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F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Event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Insect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uilding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Album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Newspap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SoccerManag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IceHockeyLeagu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Nerv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ox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WineRegio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Conventio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LacrosseLeagu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AutomobileEngin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Artist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Universit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FictionalCharact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F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FigureSkat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SoccerPlay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RecordLabel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aseballLeagu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Automobil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uscl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GolfLeagu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admintonPlay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urovisionSongContestEntr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NationalCollegiateAthleticAssociationAthlet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LaunchPad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ennisPlay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usicalWork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Compan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and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ducationalInstitutio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Languag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Stream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lectio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Cricket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Colleg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Conif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ClubMoss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onument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WrestlingEvent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ixedMartialArtsEvent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Plac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ook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Fish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Settlement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Cleric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Reptil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Airlin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eanOfTransportatio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Legislatur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HockeyTeam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Lighthous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LegalCas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CanadianFootballLeagu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LunarCrat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AutoRacingLeague</text:p>
          </table:table-cell>
          <table:table-cell table:number-columns-repeated="249"/>
        </table:table-row>
      </table:table>
      <table:named-expressions>
        <table:named-range table:name="AcademicConference" table:base-cell-address="$Sheet1.$D$358" table:cell-range-address="$Sheet1.$D$358"/>
        <table:named-range table:name="AcademicJournal" table:base-cell-address="$Sheet1.$D$750" table:cell-range-address="$Sheet1.$D$750"/>
        <table:named-range table:name="AcademicSubject" table:base-cell-address="$Sheet1.$D$667" table:cell-range-address="$Sheet1.$D$667"/>
        <table:named-range table:name="Activity" table:base-cell-address="$Sheet1.$D$7" table:cell-range-address="$Sheet1.$D$7"/>
        <table:named-range table:name="Actor" table:base-cell-address="$Sheet1.$D$120" table:cell-range-address="$Sheet1.$D$120"/>
        <table:named-range table:name="AdministrativeRegion" table:base-cell-address="$Sheet1.$D$568" table:cell-range-address="$Sheet1.$D$568"/>
        <table:named-range table:name="AdultActor" table:base-cell-address="$Sheet1.$D$121" table:cell-range-address="$Sheet1.$D$121"/>
        <table:named-range table:name="Agent" table:base-cell-address="$Sheet1.$D$15" table:cell-range-address="$Sheet1.$D$15"/>
        <table:named-range table:name="Agglomeration" table:base-cell-address="$Sheet1.$D$557" table:cell-range-address="$Sheet1.$D$557"/>
        <table:named-range table:name="Aircraft" table:base-cell-address="$Sheet1.$D$409" table:cell-range-address="$Sheet1.$D$409"/>
        <table:named-range table:name="Airline" table:base-cell-address="$Sheet1.$D$38" table:cell-range-address="$Sheet1.$D$38"/>
        <table:named-range table:name="Airport" table:base-cell-address="$Sheet1.$D$466" table:cell-range-address="$Sheet1.$D$466"/>
        <table:named-range table:name="Album" table:base-cell-address="$Sheet1.$D$717" table:cell-range-address="$Sheet1.$D$717"/>
        <table:named-range table:name="Altitude" table:base-cell-address="$Sheet1.$D$290" table:cell-range-address="$Sheet1.$D$290"/>
        <table:named-range table:name="AmateurBoxer" table:base-cell-address="$Sheet1.$D$148" table:cell-range-address="$Sheet1.$D$148"/>
        <table:named-range table:name="Ambassador" table:base-cell-address="$Sheet1.$D$248" table:cell-range-address="$Sheet1.$D$248"/>
        <table:named-range table:name="AmericanFootballCoach" table:base-cell-address="$Sheet1.$D$221" table:cell-range-address="$Sheet1.$D$221"/>
        <table:named-range table:name="AmericanFootballLeague" table:base-cell-address="$Sheet1.$D$71" table:cell-range-address="$Sheet1.$D$71"/>
        <table:named-range table:name="AmericanFootballPlayer" table:base-cell-address="$Sheet1.$D$159" table:cell-range-address="$Sheet1.$D$159"/>
        <table:named-range table:name="AmericanFootballTeam" table:base-cell-address="$Sheet1.$D$102" table:cell-range-address="$Sheet1.$D$102"/>
        <table:named-range table:name="Amphibian" table:base-cell-address="$Sheet1.$D$616" table:cell-range-address="$Sheet1.$D$616"/>
        <table:named-range table:name="AmusementParkAttraction" table:base-cell-address="$Sheet1.$D$438" table:cell-range-address="$Sheet1.$D$438"/>
        <table:named-range table:name="AnatomicalStructure" table:base-cell-address="$Sheet1.$D$291" table:cell-range-address="$Sheet1.$D$291"/>
        <table:named-range table:name="Animal" table:base-cell-address="$Sheet1.$D$615" table:cell-range-address="$Sheet1.$D$615"/>
        <table:named-range table:name="AnimangaCharacter" table:base-cell-address="$Sheet1.$D$22" table:cell-range-address="$Sheet1.$D$22"/>
        <table:named-range table:name="Anime" table:base-cell-address="$Sheet1.$D$702" table:cell-range-address="$Sheet1.$D$702"/>
        <table:named-range table:name="Annotation" table:base-cell-address="$Sheet1.$D$734" table:cell-range-address="$Sheet1.$D$734"/>
        <table:named-range table:name="Arachnid" table:base-cell-address="$Sheet1.$D$617" table:cell-range-address="$Sheet1.$D$617"/>
        <table:named-range table:name="Archaea" table:base-cell-address="$Sheet1.$D$612" table:cell-range-address="$Sheet1.$D$612"/>
        <table:named-range table:name="Archbishop" table:base-cell-address="$Sheet1.$D$214" table:cell-range-address="$Sheet1.$D$214"/>
        <table:named-range table:name="Archeologist" table:base-cell-address="$Sheet1.$D$116" table:cell-range-address="$Sheet1.$D$116"/>
        <table:named-range table:name="ArcherPlayer" table:base-cell-address="$Sheet1.$D$140" table:cell-range-address="$Sheet1.$D$140"/>
        <table:named-range table:name="Archipelago" table:base-cell-address="$Sheet1.$D$532" table:cell-range-address="$Sheet1.$D$532"/>
        <table:named-range table:name="Architect" table:base-cell-address="$Sheet1.$D$117" table:cell-range-address="$Sheet1.$D$117"/>
        <table:named-range table:name="ArchitecturalStructure" table:base-cell-address="$Sheet1.$D$437" table:cell-range-address="$Sheet1.$D$437"/>
        <table:named-range table:name="Archive" table:base-cell-address="$Sheet1.$D$705" table:cell-range-address="$Sheet1.$D$705"/>
        <table:named-range table:name="Area" table:base-cell-address="$Sheet1.$D$302" table:cell-range-address="$Sheet1.$D$302"/>
        <table:named-range table:name="Arena" table:base-cell-address="$Sheet1.$D$441" table:cell-range-address="$Sheet1.$D$441"/>
        <table:named-range table:name="Aristocrat" table:base-cell-address="$Sheet1.$D$118" table:cell-range-address="$Sheet1.$D$118"/>
        <table:named-range table:name="Arrondissement" table:base-cell-address="$Sheet1.$D$574" table:cell-range-address="$Sheet1.$D$574"/>
        <table:named-range table:name="Artery" table:base-cell-address="$Sheet1.$D$292" table:cell-range-address="$Sheet1.$D$292"/>
        <table:named-range table:name="Article" table:base-cell-address="$Sheet1.$D$736" table:cell-range-address="$Sheet1.$D$736"/>
        <table:named-range table:name="ArtificialSatellite" table:base-cell-address="$Sheet1.$D$518" table:cell-range-address="$Sheet1.$D$518"/>
        <table:named-range table:name="Artist" table:base-cell-address="$Sheet1.$D$119" table:cell-range-address="$Sheet1.$D$119"/>
        <table:named-range table:name="ArtistDiscography" table:base-cell-address="$Sheet1.$D$718" table:cell-range-address="$Sheet1.$D$718"/>
        <table:named-range table:name="ArtisticGenre" table:base-cell-address="$Sheet1.$D$671" table:cell-range-address="$Sheet1.$D$671"/>
        <table:named-range table:name="Artwork" table:base-cell-address="$Sheet1.$D$698" table:cell-range-address="$Sheet1.$D$698"/>
        <table:named-range table:name="Asteroid" table:base-cell-address="$Sheet1.$D$513" table:cell-range-address="$Sheet1.$D$513"/>
        <table:named-range table:name="Astronaut" table:base-cell-address="$Sheet1.$D$138" table:cell-range-address="$Sheet1.$D$138"/>
        <table:named-range table:name="Athlete" table:base-cell-address="$Sheet1.$D$139" table:cell-range-address="$Sheet1.$D$139"/>
        <table:named-range table:name="Athletics" table:base-cell-address="$Sheet1.$D$13" table:cell-range-address="$Sheet1.$D$13"/>
        <table:named-range table:name="AthleticsPlayer" table:base-cell-address="$Sheet1.$D$141" table:cell-range-address="$Sheet1.$D$141"/>
        <table:named-range table:name="Atoll" table:base-cell-address="$Sheet1.$D$565" table:cell-range-address="$Sheet1.$D$565"/>
        <table:named-range table:name="Attack" table:base-cell-address="$Sheet1.$D$359" table:cell-range-address="$Sheet1.$D$359"/>
        <table:named-range table:name="AustralianFootballLeague" table:base-cell-address="$Sheet1.$D$72" table:cell-range-address="$Sheet1.$D$72"/>
        <table:named-range table:name="AustralianFootballTeam" table:base-cell-address="$Sheet1.$D$103" table:cell-range-address="$Sheet1.$D$103"/>
        <table:named-range table:name="AustralianRulesFootballPlayer" table:base-cell-address="$Sheet1.$D$142" table:cell-range-address="$Sheet1.$D$142"/>
        <table:named-range table:name="Automobile" table:base-cell-address="$Sheet1.$D$411" table:cell-range-address="$Sheet1.$D$411"/>
        <table:named-range table:name="AutomobileEngine" table:base-cell-address="$Sheet1.$D$334" table:cell-range-address="$Sheet1.$D$334"/>
        <table:named-range table:name="AutoRacingLeague" table:base-cell-address="$Sheet1.$D$73" table:cell-range-address="$Sheet1.$D$73"/>
        <table:named-range table:name="Award" table:base-cell-address="$Sheet1.$D$303" table:cell-range-address="$Sheet1.$D$303"/>
        <table:named-range table:name="BackScene" table:base-cell-address="$Sheet1.$D$129" table:cell-range-address="$Sheet1.$D$129"/>
        <table:named-range table:name="Bacteria" table:base-cell-address="$Sheet1.$D$613" table:cell-range-address="$Sheet1.$D$613"/>
        <table:named-range table:name="BadmintonPlayer" table:base-cell-address="$Sheet1.$D$143" table:cell-range-address="$Sheet1.$D$143"/>
        <table:named-range table:name="Band" table:base-cell-address="$Sheet1.$D$53" table:cell-range-address="$Sheet1.$D$53"/>
        <table:named-range table:name="Bank" table:base-cell-address="$Sheet1.$D$33" table:cell-range-address="$Sheet1.$D$33"/>
        <table:named-range table:name="Baronet" table:base-cell-address="$Sheet1.$D$273" table:cell-range-address="$Sheet1.$D$273"/>
        <table:named-range table:name="BaseballLeague" table:base-cell-address="$Sheet1.$D$74" table:cell-range-address="$Sheet1.$D$74"/>
        <table:named-range table:name="BaseballPlayer" table:base-cell-address="$Sheet1.$D$144" table:cell-range-address="$Sheet1.$D$144"/>
        <table:named-range table:name="BaseballSeason" table:base-cell-address="$Sheet1.$D$647" table:cell-range-address="$Sheet1.$D$647"/>
        <table:named-range table:name="BaseballTeam" table:base-cell-address="$Sheet1.$D$104" table:cell-range-address="$Sheet1.$D$104"/>
        <table:named-range table:name="BasketballLeague" table:base-cell-address="$Sheet1.$D$75" table:cell-range-address="$Sheet1.$D$75"/>
        <table:named-range table:name="BasketballPlayer" table:base-cell-address="$Sheet1.$D$145" table:cell-range-address="$Sheet1.$D$145"/>
        <table:named-range table:name="BasketballTeam" table:base-cell-address="$Sheet1.$D$105" table:cell-range-address="$Sheet1.$D$105"/>
        <table:named-range table:name="Battery" table:base-cell-address="$Sheet1.$D$330" table:cell-range-address="$Sheet1.$D$330"/>
        <table:named-range table:name="Bay" table:base-cell-address="$Sheet1.$D$535" table:cell-range-address="$Sheet1.$D$535"/>
        <table:named-range table:name="Beach" table:base-cell-address="$Sheet1.$D$533" table:cell-range-address="$Sheet1.$D$533"/>
        <table:named-range table:name="BeachVolleyballPlayer" table:base-cell-address="$Sheet1.$D$192" table:cell-range-address="$Sheet1.$D$192"/>
        <table:named-range table:name="BeautyQueen" table:base-cell-address="$Sheet1.$D$208" table:cell-range-address="$Sheet1.$D$208"/>
        <table:named-range table:name="Beer" table:base-cell-address="$Sheet1.$D$391" table:cell-range-address="$Sheet1.$D$391"/>
        <table:named-range table:name="Beverage" table:base-cell-address="$Sheet1.$D$390" table:cell-range-address="$Sheet1.$D$390"/>
        <table:named-range table:name="Biathlete" table:base-cell-address="$Sheet1.$D$195" table:cell-range-address="$Sheet1.$D$195"/>
        <table:named-range table:name="BiologicalDatabase" table:base-cell-address="$Sheet1.$D$707" table:cell-range-address="$Sheet1.$D$707"/>
        <table:named-range table:name="Biologist" table:base-cell-address="$Sheet1.$D$275" table:cell-range-address="$Sheet1.$D$275"/>
        <table:named-range table:name="Biomolecule" table:base-cell-address="$Sheet1.$D$306" table:cell-range-address="$Sheet1.$D$306"/>
        <table:named-range table:name="Bird" table:base-cell-address="$Sheet1.$D$618" table:cell-range-address="$Sheet1.$D$618"/>
        <table:named-range table:name="Blazon" table:base-cell-address="$Sheet1.$D$315" table:cell-range-address="$Sheet1.$D$315"/>
        <table:named-range table:name="BloodVessel" table:base-cell-address="$Sheet1.$D$293" table:cell-range-address="$Sheet1.$D$293"/>
        <table:named-range table:name="BoardGame" table:base-cell-address="$Sheet1.$D$9" table:cell-range-address="$Sheet1.$D$9"/>
        <table:named-range table:name="BobsleighAthlete" table:base-cell-address="$Sheet1.$D$196" table:cell-range-address="$Sheet1.$D$196"/>
        <table:named-range table:name="Bodybuilder" table:base-cell-address="$Sheet1.$D$146" table:cell-range-address="$Sheet1.$D$146"/>
        <table:named-range table:name="BodyOfWater" table:base-cell-address="$Sheet1.$D$534" table:cell-range-address="$Sheet1.$D$534"/>
        <table:named-range table:name="Bone" table:base-cell-address="$Sheet1.$D$294" table:cell-range-address="$Sheet1.$D$294"/>
        <table:named-range table:name="Book" table:base-cell-address="$Sheet1.$D$737" table:cell-range-address="$Sheet1.$D$737"/>
        <table:named-range table:name="BowlingLeague" table:base-cell-address="$Sheet1.$D$76" table:cell-range-address="$Sheet1.$D$76"/>
        <table:named-range table:name="Boxer" table:base-cell-address="$Sheet1.$D$147" table:cell-range-address="$Sheet1.$D$147"/>
        <table:named-range table:name="BoxingLeague" table:base-cell-address="$Sheet1.$D$77" table:cell-range-address="$Sheet1.$D$77"/>
        <table:named-range table:name="Brain" table:base-cell-address="$Sheet1.$D$295" table:cell-range-address="$Sheet1.$D$295"/>
        <table:named-range table:name="Brewery" table:base-cell-address="$Sheet1.$D$34" table:cell-range-address="$Sheet1.$D$34"/>
        <table:named-range table:name="Bridge" table:base-cell-address="$Sheet1.$D$476" table:cell-range-address="$Sheet1.$D$476"/>
        <table:named-range table:name="BritishRoyalty" table:base-cell-address="$Sheet1.$D$272" table:cell-range-address="$Sheet1.$D$272"/>
        <table:named-range table:name="Broadcaster" table:base-cell-address="$Sheet1.$D$28" table:cell-range-address="$Sheet1.$D$28"/>
        <table:named-range table:name="BroadcastNetwork" table:base-cell-address="$Sheet1.$D$29" table:cell-range-address="$Sheet1.$D$29"/>
        <table:named-range table:name="BrownDwarf" table:base-cell-address="$Sheet1.$D$520" table:cell-range-address="$Sheet1.$D$520"/>
        <table:named-range table:name="Building" table:base-cell-address="$Sheet1.$D$442" table:cell-range-address="$Sheet1.$D$442"/>
        <table:named-range table:name="BullFighter" table:base-cell-address="$Sheet1.$D$149" table:cell-range-address="$Sheet1.$D$149"/>
        <table:named-range table:name="BusCompany" table:base-cell-address="$Sheet1.$D$39" table:cell-range-address="$Sheet1.$D$39"/>
        <table:named-range table:name="BusinessPerson" table:base-cell-address="$Sheet1.$D$209" table:cell-range-address="$Sheet1.$D$209"/>
        <table:named-range table:name="Camera" table:base-cell-address="$Sheet1.$D$331" table:cell-range-address="$Sheet1.$D$331"/>
        <table:named-range table:name="CanadianFootballLeague" table:base-cell-address="$Sheet1.$D$78" table:cell-range-address="$Sheet1.$D$78"/>
        <table:named-range table:name="CanadianFootballPlayer" table:base-cell-address="$Sheet1.$D$160" table:cell-range-address="$Sheet1.$D$160"/>
        <table:named-range table:name="CanadianFootballTeam" table:base-cell-address="$Sheet1.$D$106" table:cell-range-address="$Sheet1.$D$106"/>
        <table:named-range table:name="Canal" table:base-cell-address="$Sheet1.$D$540" table:cell-range-address="$Sheet1.$D$540"/>
        <table:named-range table:name="Canoeist" table:base-cell-address="$Sheet1.$D$150" table:cell-range-address="$Sheet1.$D$150"/>
        <table:named-range table:name="Canton" table:base-cell-address="$Sheet1.$D$575" table:cell-range-address="$Sheet1.$D$575"/>
        <table:named-range table:name="Cape" table:base-cell-address="$Sheet1.$D$542" table:cell-range-address="$Sheet1.$D$542"/>
        <table:named-range table:name="Capital" table:base-cell-address="$Sheet1.$D$594" table:cell-range-address="$Sheet1.$D$594"/>
        <table:named-range table:name="CapitalOfRegion" table:base-cell-address="$Sheet1.$D$595" table:cell-range-address="$Sheet1.$D$595"/>
        <table:named-range table:name="CardGame" table:base-cell-address="$Sheet1.$D$10" table:cell-range-address="$Sheet1.$D$10"/>
        <table:named-range table:name="Cardinal" table:base-cell-address="$Sheet1.$D$212" table:cell-range-address="$Sheet1.$D$212"/>
        <table:named-range table:name="CardinalDirection" table:base-cell-address="$Sheet1.$D$668" table:cell-range-address="$Sheet1.$D$668"/>
        <table:named-range table:name="CareerStation" table:base-cell-address="$Sheet1.$D$655" table:cell-range-address="$Sheet1.$D$655"/>
        <table:named-range table:name="Cartoon" table:base-cell-address="$Sheet1.$D$701" table:cell-range-address="$Sheet1.$D$701"/>
        <table:named-range table:name="Case" table:base-cell-address="$Sheet1.$D$690" table:cell-range-address="$Sheet1.$D$690"/>
        <table:named-range table:name="Casino" table:base-cell-address="$Sheet1.$D$443" table:cell-range-address="$Sheet1.$D$443"/>
        <table:named-range table:name="Castle" table:base-cell-address="$Sheet1.$D$444" table:cell-range-address="$Sheet1.$D$444"/>
        <table:named-range table:name="Cat" table:base-cell-address="$Sheet1.$D$623" table:cell-range-address="$Sheet1.$D$623"/>
        <table:named-range table:name="Caterer" table:base-cell-address="$Sheet1.$D$35" table:cell-range-address="$Sheet1.$D$35"/>
        <table:named-range table:name="Cave" table:base-cell-address="$Sheet1.$D$543" table:cell-range-address="$Sheet1.$D$543"/>
        <table:named-range table:name="CelestialBody" table:base-cell-address="$Sheet1.$D$512" table:cell-range-address="$Sheet1.$D$512"/>
        <table:named-range table:name="Cemetery" table:base-cell-address="$Sheet1.$D$524" table:cell-range-address="$Sheet1.$D$524"/>
        <table:named-range table:name="Chancellor" table:base-cell-address="$Sheet1.$D$249" table:cell-range-address="$Sheet1.$D$249"/>
        <table:named-range table:name="ChartsPlacements" table:base-cell-address="$Sheet1.$D$316" table:cell-range-address="$Sheet1.$D$316"/>
        <table:named-range table:name="Cheese" table:base-cell-address="$Sheet1.$D$395" table:cell-range-address="$Sheet1.$D$395"/>
        <table:named-range table:name="Chef" table:base-cell-address="$Sheet1.$D$210" table:cell-range-address="$Sheet1.$D$210"/>
        <table:named-range table:name="ChemicalCompound" table:base-cell-address="$Sheet1.$D$318" table:cell-range-address="$Sheet1.$D$318"/>
        <table:named-range table:name="ChemicalElement" table:base-cell-address="$Sheet1.$D$319" table:cell-range-address="$Sheet1.$D$319"/>
        <table:named-range table:name="ChemicalSubstance" table:base-cell-address="$Sheet1.$D$317" table:cell-range-address="$Sheet1.$D$317"/>
        <table:named-range table:name="ChessPlayer" table:base-cell-address="$Sheet1.$D$151" table:cell-range-address="$Sheet1.$D$151"/>
        <table:named-range table:name="ChristianBishop" table:base-cell-address="$Sheet1.$D$213" table:cell-range-address="$Sheet1.$D$213"/>
        <table:named-range table:name="ChristianDoctrine" table:base-cell-address="$Sheet1.$D$685" table:cell-range-address="$Sheet1.$D$685"/>
        <table:named-range table:name="ChristianPatriarch" table:base-cell-address="$Sheet1.$D$215" table:cell-range-address="$Sheet1.$D$215"/>
        <table:named-range table:name="Church" table:base-cell-address="$Sheet1.$D$452" table:cell-range-address="$Sheet1.$D$452"/>
        <table:named-range table:name="cidoccrm:E4_Period" table:base-cell-address="$Sheet1.$D$761" table:cell-range-address="$Sheet1.$D$761"/>
        <table:named-range table:name="Cinema" table:base-cell-address="$Sheet1.$D$462" table:cell-range-address="$Sheet1.$D$462"/>
        <table:named-range table:name="City" table:base-cell-address="$Sheet1.$D$593" table:cell-range-address="$Sheet1.$D$593"/>
        <table:named-range table:name="CityDistrict" table:base-cell-address="$Sheet1.$D$596" table:cell-range-address="$Sheet1.$D$596"/>
        <table:named-range table:name="ClassicalMusicArtist" table:base-cell-address="$Sheet1.$D$130" table:cell-range-address="$Sheet1.$D$130"/>
        <table:named-range table:name="ClassicalMusicComposition" table:base-cell-address="$Sheet1.$D$719" table:cell-range-address="$Sheet1.$D$719"/>
        <table:named-range table:name="Cleric" table:base-cell-address="$Sheet1.$D$211" table:cell-range-address="$Sheet1.$D$211"/>
        <table:named-range table:name="ClericalAdministrativeRegion" table:base-cell-address="$Sheet1.$D$569" table:cell-range-address="$Sheet1.$D$569"/>
        <table:named-range table:name="ClericalOrder" table:base-cell-address="$Sheet1.$D$63" table:cell-range-address="$Sheet1.$D$63"/>
        <table:named-range table:name="ClubMoss" table:base-cell-address="$Sheet1.$D$630" table:cell-range-address="$Sheet1.$D$630"/>
        <table:named-range table:name="Coach" table:base-cell-address="$Sheet1.$D$220" table:cell-range-address="$Sheet1.$D$220"/>
        <table:named-range table:name="CoalPit" table:base-cell-address="$Sheet1.$D$530" table:cell-range-address="$Sheet1.$D$530"/>
        <table:named-range table:name="CollectionOfValuables" table:base-cell-address="$Sheet1.$D$704" table:cell-range-address="$Sheet1.$D$704"/>
        <table:named-range table:name="College" table:base-cell-address="$Sheet1.$D$44" table:cell-range-address="$Sheet1.$D$44"/>
        <table:named-range table:name="CollegeCoach" table:base-cell-address="$Sheet1.$D$222" table:cell-range-address="$Sheet1.$D$222"/>
        <table:named-range table:name="Colour" table:base-cell-address="$Sheet1.$D$325" table:cell-range-address="$Sheet1.$D$325"/>
        <table:named-range table:name="CombinationDrug" table:base-cell-address="$Sheet1.$D$321" table:cell-range-address="$Sheet1.$D$321"/>
        <table:named-range table:name="Comedian" table:base-cell-address="$Sheet1.$D$123" table:cell-range-address="$Sheet1.$D$123"/>
        <table:named-range table:name="ComedyGroup" table:base-cell-address="$Sheet1.$D$54" table:cell-range-address="$Sheet1.$D$54"/>
        <table:named-range table:name="Comic" table:base-cell-address="$Sheet1.$D$740" table:cell-range-address="$Sheet1.$D$740"/>
        <table:named-range table:name="ComicsCharacter" table:base-cell-address="$Sheet1.$D$21" table:cell-range-address="$Sheet1.$D$21"/>
        <table:named-range table:name="ComicsCreator" table:base-cell-address="$Sheet1.$D$124" table:cell-range-address="$Sheet1.$D$124"/>
        <table:named-range table:name="ComicStrip" table:base-cell-address="$Sheet1.$D$741" table:cell-range-address="$Sheet1.$D$741"/>
        <table:named-range table:name="Community" table:base-cell-address="$Sheet1.$D$558" table:cell-range-address="$Sheet1.$D$558"/>
        <table:named-range table:name="Company" table:base-cell-address="$Sheet1.$D$32" table:cell-range-address="$Sheet1.$D$32"/>
        <table:named-range table:name="Competition" table:base-cell-address="$Sheet1.$D$348" table:cell-range-address="$Sheet1.$D$348"/>
        <table:named-range table:name="ConcentrationCamp" table:base-cell-address="$Sheet1.$D$525" table:cell-range-address="$Sheet1.$D$525"/>
        <table:named-range table:name="Congressman" table:base-cell-address="$Sheet1.$D$250" table:cell-range-address="$Sheet1.$D$250"/>
        <table:named-range table:name="Conifer" table:base-cell-address="$Sheet1.$D$631" table:cell-range-address="$Sheet1.$D$631"/>
        <table:named-range table:name="Constellation" table:base-cell-address="$Sheet1.$D$514" table:cell-range-address="$Sheet1.$D$514"/>
        <table:named-range table:name="Contest" table:base-cell-address="$Sheet1.$D$349" table:cell-range-address="$Sheet1.$D$349"/>
        <table:named-range table:name="Continent" table:base-cell-address="$Sheet1.$D$559" table:cell-range-address="$Sheet1.$D$559"/>
        <table:named-range table:name="ControlledDesignationOfOriginWine" table:base-cell-address="$Sheet1.$D$394" table:cell-range-address="$Sheet1.$D$394"/>
        <table:named-range table:name="Convention" table:base-cell-address="$Sheet1.$D$360" table:cell-range-address="$Sheet1.$D$360"/>
        <table:named-range table:name="ConveyorSystem" table:base-cell-address="$Sheet1.$D$416" table:cell-range-address="$Sheet1.$D$416"/>
        <table:named-range table:name="Country" table:base-cell-address="$Sheet1.$D$560" table:cell-range-address="$Sheet1.$D$560"/>
        <table:named-range table:name="CountrySeat" table:base-cell-address="$Sheet1.$D$526" table:cell-range-address="$Sheet1.$D$526"/>
        <table:named-range table:name="Crater" table:base-cell-address="$Sheet1.$D$544" table:cell-range-address="$Sheet1.$D$544"/>
        <table:named-range table:name="Cricketer" table:base-cell-address="$Sheet1.$D$152" table:cell-range-address="$Sheet1.$D$152"/>
        <table:named-range table:name="CricketGround" table:base-cell-address="$Sheet1.$D$500" table:cell-range-address="$Sheet1.$D$500"/>
        <table:named-range table:name="CricketLeague" table:base-cell-address="$Sheet1.$D$79" table:cell-range-address="$Sheet1.$D$79"/>
        <table:named-range table:name="CricketTeam" table:base-cell-address="$Sheet1.$D$107" table:cell-range-address="$Sheet1.$D$107"/>
        <table:named-range table:name="Criminal" table:base-cell-address="$Sheet1.$D$224" table:cell-range-address="$Sheet1.$D$224"/>
        <table:named-range table:name="CrossCountrySkier" table:base-cell-address="$Sheet1.$D$197" table:cell-range-address="$Sheet1.$D$197"/>
        <table:named-range table:name="Crustacean" table:base-cell-address="$Sheet1.$D$619" table:cell-range-address="$Sheet1.$D$619"/>
        <table:named-range table:name="CultivatedVariety" table:base-cell-address="$Sheet1.$D$632" table:cell-range-address="$Sheet1.$D$632"/>
        <table:named-range table:name="Curler" table:base-cell-address="$Sheet1.$D$198" table:cell-range-address="$Sheet1.$D$198"/>
        <table:named-range table:name="CurlingLeague" table:base-cell-address="$Sheet1.$D$80" table:cell-range-address="$Sheet1.$D$80"/>
        <table:named-range table:name="Currency" table:base-cell-address="$Sheet1.$D$326" table:cell-range-address="$Sheet1.$D$326"/>
        <table:named-range table:name="Cycad" table:base-cell-address="$Sheet1.$D$633" table:cell-range-address="$Sheet1.$D$633"/>
        <table:named-range table:name="CyclingCompetition" table:base-cell-address="$Sheet1.$D$370" table:cell-range-address="$Sheet1.$D$370"/>
        <table:named-range table:name="CyclingLeague" table:base-cell-address="$Sheet1.$D$81" table:cell-range-address="$Sheet1.$D$81"/>
        <table:named-range table:name="CyclingRace" table:base-cell-address="$Sheet1.$D$379" table:cell-range-address="$Sheet1.$D$379"/>
        <table:named-range table:name="CyclingTeam" table:base-cell-address="$Sheet1.$D$108" table:cell-range-address="$Sheet1.$D$108"/>
        <table:named-range table:name="Cyclist" table:base-cell-address="$Sheet1.$D$153" table:cell-range-address="$Sheet1.$D$153"/>
        <table:named-range table:name="d0:Activity" table:base-cell-address="$Sheet1.$D$762" table:cell-range-address="$Sheet1.$D$762"/>
        <table:named-range table:name="Dam" table:base-cell-address="$Sheet1.$D$467" table:cell-range-address="$Sheet1.$D$467"/>
        <table:named-range table:name="Dancer" table:base-cell-address="$Sheet1.$D$125" table:cell-range-address="$Sheet1.$D$125"/>
        <table:named-range table:name="DartsPlayer" table:base-cell-address="$Sheet1.$D$154" table:cell-range-address="$Sheet1.$D$154"/>
        <table:named-range table:name="Database" table:base-cell-address="$Sheet1.$D$706" table:cell-range-address="$Sheet1.$D$706"/>
        <table:named-range table:name="Deanery" table:base-cell-address="$Sheet1.$D$570" table:cell-range-address="$Sheet1.$D$570"/>
        <table:named-range table:name="Decoration" table:base-cell-address="$Sheet1.$D$304" table:cell-range-address="$Sheet1.$D$304"/>
        <table:named-range table:name="Deity" table:base-cell-address="$Sheet1.$D$16" table:cell-range-address="$Sheet1.$D$16"/>
        <table:named-range table:name="Demographics" table:base-cell-address="$Sheet1.$D$327" table:cell-range-address="$Sheet1.$D$327"/>
        <table:named-range table:name="Department" table:base-cell-address="$Sheet1.$D$576" table:cell-range-address="$Sheet1.$D$576"/>
        <table:named-range table:name="Depth" table:base-cell-address="$Sheet1.$D$328" table:cell-range-address="$Sheet1.$D$328"/>
        <table:named-range table:name="Deputy" table:base-cell-address="$Sheet1.$D$251" table:cell-range-address="$Sheet1.$D$251"/>
        <table:named-range table:name="Desert" table:base-cell-address="$Sheet1.$D$546" table:cell-range-address="$Sheet1.$D$546"/>
        <table:named-range table:name="Device" table:base-cell-address="$Sheet1.$D$329" table:cell-range-address="$Sheet1.$D$329"/>
        <table:named-range table:name="DigitalCamera" table:base-cell-address="$Sheet1.$D$332" table:cell-range-address="$Sheet1.$D$332"/>
        <table:named-range table:name="Dike" table:base-cell-address="$Sheet1.$D$468" table:cell-range-address="$Sheet1.$D$468"/>
        <table:named-range table:name="Diocese" table:base-cell-address="$Sheet1.$D$571" table:cell-range-address="$Sheet1.$D$571"/>
        <table:named-range table:name="Diploma" table:base-cell-address="$Sheet1.$D$342" table:cell-range-address="$Sheet1.$D$342"/>
        <table:named-range table:name="Disease" table:base-cell-address="$Sheet1.$D$343" table:cell-range-address="$Sheet1.$D$343"/>
        <table:named-range table:name="DisneyCharacter" table:base-cell-address="$Sheet1.$D$23" table:cell-range-address="$Sheet1.$D$23"/>
        <table:named-range table:name="District" table:base-cell-address="$Sheet1.$D$578" table:cell-range-address="$Sheet1.$D$578"/>
        <table:named-range table:name="DistrictWaterBoard" table:base-cell-address="$Sheet1.$D$580" table:cell-range-address="$Sheet1.$D$580"/>
        <table:named-range table:name="Document" table:base-cell-address="$Sheet1.$D$708" table:cell-range-address="$Sheet1.$D$708"/>
        <table:named-range table:name="DocumentType" table:base-cell-address="$Sheet1.$D$687" table:cell-range-address="$Sheet1.$D$687"/>
        <table:named-range table:name="Dog" table:base-cell-address="$Sheet1.$D$624" table:cell-range-address="$Sheet1.$D$624"/>
        <table:named-range table:name="Drama" table:base-cell-address="$Sheet1.$D$745" table:cell-range-address="$Sheet1.$D$745"/>
        <table:named-range table:name="Drug" table:base-cell-address="$Sheet1.$D$320" table:cell-range-address="$Sheet1.$D$320"/>
        <table:named-range table:name="DTMRacer" table:base-cell-address="$Sheet1.$D$173" table:cell-range-address="$Sheet1.$D$173"/>
        <table:named-range table:name="Earthquake" table:base-cell-address="$Sheet1.$D$353" table:cell-range-address="$Sheet1.$D$353"/>
        <table:named-range table:name="Economist" table:base-cell-address="$Sheet1.$D$227" table:cell-range-address="$Sheet1.$D$227"/>
        <table:named-range table:name="EducationalInstitution" table:base-cell-address="$Sheet1.$D$43" table:cell-range-address="$Sheet1.$D$43"/>
        <table:named-range table:name="Egyptologist" table:base-cell-address="$Sheet1.$D$228" table:cell-range-address="$Sheet1.$D$228"/>
        <table:named-range table:name="Election" table:base-cell-address="$Sheet1.$D$361" table:cell-range-address="$Sheet1.$D$361"/>
        <table:named-range table:name="ElectionDiagram" table:base-cell-address="$Sheet1.$D$344" table:cell-range-address="$Sheet1.$D$344"/>
        <table:named-range table:name="ElectricalSubstation" table:base-cell-address="$Sheet1.$D$345" table:cell-range-address="$Sheet1.$D$345"/>
        <table:named-range table:name="Embryology" table:base-cell-address="$Sheet1.$D$296" table:cell-range-address="$Sheet1.$D$296"/>
        <table:named-range table:name="Employer" table:base-cell-address="$Sheet1.$D$17" table:cell-range-address="$Sheet1.$D$17"/>
        <table:named-range table:name="EmployersOrganisation" table:base-cell-address="$Sheet1.$D$48" table:cell-range-address="$Sheet1.$D$48"/>
        <table:named-range table:name="Engine" table:base-cell-address="$Sheet1.$D$333" table:cell-range-address="$Sheet1.$D$333"/>
        <table:named-range table:name="Engineer" table:base-cell-address="$Sheet1.$D$229" table:cell-range-address="$Sheet1.$D$229"/>
        <table:named-range table:name="Entomologist" table:base-cell-address="$Sheet1.$D$276" table:cell-range-address="$Sheet1.$D$276"/>
        <table:named-range table:name="Enzyme" table:base-cell-address="$Sheet1.$D$307" table:cell-range-address="$Sheet1.$D$307"/>
        <table:named-range table:name="Escalator" table:base-cell-address="$Sheet1.$D$417" table:cell-range-address="$Sheet1.$D$417"/>
        <table:named-range table:name="EthnicGroup" table:base-cell-address="$Sheet1.$D$346" table:cell-range-address="$Sheet1.$D$346"/>
        <table:named-range table:name="Eukaryote" table:base-cell-address="$Sheet1.$D$614" table:cell-range-address="$Sheet1.$D$614"/>
        <table:named-range table:name="EurovisionSongContestEntry" table:base-cell-address="$Sheet1.$D$725" table:cell-range-address="$Sheet1.$D$725"/>
        <table:named-range table:name="Event" table:base-cell-address="$Sheet1.$D$347" table:cell-range-address="$Sheet1.$D$347"/>
        <table:named-range table:name="Factory" table:base-cell-address="$Sheet1.$D$445" table:cell-range-address="$Sheet1.$D$445"/>
        <table:named-range table:name="Family" table:base-cell-address="$Sheet1.$D$18" table:cell-range-address="$Sheet1.$D$18"/>
        <table:named-range table:name="Farmer" table:base-cell-address="$Sheet1.$D$230" table:cell-range-address="$Sheet1.$D$230"/>
        <table:named-range table:name="Fashion" table:base-cell-address="$Sheet1.$D$669" table:cell-range-address="$Sheet1.$D$669"/>
        <table:named-range table:name="FashionDesigner" table:base-cell-address="$Sheet1.$D$126" table:cell-range-address="$Sheet1.$D$126"/>
        <table:named-range table:name="Fencer" table:base-cell-address="$Sheet1.$D$155" table:cell-range-address="$Sheet1.$D$155"/>
        <table:named-range table:name="Fern" table:base-cell-address="$Sheet1.$D$634" table:cell-range-address="$Sheet1.$D$634"/>
        <table:named-range table:name="FictionalCharacter" table:base-cell-address="$Sheet1.$D$20" table:cell-range-address="$Sheet1.$D$20"/>
        <table:named-range table:name="FieldHockeyLeague" table:base-cell-address="$Sheet1.$D$82" table:cell-range-address="$Sheet1.$D$82"/>
        <table:named-range table:name="FigureSkater" table:base-cell-address="$Sheet1.$D$199" table:cell-range-address="$Sheet1.$D$199"/>
        <table:named-range table:name="File" table:base-cell-address="$Sheet1.$D$709" table:cell-range-address="$Sheet1.$D$709"/>
        <table:named-range table:name="Film" table:base-cell-address="$Sheet1.$D$714" table:cell-range-address="$Sheet1.$D$714"/>
        <table:named-range table:name="FilmFestival" table:base-cell-address="$Sheet1.$D$362" table:cell-range-address="$Sheet1.$D$362"/>
        <table:named-range table:name="Fish" table:base-cell-address="$Sheet1.$D$620" table:cell-range-address="$Sheet1.$D$620"/>
        <table:named-range table:name="Flag" table:base-cell-address="$Sheet1.$D$388" table:cell-range-address="$Sheet1.$D$388"/>
        <table:named-range table:name="FloweringPlant" table:base-cell-address="$Sheet1.$D$635" table:cell-range-address="$Sheet1.$D$635"/>
        <table:named-range table:name="foaf:Document" table:base-cell-address="$Sheet1.$D$760" table:cell-range-address="$Sheet1.$D$760"/>
        <table:named-range table:name="foaf:Image" table:base-cell-address="$Sheet1.$D$763" table:cell-range-address="$Sheet1.$D$763"/>
        <table:named-range table:name="foaf:Person" table:base-cell-address="$Sheet1.$D$764" table:cell-range-address="$Sheet1.$D$764"/>
        <table:named-range table:name="Food" table:base-cell-address="$Sheet1.$D$389" table:cell-range-address="$Sheet1.$D$389"/>
        <table:named-range table:name="FootballLeagueSeason" table:base-cell-address="$Sheet1.$D$648" table:cell-range-address="$Sheet1.$D$648"/>
        <table:named-range table:name="FootballMatch" table:base-cell-address="$Sheet1.$D$371" table:cell-range-address="$Sheet1.$D$371"/>
        <table:named-range table:name="Forest" table:base-cell-address="$Sheet1.$D$547" table:cell-range-address="$Sheet1.$D$547"/>
        <table:named-range table:name="FormerMunicipality" table:base-cell-address="$Sheet1.$D$583" table:cell-range-address="$Sheet1.$D$583"/>
        <table:named-range table:name="FormulaOneRacer" table:base-cell-address="$Sheet1.$D$174" table:cell-range-address="$Sheet1.$D$174"/>
        <table:named-range table:name="FormulaOneRacing" table:base-cell-address="$Sheet1.$D$83" table:cell-range-address="$Sheet1.$D$83"/>
        <table:named-range table:name="FormulaOneTeam" table:base-cell-address="$Sheet1.$D$109" table:cell-range-address="$Sheet1.$D$109"/>
        <table:named-range table:name="Fort" table:base-cell-address="$Sheet1.$D$489" table:cell-range-address="$Sheet1.$D$489"/>
        <table:named-range table:name="Fungus" table:base-cell-address="$Sheet1.$D$628" table:cell-range-address="$Sheet1.$D$628"/>
        <table:named-range table:name="GaelicGamesPlayer" table:base-cell-address="$Sheet1.$D$156" table:cell-range-address="$Sheet1.$D$156"/>
        <table:named-range table:name="Galaxy" table:base-cell-address="$Sheet1.$D$515" table:cell-range-address="$Sheet1.$D$515"/>
        <table:named-range table:name="Game" table:base-cell-address="$Sheet1.$D$8" table:cell-range-address="$Sheet1.$D$8"/>
        <table:named-range table:name="Garden" table:base-cell-address="$Sheet1.$D$527" table:cell-range-address="$Sheet1.$D$527"/>
        <table:named-range table:name="GatedCommunity" table:base-cell-address="$Sheet1.$D$562" table:cell-range-address="$Sheet1.$D$562"/>
        <table:named-range table:name="Gene" table:base-cell-address="$Sheet1.$D$308" table:cell-range-address="$Sheet1.$D$308"/>
        <table:named-range table:name="GeneLocation" table:base-cell-address="$Sheet1.$D$396" table:cell-range-address="$Sheet1.$D$396"/>
        <table:named-range table:name="Genre" table:base-cell-address="$Sheet1.$D$670" table:cell-range-address="$Sheet1.$D$670"/>
        <table:named-range table:name="geo:SpatialThing" table:base-cell-address="$Sheet1.$D$765" table:cell-range-address="$Sheet1.$D$765"/>
        <table:named-range table:name="GeologicalPeriod" table:base-cell-address="$Sheet1.$D$657" table:cell-range-address="$Sheet1.$D$657"/>
        <table:named-range table:name="GeopoliticalOrganisation" table:base-cell-address="$Sheet1.$D$49" table:cell-range-address="$Sheet1.$D$49"/>
        <table:named-range table:name="Ginkgo" table:base-cell-address="$Sheet1.$D$637" table:cell-range-address="$Sheet1.$D$637"/>
        <table:named-range table:name="GivenName" table:base-cell-address="$Sheet1.$D$431" table:cell-range-address="$Sheet1.$D$431"/>
        <table:named-range table:name="Glacier" table:base-cell-address="$Sheet1.$D$548" table:cell-range-address="$Sheet1.$D$548"/>
        <table:named-range table:name="Globularswarm" table:base-cell-address="$Sheet1.$D$522" table:cell-range-address="$Sheet1.$D$522"/>
        <table:named-range table:name="gml:_Feature" table:base-cell-address="$Sheet1.$D$766" table:cell-range-address="$Sheet1.$D$766"/>
        <table:named-range table:name="Gnetophytes" table:base-cell-address="$Sheet1.$D$638" table:cell-range-address="$Sheet1.$D$638"/>
        <table:named-range table:name="GolfCourse" table:base-cell-address="$Sheet1.$D$501" table:cell-range-address="$Sheet1.$D$501"/>
        <table:named-range table:name="GolfLeague" table:base-cell-address="$Sheet1.$D$84" table:cell-range-address="$Sheet1.$D$84"/>
        <table:named-range table:name="GolfPlayer" table:base-cell-address="$Sheet1.$D$157" table:cell-range-address="$Sheet1.$D$157"/>
        <table:named-range table:name="GolfTournament" table:base-cell-address="$Sheet1.$D$383" table:cell-range-address="$Sheet1.$D$383"/>
        <table:named-range table:name="GovernmentAgency" table:base-cell-address="$Sheet1.$D$50" table:cell-range-address="$Sheet1.$D$50"/>
        <table:named-range table:name="GovernmentalAdministrativeRegion" table:base-cell-address="$Sheet1.$D$573" table:cell-range-address="$Sheet1.$D$573"/>
        <table:named-range table:name="GovernmentCabinet" table:base-cell-address="$Sheet1.$D$51" table:cell-range-address="$Sheet1.$D$51"/>
        <table:named-range table:name="GovernmentType" table:base-cell-address="$Sheet1.$D$688" table:cell-range-address="$Sheet1.$D$688"/>
        <table:named-range table:name="Governor" table:base-cell-address="$Sheet1.$D$252" table:cell-range-address="$Sheet1.$D$252"/>
        <table:named-range table:name="GrandPrix" table:base-cell-address="$Sheet1.$D$372" table:cell-range-address="$Sheet1.$D$372"/>
        <table:named-range table:name="Grape" table:base-cell-address="$Sheet1.$D$636" table:cell-range-address="$Sheet1.$D$636"/>
        <table:named-range table:name="GraveMonument" table:base-cell-address="$Sheet1.$D$496" table:cell-range-address="$Sheet1.$D$496"/>
        <table:named-range table:name="GreenAlga" table:base-cell-address="$Sheet1.$D$639" table:cell-range-address="$Sheet1.$D$639"/>
        <table:named-range table:name="GridironFootballPlayer" table:base-cell-address="$Sheet1.$D$158" table:cell-range-address="$Sheet1.$D$158"/>
        <table:named-range table:name="GrossDomesticProduct" table:base-cell-address="$Sheet1.$D$399" table:cell-range-address="$Sheet1.$D$399"/>
        <table:named-range table:name="GrossDomesticProductPerCapita" table:base-cell-address="$Sheet1.$D$400" table:cell-range-address="$Sheet1.$D$400"/>
        <table:named-range table:name="Group" table:base-cell-address="$Sheet1.$D$52" table:cell-range-address="$Sheet1.$D$52"/>
        <table:named-range table:name="Guitar" table:base-cell-address="$Sheet1.$D$338" table:cell-range-address="$Sheet1.$D$338"/>
        <table:named-range table:name="Guitarist" table:base-cell-address="$Sheet1.$D$132" table:cell-range-address="$Sheet1.$D$132"/>
        <table:named-range table:name="Gymnast" table:base-cell-address="$Sheet1.$D$161" table:cell-range-address="$Sheet1.$D$161"/>
        <table:named-range table:name="HandballLeague" table:base-cell-address="$Sheet1.$D$85" table:cell-range-address="$Sheet1.$D$85"/>
        <table:named-range table:name="HandballPlayer" table:base-cell-address="$Sheet1.$D$162" table:cell-range-address="$Sheet1.$D$162"/>
        <table:named-range table:name="HandballTeam" table:base-cell-address="$Sheet1.$D$110" table:cell-range-address="$Sheet1.$D$110"/>
        <table:named-range table:name="HighDiver" table:base-cell-address="$Sheet1.$D$163" table:cell-range-address="$Sheet1.$D$163"/>
        <table:named-range table:name="Historian" table:base-cell-address="$Sheet1.$D$284" table:cell-range-address="$Sheet1.$D$284"/>
        <table:named-range table:name="HistoricalAreaOfAuthority" table:base-cell-address="$Sheet1.$D$589" table:cell-range-address="$Sheet1.$D$589"/>
        <table:named-range table:name="HistoricalCountry" table:base-cell-address="$Sheet1.$D$561" table:cell-range-address="$Sheet1.$D$561"/>
        <table:named-range table:name="HistoricalDistrict" table:base-cell-address="$Sheet1.$D$579" table:cell-range-address="$Sheet1.$D$579"/>
        <table:named-range table:name="HistoricalEvent" table:base-cell-address="$Sheet1.$D$363" table:cell-range-address="$Sheet1.$D$363"/>
        <table:named-range table:name="HistoricalPeriod" table:base-cell-address="$Sheet1.$D$658" table:cell-range-address="$Sheet1.$D$658"/>
        <table:named-range table:name="HistoricalProvince" table:base-cell-address="$Sheet1.$D$586" table:cell-range-address="$Sheet1.$D$586"/>
        <table:named-range table:name="HistoricalRegion" table:base-cell-address="$Sheet1.$D$590" table:cell-range-address="$Sheet1.$D$590"/>
        <table:named-range table:name="HistoricalSettlement" table:base-cell-address="$Sheet1.$D$597" table:cell-range-address="$Sheet1.$D$597"/>
        <table:named-range table:name="HistoricBuilding" table:base-cell-address="$Sheet1.$D$446" table:cell-range-address="$Sheet1.$D$446"/>
        <table:named-range table:name="HistoricPlace" table:base-cell-address="$Sheet1.$D$528" table:cell-range-address="$Sheet1.$D$528"/>
        <table:named-range table:name="HockeyClub" table:base-cell-address="$Sheet1.$D$66" table:cell-range-address="$Sheet1.$D$66"/>
        <table:named-range table:name="HockeyTeam" table:base-cell-address="$Sheet1.$D$111" table:cell-range-address="$Sheet1.$D$111"/>
        <table:named-range table:name="Holiday" table:base-cell-address="$Sheet1.$D$401" table:cell-range-address="$Sheet1.$D$401"/>
        <table:named-range table:name="HollywoodCartoon" table:base-cell-address="$Sheet1.$D$703" table:cell-range-address="$Sheet1.$D$703"/>
        <table:named-range table:name="Hormone" table:base-cell-address="$Sheet1.$D$311" table:cell-range-address="$Sheet1.$D$311"/>
        <table:named-range table:name="Horse" table:base-cell-address="$Sheet1.$D$625" table:cell-range-address="$Sheet1.$D$625"/>
        <table:named-range table:name="HorseRace" table:base-cell-address="$Sheet1.$D$380" table:cell-range-address="$Sheet1.$D$380"/>
        <table:named-range table:name="HorseRider" table:base-cell-address="$Sheet1.$D$164" table:cell-range-address="$Sheet1.$D$164"/>
        <table:named-range table:name="HorseTrainer" table:base-cell-address="$Sheet1.$D$231" table:cell-range-address="$Sheet1.$D$231"/>
        <table:named-range table:name="Hospital" table:base-cell-address="$Sheet1.$D$447" table:cell-range-address="$Sheet1.$D$447"/>
        <table:named-range table:name="Hotel" table:base-cell-address="$Sheet1.$D$448" table:cell-range-address="$Sheet1.$D$448"/>
        <table:named-range table:name="HotSpring" table:base-cell-address="$Sheet1.$D$549" table:cell-range-address="$Sheet1.$D$549"/>
        <table:named-range table:name="HumanGene" table:base-cell-address="$Sheet1.$D$309" table:cell-range-address="$Sheet1.$D$309"/>
        <table:named-range table:name="HumanGeneLocation" table:base-cell-address="$Sheet1.$D$397" table:cell-range-address="$Sheet1.$D$397"/>
        <table:named-range table:name="Humorist" table:base-cell-address="$Sheet1.$D$127" table:cell-range-address="$Sheet1.$D$127"/>
        <table:named-range table:name="IceHockeyLeague" table:base-cell-address="$Sheet1.$D$86" table:cell-range-address="$Sheet1.$D$86"/>
        <table:named-range table:name="IceHockeyPlayer" table:base-cell-address="$Sheet1.$D$200" table:cell-range-address="$Sheet1.$D$200"/>
        <table:named-range table:name="Identifier" table:base-cell-address="$Sheet1.$D$402" table:cell-range-address="$Sheet1.$D$402"/>
        <table:named-range table:name="Ideology" table:base-cell-address="$Sheet1.$D$675" table:cell-range-address="$Sheet1.$D$675"/>
        <table:named-range table:name="Image" table:base-cell-address="$Sheet1.$D$710" table:cell-range-address="$Sheet1.$D$710"/>
        <table:named-range table:name="InformationAppliance" table:base-cell-address="$Sheet1.$D$336" table:cell-range-address="$Sheet1.$D$336"/>
        <table:named-range table:name="Infrastructure" table:base-cell-address="$Sheet1.$D$465" table:cell-range-address="$Sheet1.$D$465"/>
        <table:named-range table:name="InlineHockeyLeague" table:base-cell-address="$Sheet1.$D$87" table:cell-range-address="$Sheet1.$D$87"/>
        <table:named-range table:name="Insect" table:base-cell-address="$Sheet1.$D$621" table:cell-range-address="$Sheet1.$D$621"/>
        <table:named-range table:name="Instrument" table:base-cell-address="$Sheet1.$D$337" table:cell-range-address="$Sheet1.$D$337"/>
        <table:named-range table:name="Instrumentalist" table:base-cell-address="$Sheet1.$D$131" table:cell-range-address="$Sheet1.$D$131"/>
        <table:named-range table:name="Intercommunality" table:base-cell-address="$Sheet1.$D$563" table:cell-range-address="$Sheet1.$D$563"/>
        <table:named-range table:name="InternationalFootballLeagueEvent" table:base-cell-address="$Sheet1.$D$373" table:cell-range-address="$Sheet1.$D$373"/>
        <table:named-range table:name="InternationalOrganisation" table:base-cell-address="$Sheet1.$D$55" table:cell-range-address="$Sheet1.$D$55"/>
        <table:named-range table:name="Island" table:base-cell-address="$Sheet1.$D$564" table:cell-range-address="$Sheet1.$D$564"/>
        <table:named-range table:name="Jockey" table:base-cell-address="$Sheet1.$D$165" table:cell-range-address="$Sheet1.$D$165"/>
        <table:named-range table:name="Journalist" table:base-cell-address="$Sheet1.$D$232" table:cell-range-address="$Sheet1.$D$232"/>
        <table:named-range table:name="Judge" table:base-cell-address="$Sheet1.$D$233" table:cell-range-address="$Sheet1.$D$233"/>
        <table:named-range table:name="LacrosseLeague" table:base-cell-address="$Sheet1.$D$88" table:cell-range-address="$Sheet1.$D$88"/>
        <table:named-range table:name="LacrossePlayer" table:base-cell-address="$Sheet1.$D$166" table:cell-range-address="$Sheet1.$D$166"/>
        <table:named-range table:name="Lake" table:base-cell-address="$Sheet1.$D$536" table:cell-range-address="$Sheet1.$D$536"/>
        <table:named-range table:name="Language" table:base-cell-address="$Sheet1.$D$404" table:cell-range-address="$Sheet1.$D$404"/>
        <table:named-range table:name="LaunchPad" table:base-cell-address="$Sheet1.$D$469" table:cell-range-address="$Sheet1.$D$469"/>
        <table:named-range table:name="Law" table:base-cell-address="$Sheet1.$D$746" table:cell-range-address="$Sheet1.$D$746"/>
        <table:named-range table:name="LawFirm" table:base-cell-address="$Sheet1.$D$36" table:cell-range-address="$Sheet1.$D$36"/>
        <table:named-range table:name="Lawyer" table:base-cell-address="$Sheet1.$D$234" table:cell-range-address="$Sheet1.$D$234"/>
        <table:named-range table:name="LegalCase" table:base-cell-address="$Sheet1.$D$691" table:cell-range-address="$Sheet1.$D$691"/>
        <table:named-range table:name="Legislature" table:base-cell-address="$Sheet1.$D$56" table:cell-range-address="$Sheet1.$D$56"/>
        <table:named-range table:name="Letter" table:base-cell-address="$Sheet1.$D$747" table:cell-range-address="$Sheet1.$D$747"/>
        <table:named-range table:name="Library" table:base-cell-address="$Sheet1.$D$45" table:cell-range-address="$Sheet1.$D$45"/>
        <table:named-range table:name="Lieutenant" table:base-cell-address="$Sheet1.$D$253" table:cell-range-address="$Sheet1.$D$253"/>
        <table:named-range table:name="LifeCycleEvent" table:base-cell-address="$Sheet1.$D$350" table:cell-range-address="$Sheet1.$D$350"/>
        <table:named-range table:name="Ligament" table:base-cell-address="$Sheet1.$D$297" table:cell-range-address="$Sheet1.$D$297"/>
        <table:named-range table:name="Lighthouse" table:base-cell-address="$Sheet1.$D$508" table:cell-range-address="$Sheet1.$D$508"/>
        <table:named-range table:name="LightNovel" table:base-cell-address="$Sheet1.$D$739" table:cell-range-address="$Sheet1.$D$739"/>
        <table:named-range table:name="LineOfFashion" table:base-cell-address="$Sheet1.$D$715" table:cell-range-address="$Sheet1.$D$715"/>
        <table:named-range table:name="Linguist" table:base-cell-address="$Sheet1.$D$235" table:cell-range-address="$Sheet1.$D$235"/>
        <table:named-range table:name="Lipid" table:base-cell-address="$Sheet1.$D$312" table:cell-range-address="$Sheet1.$D$312"/>
        <table:named-range table:name="List" table:base-cell-address="$Sheet1.$D$406" table:cell-range-address="$Sheet1.$D$406"/>
        <table:named-range table:name="LiteraryGenre" table:base-cell-address="$Sheet1.$D$672" table:cell-range-address="$Sheet1.$D$672"/>
        <table:named-range table:name="Locality" table:base-cell-address="$Sheet1.$D$566" table:cell-range-address="$Sheet1.$D$566"/>
        <table:named-range table:name="Lock" table:base-cell-address="$Sheet1.$D$470" table:cell-range-address="$Sheet1.$D$470"/>
        <table:named-range table:name="Locomotive" table:base-cell-address="$Sheet1.$D$412" table:cell-range-address="$Sheet1.$D$412"/>
        <table:named-range table:name="LunarCrater" table:base-cell-address="$Sheet1.$D$545" table:cell-range-address="$Sheet1.$D$545"/>
        <table:named-range table:name="Lymph" table:base-cell-address="$Sheet1.$D$298" table:cell-range-address="$Sheet1.$D$298"/>
        <table:named-range table:name="Magazine" table:base-cell-address="$Sheet1.$D$751" table:cell-range-address="$Sheet1.$D$751"/>
        <table:named-range table:name="Mammal" table:base-cell-address="$Sheet1.$D$622" table:cell-range-address="$Sheet1.$D$622"/>
        <table:named-range table:name="Manga" table:base-cell-address="$Sheet1.$D$742" table:cell-range-address="$Sheet1.$D$742"/>
        <table:named-range table:name="Manhua" table:base-cell-address="$Sheet1.$D$743" table:cell-range-address="$Sheet1.$D$743"/>
        <table:named-range table:name="Manhwa" table:base-cell-address="$Sheet1.$D$744" table:cell-range-address="$Sheet1.$D$744"/>
        <table:named-range table:name="MartialArtist" table:base-cell-address="$Sheet1.$D$167" table:cell-range-address="$Sheet1.$D$167"/>
        <table:named-range table:name="MathematicalConcept" table:base-cell-address="$Sheet1.$D$676" table:cell-range-address="$Sheet1.$D$676"/>
        <table:named-range table:name="Mayor" table:base-cell-address="$Sheet1.$D$254" table:cell-range-address="$Sheet1.$D$254"/>
        <table:named-range table:name="MeanOfTransportation" table:base-cell-address="$Sheet1.$D$408" table:cell-range-address="$Sheet1.$D$408"/>
        <table:named-range table:name="Media" table:base-cell-address="$Sheet1.$D$427" table:cell-range-address="$Sheet1.$D$427"/>
        <table:named-range table:name="MedicalSpecialty" table:base-cell-address="$Sheet1.$D$428" table:cell-range-address="$Sheet1.$D$428"/>
        <table:named-range table:name="Medician" table:base-cell-address="$Sheet1.$D$277" table:cell-range-address="$Sheet1.$D$277"/>
        <table:named-range table:name="Medicine" table:base-cell-address="$Sheet1.$D$429" table:cell-range-address="$Sheet1.$D$429"/>
        <table:named-range table:name="Meeting" table:base-cell-address="$Sheet1.$D$364" table:cell-range-address="$Sheet1.$D$364"/>
        <table:named-range table:name="MemberOfParliament" table:base-cell-address="$Sheet1.$D$255" table:cell-range-address="$Sheet1.$D$255"/>
        <table:named-range table:name="MemberResistanceMovement" table:base-cell-address="$Sheet1.$D$236" table:cell-range-address="$Sheet1.$D$236"/>
        <table:named-range table:name="Memorial" table:base-cell-address="$Sheet1.$D$497" table:cell-range-address="$Sheet1.$D$497"/>
        <table:named-range table:name="MetroStation" table:base-cell-address="$Sheet1.$D$484" table:cell-range-address="$Sheet1.$D$484"/>
        <table:named-range table:name="MicroRegion" table:base-cell-address="$Sheet1.$D$581" table:cell-range-address="$Sheet1.$D$581"/>
        <table:named-range table:name="MilitaryAircraft" table:base-cell-address="$Sheet1.$D$410" table:cell-range-address="$Sheet1.$D$410"/>
        <table:named-range table:name="MilitaryConflict" table:base-cell-address="$Sheet1.$D$365" table:cell-range-address="$Sheet1.$D$365"/>
        <table:named-range table:name="MilitaryPerson" table:base-cell-address="$Sheet1.$D$237" table:cell-range-address="$Sheet1.$D$237"/>
        <table:named-range table:name="MilitaryService" table:base-cell-address="$Sheet1.$D$656" table:cell-range-address="$Sheet1.$D$656"/>
        <table:named-range table:name="MilitaryStructure" table:base-cell-address="$Sheet1.$D$488" table:cell-range-address="$Sheet1.$D$488"/>
        <table:named-range table:name="MilitaryUnit" table:base-cell-address="$Sheet1.$D$57" table:cell-range-address="$Sheet1.$D$57"/>
        <table:named-range table:name="MilitaryVehicle" table:base-cell-address="$Sheet1.$D$413" table:cell-range-address="$Sheet1.$D$413"/>
        <table:named-range table:name="Mill" table:base-cell-address="$Sheet1.$D$490" table:cell-range-address="$Sheet1.$D$490"/>
        <table:named-range table:name="Mine" table:base-cell-address="$Sheet1.$D$529" table:cell-range-address="$Sheet1.$D$529"/>
        <table:named-range table:name="Mineral" table:base-cell-address="$Sheet1.$D$324" table:cell-range-address="$Sheet1.$D$324"/>
        <table:named-range table:name="Minister" table:base-cell-address="$Sheet1.$D$256" table:cell-range-address="$Sheet1.$D$256"/>
        <table:named-range table:name="MixedMartialArtsEvent" table:base-cell-address="$Sheet1.$D$374" table:cell-range-address="$Sheet1.$D$374"/>
        <table:named-range table:name="MixedMartialArtsLeague" table:base-cell-address="$Sheet1.$D$89" table:cell-range-address="$Sheet1.$D$89"/>
        <table:named-range table:name="MobilePhone" table:base-cell-address="$Sheet1.$D$340" table:cell-range-address="$Sheet1.$D$340"/>
        <table:named-range table:name="Model" table:base-cell-address="$Sheet1.$D$238" table:cell-range-address="$Sheet1.$D$238"/>
        <table:named-range table:name="Mollusca" table:base-cell-address="$Sheet1.$D$626" table:cell-range-address="$Sheet1.$D$626"/>
        <table:named-range table:name="Monarch" table:base-cell-address="$Sheet1.$D$239" table:cell-range-address="$Sheet1.$D$239"/>
        <table:named-range table:name="Monastery" table:base-cell-address="$Sheet1.$D$453" table:cell-range-address="$Sheet1.$D$453"/>
        <table:named-range table:name="MonoclonalAntibody" table:base-cell-address="$Sheet1.$D$322" table:cell-range-address="$Sheet1.$D$322"/>
        <table:named-range table:name="Monument" table:base-cell-address="$Sheet1.$D$495" table:cell-range-address="$Sheet1.$D$495"/>
        <table:named-range table:name="Mosque" table:base-cell-address="$Sheet1.$D$454" table:cell-range-address="$Sheet1.$D$454"/>
        <table:named-range table:name="Moss" table:base-cell-address="$Sheet1.$D$640" table:cell-range-address="$Sheet1.$D$640"/>
        <table:named-range table:name="MotocycleRacer" table:base-cell-address="$Sheet1.$D$170" table:cell-range-address="$Sheet1.$D$170"/>
        <table:named-range table:name="Motorcycle" table:base-cell-address="$Sheet1.$D$414" table:cell-range-address="$Sheet1.$D$414"/>
        <table:named-range table:name="MotorcycleRacingLeague" table:base-cell-address="$Sheet1.$D$90" table:cell-range-address="$Sheet1.$D$90"/>
        <table:named-range table:name="MotorcycleRider" table:base-cell-address="$Sheet1.$D$169" table:cell-range-address="$Sheet1.$D$169"/>
        <table:named-range table:name="MotorRace" table:base-cell-address="$Sheet1.$D$381" table:cell-range-address="$Sheet1.$D$381"/>
        <table:named-range table:name="MotorsportRacer" table:base-cell-address="$Sheet1.$D$168" table:cell-range-address="$Sheet1.$D$168"/>
        <table:named-range table:name="MotorsportSeason" table:base-cell-address="$Sheet1.$D$645" table:cell-range-address="$Sheet1.$D$645"/>
        <table:named-range table:name="Mountain" table:base-cell-address="$Sheet1.$D$550" table:cell-range-address="$Sheet1.$D$550"/>
        <table:named-range table:name="MountainPass" table:base-cell-address="$Sheet1.$D$551" table:cell-range-address="$Sheet1.$D$551"/>
        <table:named-range table:name="MountainRange" table:base-cell-address="$Sheet1.$D$552" table:cell-range-address="$Sheet1.$D$552"/>
        <table:named-range table:name="MouseGene" table:base-cell-address="$Sheet1.$D$310" table:cell-range-address="$Sheet1.$D$310"/>
        <table:named-range table:name="MouseGeneLocation" table:base-cell-address="$Sheet1.$D$398" table:cell-range-address="$Sheet1.$D$398"/>
        <table:named-range table:name="MovieDirector" table:base-cell-address="$Sheet1.$D$240" table:cell-range-address="$Sheet1.$D$240"/>
        <table:named-range table:name="MovieGenre" table:base-cell-address="$Sheet1.$D$673" table:cell-range-address="$Sheet1.$D$673"/>
        <table:named-range table:name="MovingImage" table:base-cell-address="$Sheet1.$D$711" table:cell-range-address="$Sheet1.$D$711"/>
        <table:named-range table:name="MovingWalkway" table:base-cell-address="$Sheet1.$D$418" table:cell-range-address="$Sheet1.$D$418"/>
        <table:named-range table:name="MultiVolumePublication" table:base-cell-address="$Sheet1.$D$748" table:cell-range-address="$Sheet1.$D$748"/>
        <table:named-range table:name="Municipality" table:base-cell-address="$Sheet1.$D$582" table:cell-range-address="$Sheet1.$D$582"/>
        <table:named-range table:name="Murderer" table:base-cell-address="$Sheet1.$D$225" table:cell-range-address="$Sheet1.$D$225"/>
        <table:named-range table:name="Muscle" table:base-cell-address="$Sheet1.$D$299" table:cell-range-address="$Sheet1.$D$299"/>
        <table:named-range table:name="Museum" table:base-cell-address="$Sheet1.$D$449" table:cell-range-address="$Sheet1.$D$449"/>
        <table:named-range table:name="Musical" table:base-cell-address="$Sheet1.$D$720" table:cell-range-address="$Sheet1.$D$720"/>
        <table:named-range table:name="MusicalArtist" table:base-cell-address="$Sheet1.$D$128" table:cell-range-address="$Sheet1.$D$128"/>
        <table:named-range table:name="MusicalWork" table:base-cell-address="$Sheet1.$D$716" table:cell-range-address="$Sheet1.$D$716"/>
        <table:named-range table:name="MusicComposer" table:base-cell-address="$Sheet1.$D$285" table:cell-range-address="$Sheet1.$D$285"/>
        <table:named-range table:name="MusicDirector" table:base-cell-address="$Sheet1.$D$133" table:cell-range-address="$Sheet1.$D$133"/>
        <table:named-range table:name="MusicFestival" table:base-cell-address="$Sheet1.$D$366" table:cell-range-address="$Sheet1.$D$366"/>
        <table:named-range table:name="MusicGenre" table:base-cell-address="$Sheet1.$D$674" table:cell-range-address="$Sheet1.$D$674"/>
        <table:named-range table:name="MythologicalFigure" table:base-cell-address="$Sheet1.$D$24" table:cell-range-address="$Sheet1.$D$24"/>
        <table:named-range table:name="Name" table:base-cell-address="$Sheet1.$D$430" table:cell-range-address="$Sheet1.$D$430"/>
        <table:named-range table:name="NarutoCharacter" table:base-cell-address="$Sheet1.$D$25" table:cell-range-address="$Sheet1.$D$25"/>
        <table:named-range table:name="NascarDriver" table:base-cell-address="$Sheet1.$D$175" table:cell-range-address="$Sheet1.$D$175"/>
        <table:named-range table:name="NationalAnthem" table:base-cell-address="$Sheet1.$D$721" table:cell-range-address="$Sheet1.$D$721"/>
        <table:named-range table:name="NationalCollegiateAthleticAssociationAthlete" table:base-cell-address="$Sheet1.$D$177" table:cell-range-address="$Sheet1.$D$177"/>
        <table:named-range table:name="NationalFootballLeagueEvent" table:base-cell-address="$Sheet1.$D$375" table:cell-range-address="$Sheet1.$D$375"/>
        <table:named-range table:name="NationalFootballLeagueSeason" table:base-cell-address="$Sheet1.$D$649" table:cell-range-address="$Sheet1.$D$649"/>
        <table:named-range table:name="NationalSoccerClub" table:base-cell-address="$Sheet1.$D$69" table:cell-range-address="$Sheet1.$D$69"/>
        <table:named-range table:name="NaturalEvent" table:base-cell-address="$Sheet1.$D$352" table:cell-range-address="$Sheet1.$D$352"/>
        <table:named-range table:name="NaturalPlace" table:base-cell-address="$Sheet1.$D$531" table:cell-range-address="$Sheet1.$D$531"/>
        <table:named-range table:name="NaturalRegion" table:base-cell-address="$Sheet1.$D$591" table:cell-range-address="$Sheet1.$D$591"/>
        <table:named-range table:name="NCAATeamSeason" table:base-cell-address="$Sheet1.$D$650" table:cell-range-address="$Sheet1.$D$650"/>
        <table:named-range table:name="Nerve" table:base-cell-address="$Sheet1.$D$300" table:cell-range-address="$Sheet1.$D$300"/>
        <table:named-range table:name="NetballPlayer" table:base-cell-address="$Sheet1.$D$178" table:cell-range-address="$Sheet1.$D$178"/>
        <table:named-range table:name="Newspaper" table:base-cell-address="$Sheet1.$D$752" table:cell-range-address="$Sheet1.$D$752"/>
        <table:named-range table:name="NobelPrize" table:base-cell-address="$Sheet1.$D$305" table:cell-range-address="$Sheet1.$D$305"/>
        <table:named-range table:name="Noble" table:base-cell-address="$Sheet1.$D$241" table:cell-range-address="$Sheet1.$D$241"/>
        <table:named-range table:name="NobleFamily" table:base-cell-address="$Sheet1.$D$19" table:cell-range-address="$Sheet1.$D$19"/>
        <table:named-range table:name="Non-ProfitOrganisation" table:base-cell-address="$Sheet1.$D$58" table:cell-range-address="$Sheet1.$D$58"/>
        <table:named-range table:name="NordicCombined" table:base-cell-address="$Sheet1.$D$201" table:cell-range-address="$Sheet1.$D$201"/>
        <table:named-range table:name="Novel" table:base-cell-address="$Sheet1.$D$738" table:cell-range-address="$Sheet1.$D$738"/>
        <table:named-range table:name="NuclearPowerStation" table:base-cell-address="$Sheet1.$D$473" table:cell-range-address="$Sheet1.$D$473"/>
        <table:named-range table:name="Ocean" table:base-cell-address="$Sheet1.$D$537" table:cell-range-address="$Sheet1.$D$537"/>
        <table:named-range table:name="OfficeHolder" table:base-cell-address="$Sheet1.$D$242" table:cell-range-address="$Sheet1.$D$242"/>
        <table:named-range table:name="OldTerritory" table:base-cell-address="$Sheet1.$D$603" table:cell-range-address="$Sheet1.$D$603"/>
        <table:named-range table:name="OlympicEvent" table:base-cell-address="$Sheet1.$D$377" table:cell-range-address="$Sheet1.$D$377"/>
        <table:named-range table:name="OlympicResult" table:base-cell-address="$Sheet1.$D$642" table:cell-range-address="$Sheet1.$D$642"/>
        <table:named-range table:name="Olympics" table:base-cell-address="$Sheet1.$D$376" table:cell-range-address="$Sheet1.$D$376"/>
        <table:named-range table:name="On-SiteTransportation" table:base-cell-address="$Sheet1.$D$415" table:cell-range-address="$Sheet1.$D$415"/>
        <table:named-range table:name="Openswarm" table:base-cell-address="$Sheet1.$D$523" table:cell-range-address="$Sheet1.$D$523"/>
        <table:named-range table:name="Opera" table:base-cell-address="$Sheet1.$D$722" table:cell-range-address="$Sheet1.$D$722"/>
        <table:named-range table:name="Organ" table:base-cell-address="$Sheet1.$D$339" table:cell-range-address="$Sheet1.$D$339"/>
        <table:named-range table:name="Organisation" table:base-cell-address="$Sheet1.$D$27" table:cell-range-address="$Sheet1.$D$27"/>
        <table:named-range table:name="OrganisationMember" table:base-cell-address="$Sheet1.$D$243" table:cell-range-address="$Sheet1.$D$243"/>
        <table:named-range table:name="OverseasDepartment" table:base-cell-address="$Sheet1.$D$577" table:cell-range-address="$Sheet1.$D$577"/>
        <table:named-range table:name="owl:Thing" table:base-cell-address="$Sheet1.$D$6" table:cell-range-address="$Sheet1.$D$6"/>
        <table:named-range table:name="PaintballLeague" table:base-cell-address="$Sheet1.$D$91" table:cell-range-address="$Sheet1.$D$91"/>
        <table:named-range table:name="Painter" table:base-cell-address="$Sheet1.$D$135" table:cell-range-address="$Sheet1.$D$135"/>
        <table:named-range table:name="Painting" table:base-cell-address="$Sheet1.$D$699" table:cell-range-address="$Sheet1.$D$699"/>
        <table:named-range table:name="Parish" table:base-cell-address="$Sheet1.$D$572" table:cell-range-address="$Sheet1.$D$572"/>
        <table:named-range table:name="Park" table:base-cell-address="$Sheet1.$D$555" table:cell-range-address="$Sheet1.$D$555"/>
        <table:named-range table:name="Parliament" table:base-cell-address="$Sheet1.$D$60" table:cell-range-address="$Sheet1.$D$60"/>
        <table:named-range table:name="PenaltyShootOut" table:base-cell-address="$Sheet1.$D$356" table:cell-range-address="$Sheet1.$D$356"/>
        <table:named-range table:name="PeriodicalLiterature" table:base-cell-address="$Sheet1.$D$749" table:cell-range-address="$Sheet1.$D$749"/>
        <table:named-range table:name="PeriodOfArtisticStyle" table:base-cell-address="$Sheet1.$D$659" table:cell-range-address="$Sheet1.$D$659"/>
        <table:named-range table:name="Person" table:base-cell-address="$Sheet1.$D$115" table:cell-range-address="$Sheet1.$D$115"/>
        <table:named-range table:name="PersonalEvent" table:base-cell-address="$Sheet1.$D$351" table:cell-range-address="$Sheet1.$D$351"/>
        <table:named-range table:name="PersonFunction" table:base-cell-address="$Sheet1.$D$433" table:cell-range-address="$Sheet1.$D$433"/>
        <table:named-range table:name="Philosopher" table:base-cell-address="$Sheet1.$D$245" table:cell-range-address="$Sheet1.$D$245"/>
        <table:named-range table:name="PhilosophicalConcept" table:base-cell-address="$Sheet1.$D$677" table:cell-range-address="$Sheet1.$D$677"/>
        <table:named-range table:name="Photographer" table:base-cell-address="$Sheet1.$D$136" table:cell-range-address="$Sheet1.$D$136"/>
        <table:named-range table:name="Place" table:base-cell-address="$Sheet1.$D$436" table:cell-range-address="$Sheet1.$D$436"/>
        <table:named-range table:name="Planet" table:base-cell-address="$Sheet1.$D$516" table:cell-range-address="$Sheet1.$D$516"/>
        <table:named-range table:name="Plant" table:base-cell-address="$Sheet1.$D$629" table:cell-range-address="$Sheet1.$D$629"/>
        <table:named-range table:name="Play" table:base-cell-address="$Sheet1.$D$754" table:cell-range-address="$Sheet1.$D$754"/>
        <table:named-range table:name="PlayboyPlaymate" table:base-cell-address="$Sheet1.$D$246" table:cell-range-address="$Sheet1.$D$246"/>
        <table:named-range table:name="PlayWright" table:base-cell-address="$Sheet1.$D$286" table:cell-range-address="$Sheet1.$D$286"/>
        <table:named-range table:name="Poem" table:base-cell-address="$Sheet1.$D$755" table:cell-range-address="$Sheet1.$D$755"/>
        <table:named-range table:name="Poet" table:base-cell-address="$Sheet1.$D$287" table:cell-range-address="$Sheet1.$D$287"/>
        <table:named-range table:name="PokerPlayer" table:base-cell-address="$Sheet1.$D$179" table:cell-range-address="$Sheet1.$D$179"/>
        <table:named-range table:name="PoliticalConcept" table:base-cell-address="$Sheet1.$D$678" table:cell-range-address="$Sheet1.$D$678"/>
        <table:named-range table:name="PoliticalFunction" table:base-cell-address="$Sheet1.$D$434" table:cell-range-address="$Sheet1.$D$434"/>
        <table:named-range table:name="PoliticalParty" table:base-cell-address="$Sheet1.$D$61" table:cell-range-address="$Sheet1.$D$61"/>
        <table:named-range table:name="Politician" table:base-cell-address="$Sheet1.$D$247" table:cell-range-address="$Sheet1.$D$247"/>
        <table:named-range table:name="PoliticianSpouse" table:base-cell-address="$Sheet1.$D$262" table:cell-range-address="$Sheet1.$D$262"/>
        <table:named-range table:name="PoloLeague" table:base-cell-address="$Sheet1.$D$92" table:cell-range-address="$Sheet1.$D$92"/>
        <table:named-range table:name="Polysaccharide" table:base-cell-address="$Sheet1.$D$313" table:cell-range-address="$Sheet1.$D$313"/>
        <table:named-range table:name="Pope" table:base-cell-address="$Sheet1.$D$216" table:cell-range-address="$Sheet1.$D$216"/>
        <table:named-range table:name="PopulatedPlace" table:base-cell-address="$Sheet1.$D$556" table:cell-range-address="$Sheet1.$D$556"/>
        <table:named-range table:name="Population" table:base-cell-address="$Sheet1.$D$608" table:cell-range-address="$Sheet1.$D$608"/>
        <table:named-range table:name="Port" table:base-cell-address="$Sheet1.$D$471" table:cell-range-address="$Sheet1.$D$471"/>
        <table:named-range table:name="PowerStation" table:base-cell-address="$Sheet1.$D$472" table:cell-range-address="$Sheet1.$D$472"/>
        <table:named-range table:name="Prefecture" table:base-cell-address="$Sheet1.$D$584" table:cell-range-address="$Sheet1.$D$584"/>
        <table:named-range table:name="PrehistoricalPeriod" table:base-cell-address="$Sheet1.$D$660" table:cell-range-address="$Sheet1.$D$660"/>
        <table:named-range table:name="Presenter" table:base-cell-address="$Sheet1.$D$263" table:cell-range-address="$Sheet1.$D$263"/>
        <table:named-range table:name="President" table:base-cell-address="$Sheet1.$D$257" table:cell-range-address="$Sheet1.$D$257"/>
        <table:named-range table:name="Priest" table:base-cell-address="$Sheet1.$D$217" table:cell-range-address="$Sheet1.$D$217"/>
        <table:named-range table:name="PrimeMinister" table:base-cell-address="$Sheet1.$D$258" table:cell-range-address="$Sheet1.$D$258"/>
        <table:named-range table:name="Prison" table:base-cell-address="$Sheet1.$D$450" table:cell-range-address="$Sheet1.$D$450"/>
        <table:named-range table:name="Producer" table:base-cell-address="$Sheet1.$D$266" table:cell-range-address="$Sheet1.$D$266"/>
        <table:named-range table:name="Profession" table:base-cell-address="$Sheet1.$D$435" table:cell-range-address="$Sheet1.$D$435"/>
        <table:named-range table:name="Professor" table:base-cell-address="$Sheet1.$D$278" table:cell-range-address="$Sheet1.$D$278"/>
        <table:named-range table:name="ProgrammingLanguage" table:base-cell-address="$Sheet1.$D$405" table:cell-range-address="$Sheet1.$D$405"/>
        <table:named-range table:name="Project" table:base-cell-address="$Sheet1.$D$693" table:cell-range-address="$Sheet1.$D$693"/>
        <table:named-range table:name="ProtectedArea" table:base-cell-address="$Sheet1.$D$604" table:cell-range-address="$Sheet1.$D$604"/>
        <table:named-range table:name="Protein" table:base-cell-address="$Sheet1.$D$314" table:cell-range-address="$Sheet1.$D$314"/>
        <table:named-range table:name="ProtohistoricalPeriod" table:base-cell-address="$Sheet1.$D$661" table:cell-range-address="$Sheet1.$D$661"/>
        <table:named-range table:name="Province" table:base-cell-address="$Sheet1.$D$585" table:cell-range-address="$Sheet1.$D$585"/>
        <table:named-range table:name="Psychologist" table:base-cell-address="$Sheet1.$D$267" table:cell-range-address="$Sheet1.$D$267"/>
        <table:named-range table:name="PublicService" table:base-cell-address="$Sheet1.$D$609" table:cell-range-address="$Sheet1.$D$609"/>
        <table:named-range table:name="PublicTransitSystem" table:base-cell-address="$Sheet1.$D$37" table:cell-range-address="$Sheet1.$D$37"/>
        <table:named-range table:name="Publisher" table:base-cell-address="$Sheet1.$D$40" table:cell-range-address="$Sheet1.$D$40"/>
        <table:named-range table:name="Pyramid" table:base-cell-address="$Sheet1.$D$498" table:cell-range-address="$Sheet1.$D$498"/>
        <table:named-range table:name="Quote" table:base-cell-address="$Sheet1.$D$756" table:cell-range-address="$Sheet1.$D$756"/>
        <table:named-range table:name="Race" table:base-cell-address="$Sheet1.$D$378" table:cell-range-address="$Sheet1.$D$378"/>
        <table:named-range table:name="Racecourse" table:base-cell-address="$Sheet1.$D$503" table:cell-range-address="$Sheet1.$D$503"/>
        <table:named-range table:name="RaceTrack" table:base-cell-address="$Sheet1.$D$502" table:cell-range-address="$Sheet1.$D$502"/>
        <table:named-range table:name="RacingDriver" table:base-cell-address="$Sheet1.$D$172" table:cell-range-address="$Sheet1.$D$172"/>
        <table:named-range table:name="RadioControlledRacingLeague" table:base-cell-address="$Sheet1.$D$93" table:cell-range-address="$Sheet1.$D$93"/>
        <table:named-range table:name="RadioHost" table:base-cell-address="$Sheet1.$D$264" table:cell-range-address="$Sheet1.$D$264"/>
        <table:named-range table:name="RadioProgram" table:base-cell-address="$Sheet1.$D$726" table:cell-range-address="$Sheet1.$D$726"/>
        <table:named-range table:name="RadioStation" table:base-cell-address="$Sheet1.$D$30" table:cell-range-address="$Sheet1.$D$30"/>
        <table:named-range table:name="RailwayLine" table:base-cell-address="$Sheet1.$D$477" table:cell-range-address="$Sheet1.$D$477"/>
        <table:named-range table:name="RailwayStation" table:base-cell-address="$Sheet1.$D$485" table:cell-range-address="$Sheet1.$D$485"/>
        <table:named-range table:name="RailwayTunnel" table:base-cell-address="$Sheet1.$D$478" table:cell-range-address="$Sheet1.$D$478"/>
        <table:named-range table:name="RallyDriver" table:base-cell-address="$Sheet1.$D$176" table:cell-range-address="$Sheet1.$D$176"/>
        <table:named-range table:name="rdf:Property" table:base-cell-address="$Sheet1.$D$767" table:cell-range-address="$Sheet1.$D$767"/>
        <table:named-range table:name="Rebellion" table:base-cell-address="$Sheet1.$D$367" table:cell-range-address="$Sheet1.$D$367"/>
        <table:named-range table:name="RecordLabel" table:base-cell-address="$Sheet1.$D$41" table:cell-range-address="$Sheet1.$D$41"/>
        <table:named-range table:name="RecordOffice" table:base-cell-address="$Sheet1.$D$59" table:cell-range-address="$Sheet1.$D$59"/>
        <table:named-range table:name="Referee" table:base-cell-address="$Sheet1.$D$268" table:cell-range-address="$Sheet1.$D$268"/>
        <table:named-range table:name="Reference" table:base-cell-address="$Sheet1.$D$735" table:cell-range-address="$Sheet1.$D$735"/>
        <table:named-range table:name="Regency" table:base-cell-address="$Sheet1.$D$587" table:cell-range-address="$Sheet1.$D$587"/>
        <table:named-range table:name="Region" table:base-cell-address="$Sheet1.$D$567" table:cell-range-address="$Sheet1.$D$567"/>
        <table:named-range table:name="Reign" table:base-cell-address="$Sheet1.$D$662" table:cell-range-address="$Sheet1.$D$662"/>
        <table:named-range table:name="Relationship" table:base-cell-address="$Sheet1.$D$610" table:cell-range-address="$Sheet1.$D$610"/>
        <table:named-range table:name="Religious" table:base-cell-address="$Sheet1.$D$269" table:cell-range-address="$Sheet1.$D$269"/>
        <table:named-range table:name="ReligiousBuilding" table:base-cell-address="$Sheet1.$D$451" table:cell-range-address="$Sheet1.$D$451"/>
        <table:named-range table:name="ReligiousOrganisation" table:base-cell-address="$Sheet1.$D$62" table:cell-range-address="$Sheet1.$D$62"/>
        <table:named-range table:name="Reptile" table:base-cell-address="$Sheet1.$D$627" table:cell-range-address="$Sheet1.$D$627"/>
        <table:named-range table:name="ResearchProject" table:base-cell-address="$Sheet1.$D$694" table:cell-range-address="$Sheet1.$D$694"/>
        <table:named-range table:name="RestArea" table:base-cell-address="$Sheet1.$D$474" table:cell-range-address="$Sheet1.$D$474"/>
        <table:named-range table:name="Restaurant" table:base-cell-address="$Sheet1.$D$458" table:cell-range-address="$Sheet1.$D$458"/>
        <table:named-range table:name="Resume" table:base-cell-address="$Sheet1.$D$757" table:cell-range-address="$Sheet1.$D$757"/>
        <table:named-range table:name="River" table:base-cell-address="$Sheet1.$D$541" table:cell-range-address="$Sheet1.$D$541"/>
        <table:named-range table:name="Road" table:base-cell-address="$Sheet1.$D$479" table:cell-range-address="$Sheet1.$D$479"/>
        <table:named-range table:name="RoadJunction" table:base-cell-address="$Sheet1.$D$480" table:cell-range-address="$Sheet1.$D$480"/>
        <table:named-range table:name="RoadTunnel" table:base-cell-address="$Sheet1.$D$481" table:cell-range-address="$Sheet1.$D$481"/>
        <table:named-range table:name="Rocket" table:base-cell-address="$Sheet1.$D$419" table:cell-range-address="$Sheet1.$D$419"/>
        <table:named-range table:name="RocketEngine" table:base-cell-address="$Sheet1.$D$335" table:cell-range-address="$Sheet1.$D$335"/>
        <table:named-range table:name="RollerCoaster" table:base-cell-address="$Sheet1.$D$439" table:cell-range-address="$Sheet1.$D$439"/>
        <table:named-range table:name="RomanEmperor" table:base-cell-address="$Sheet1.$D$270" table:cell-range-address="$Sheet1.$D$270"/>
        <table:named-range table:name="RouteOfTransportation" table:base-cell-address="$Sheet1.$D$475" table:cell-range-address="$Sheet1.$D$475"/>
        <table:named-range table:name="RouteStop" table:base-cell-address="$Sheet1.$D$486" table:cell-range-address="$Sheet1.$D$486"/>
        <table:named-range table:name="Rower" table:base-cell-address="$Sheet1.$D$180" table:cell-range-address="$Sheet1.$D$180"/>
        <table:named-range table:name="Royalty" table:base-cell-address="$Sheet1.$D$271" table:cell-range-address="$Sheet1.$D$271"/>
        <table:named-range table:name="RugbyClub" table:base-cell-address="$Sheet1.$D$67" table:cell-range-address="$Sheet1.$D$67"/>
        <table:named-range table:name="RugbyLeague" table:base-cell-address="$Sheet1.$D$94" table:cell-range-address="$Sheet1.$D$94"/>
        <table:named-range table:name="RugbyPlayer" table:base-cell-address="$Sheet1.$D$181" table:cell-range-address="$Sheet1.$D$181"/>
        <table:named-range table:name="Saint" table:base-cell-address="$Sheet1.$D$218" table:cell-range-address="$Sheet1.$D$218"/>
        <table:named-range table:name="Sales" table:base-cell-address="$Sheet1.$D$11" table:cell-range-address="$Sheet1.$D$11"/>
        <table:named-range table:name="SambaSchool" table:base-cell-address="$Sheet1.$D$64" table:cell-range-address="$Sheet1.$D$64"/>
        <table:named-range table:name="Satellite" table:base-cell-address="$Sheet1.$D$517" table:cell-range-address="$Sheet1.$D$517"/>
        <table:named-range table:name="School" table:base-cell-address="$Sheet1.$D$46" table:cell-range-address="$Sheet1.$D$46"/>
        <table:named-range table:name="ScientificConcept" table:base-cell-address="$Sheet1.$D$679" table:cell-range-address="$Sheet1.$D$679"/>
        <table:named-range table:name="Scientist" table:base-cell-address="$Sheet1.$D$274" table:cell-range-address="$Sheet1.$D$274"/>
        <table:named-range table:name="ScreenWriter" table:base-cell-address="$Sheet1.$D$288" table:cell-range-address="$Sheet1.$D$288"/>
        <table:named-range table:name="Sculptor" table:base-cell-address="$Sheet1.$D$137" table:cell-range-address="$Sheet1.$D$137"/>
        <table:named-range table:name="Sculpture" table:base-cell-address="$Sheet1.$D$700" table:cell-range-address="$Sheet1.$D$700"/>
        <table:named-range table:name="Sea" table:base-cell-address="$Sheet1.$D$538" table:cell-range-address="$Sheet1.$D$538"/>
        <table:named-range table:name="Senator" table:base-cell-address="$Sheet1.$D$259" table:cell-range-address="$Sheet1.$D$259"/>
        <table:named-range table:name="SerialKiller" table:base-cell-address="$Sheet1.$D$226" table:cell-range-address="$Sheet1.$D$226"/>
        <table:named-range table:name="Settlement" table:base-cell-address="$Sheet1.$D$592" table:cell-range-address="$Sheet1.$D$592"/>
        <table:named-range table:name="Ship" table:base-cell-address="$Sheet1.$D$420" table:cell-range-address="$Sheet1.$D$420"/>
        <table:named-range table:name="ShoppingMall" table:base-cell-address="$Sheet1.$D$459" table:cell-range-address="$Sheet1.$D$459"/>
        <table:named-range table:name="Shrine" table:base-cell-address="$Sheet1.$D$455" table:cell-range-address="$Sheet1.$D$455"/>
        <table:named-range table:name="Singer" table:base-cell-address="$Sheet1.$D$134" table:cell-range-address="$Sheet1.$D$134"/>
        <table:named-range table:name="Single" table:base-cell-address="$Sheet1.$D$723" table:cell-range-address="$Sheet1.$D$723"/>
        <table:named-range table:name="SiteOfSpecialScientificInterest" table:base-cell-address="$Sheet1.$D$605" table:cell-range-address="$Sheet1.$D$605"/>
        <table:named-range table:name="Skater" table:base-cell-address="$Sheet1.$D$202" table:cell-range-address="$Sheet1.$D$202"/>
        <table:named-range table:name="SkiArea" table:base-cell-address="$Sheet1.$D$504" table:cell-range-address="$Sheet1.$D$504"/>
        <table:named-range table:name="Skier" table:base-cell-address="$Sheet1.$D$204" table:cell-range-address="$Sheet1.$D$204"/>
        <table:named-range table:name="SkiResort" table:base-cell-address="$Sheet1.$D$505" table:cell-range-address="$Sheet1.$D$505"/>
        <table:named-range table:name="Ski_jumper" table:base-cell-address="$Sheet1.$D$203" table:cell-range-address="$Sheet1.$D$203"/>
        <table:named-range table:name="skos:Concept" table:base-cell-address="$Sheet1.$D$768" table:cell-range-address="$Sheet1.$D$768"/>
        <table:named-range table:name="skos:OrderedCollection" table:base-cell-address="$Sheet1.$D$769" table:cell-range-address="$Sheet1.$D$769"/>
        <table:named-range table:name="Skyscraper" table:base-cell-address="$Sheet1.$D$460" table:cell-range-address="$Sheet1.$D$460"/>
        <table:named-range table:name="SnookerChamp" table:base-cell-address="$Sheet1.$D$183" table:cell-range-address="$Sheet1.$D$183"/>
        <table:named-range table:name="SnookerPlayer" table:base-cell-address="$Sheet1.$D$182" table:cell-range-address="$Sheet1.$D$182"/>
        <table:named-range table:name="SnookerWorldRanking" table:base-cell-address="$Sheet1.$D$643" table:cell-range-address="$Sheet1.$D$643"/>
        <table:named-range table:name="SoapCharacter" table:base-cell-address="$Sheet1.$D$26" table:cell-range-address="$Sheet1.$D$26"/>
        <table:named-range table:name="SoccerClub" table:base-cell-address="$Sheet1.$D$68" table:cell-range-address="$Sheet1.$D$68"/>
        <table:named-range table:name="SoccerClubSeason" table:base-cell-address="$Sheet1.$D$651" table:cell-range-address="$Sheet1.$D$651"/>
        <table:named-range table:name="SoccerLeague" table:base-cell-address="$Sheet1.$D$95" table:cell-range-address="$Sheet1.$D$95"/>
        <table:named-range table:name="SoccerLeagueSeason" table:base-cell-address="$Sheet1.$D$652" table:cell-range-address="$Sheet1.$D$652"/>
        <table:named-range table:name="SoccerManager" table:base-cell-address="$Sheet1.$D$280" table:cell-range-address="$Sheet1.$D$280"/>
        <table:named-range table:name="SoccerPlayer" table:base-cell-address="$Sheet1.$D$184" table:cell-range-address="$Sheet1.$D$184"/>
        <table:named-range table:name="SoccerTournament" table:base-cell-address="$Sheet1.$D$384" table:cell-range-address="$Sheet1.$D$384"/>
        <table:named-range table:name="SocietalEvent" table:base-cell-address="$Sheet1.$D$357" table:cell-range-address="$Sheet1.$D$357"/>
        <table:named-range table:name="SoftballLeague" table:base-cell-address="$Sheet1.$D$96" table:cell-range-address="$Sheet1.$D$96"/>
        <table:named-range table:name="Software" table:base-cell-address="$Sheet1.$D$727" table:cell-range-address="$Sheet1.$D$727"/>
        <table:named-range table:name="SolarEclipse" table:base-cell-address="$Sheet1.$D$354" table:cell-range-address="$Sheet1.$D$354"/>
        <table:named-range table:name="Song" table:base-cell-address="$Sheet1.$D$724" table:cell-range-address="$Sheet1.$D$724"/>
        <table:named-range table:name="SongWriter" table:base-cell-address="$Sheet1.$D$289" table:cell-range-address="$Sheet1.$D$289"/>
        <table:named-range table:name="Sound" table:base-cell-address="$Sheet1.$D$713" table:cell-range-address="$Sheet1.$D$713"/>
        <table:named-range table:name="Spacecraft" table:base-cell-address="$Sheet1.$D$423" table:cell-range-address="$Sheet1.$D$423"/>
        <table:named-range table:name="SpaceMission" table:base-cell-address="$Sheet1.$D$368" table:cell-range-address="$Sheet1.$D$368"/>
        <table:named-range table:name="SpaceShuttle" table:base-cell-address="$Sheet1.$D$421" table:cell-range-address="$Sheet1.$D$421"/>
        <table:named-range table:name="SpaceStation" table:base-cell-address="$Sheet1.$D$422" table:cell-range-address="$Sheet1.$D$422"/>
        <table:named-range table:name="Species" table:base-cell-address="$Sheet1.$D$611" table:cell-range-address="$Sheet1.$D$611"/>
        <table:named-range table:name="SpeedSkater" table:base-cell-address="$Sheet1.$D$205" table:cell-range-address="$Sheet1.$D$205"/>
        <table:named-range table:name="SpeedwayLeague" table:base-cell-address="$Sheet1.$D$97" table:cell-range-address="$Sheet1.$D$97"/>
        <table:named-range table:name="SpeedwayRider" table:base-cell-address="$Sheet1.$D$171" table:cell-range-address="$Sheet1.$D$171"/>
        <table:named-range table:name="SpeedwayTeam" table:base-cell-address="$Sheet1.$D$112" table:cell-range-address="$Sheet1.$D$112"/>
        <table:named-range table:name="Sport" table:base-cell-address="$Sheet1.$D$12" table:cell-range-address="$Sheet1.$D$12"/>
        <table:named-range table:name="SportCompetitionResult" table:base-cell-address="$Sheet1.$D$641" table:cell-range-address="$Sheet1.$D$641"/>
        <table:named-range table:name="SportFacility" table:base-cell-address="$Sheet1.$D$499" table:cell-range-address="$Sheet1.$D$499"/>
        <table:named-range table:name="SportsClub" table:base-cell-address="$Sheet1.$D$65" table:cell-range-address="$Sheet1.$D$65"/>
        <table:named-range table:name="SportsEvent" table:base-cell-address="$Sheet1.$D$369" table:cell-range-address="$Sheet1.$D$369"/>
        <table:named-range table:name="SportsLeague" table:base-cell-address="$Sheet1.$D$70" table:cell-range-address="$Sheet1.$D$70"/>
        <table:named-range table:name="SportsManager" table:base-cell-address="$Sheet1.$D$279" table:cell-range-address="$Sheet1.$D$279"/>
        <table:named-range table:name="SportsSeason" table:base-cell-address="$Sheet1.$D$644" table:cell-range-address="$Sheet1.$D$644"/>
        <table:named-range table:name="SportsTeam" table:base-cell-address="$Sheet1.$D$101" table:cell-range-address="$Sheet1.$D$101"/>
        <table:named-range table:name="SportsTeamMember" table:base-cell-address="$Sheet1.$D$244" table:cell-range-address="$Sheet1.$D$244"/>
        <table:named-range table:name="SportsTeamSeason" table:base-cell-address="$Sheet1.$D$646" table:cell-range-address="$Sheet1.$D$646"/>
        <table:named-range table:name="Square" table:base-cell-address="$Sheet1.$D$506" table:cell-range-address="$Sheet1.$D$506"/>
        <table:named-range table:name="SquashPlayer" table:base-cell-address="$Sheet1.$D$185" table:cell-range-address="$Sheet1.$D$185"/>
        <table:named-range table:name="Stadium" table:base-cell-address="$Sheet1.$D$463" table:cell-range-address="$Sheet1.$D$463"/>
        <table:named-range table:name="Standard" table:base-cell-address="$Sheet1.$D$680" table:cell-range-address="$Sheet1.$D$680"/>
        <table:named-range table:name="Star" table:base-cell-address="$Sheet1.$D$519" table:cell-range-address="$Sheet1.$D$519"/>
        <table:named-range table:name="State" table:base-cell-address="$Sheet1.$D$600" table:cell-range-address="$Sheet1.$D$600"/>
        <table:named-range table:name="StatedResolution" table:base-cell-address="$Sheet1.$D$758" table:cell-range-address="$Sheet1.$D$758"/>
        <table:named-range table:name="Station" table:base-cell-address="$Sheet1.$D$483" table:cell-range-address="$Sheet1.$D$483"/>
        <table:named-range table:name="Statistic" table:base-cell-address="$Sheet1.$D$653" table:cell-range-address="$Sheet1.$D$653"/>
        <table:named-range table:name="StillImage" table:base-cell-address="$Sheet1.$D$712" table:cell-range-address="$Sheet1.$D$712"/>
        <table:named-range table:name="StormSurge" table:base-cell-address="$Sheet1.$D$355" table:cell-range-address="$Sheet1.$D$355"/>
        <table:named-range table:name="Stream" table:base-cell-address="$Sheet1.$D$539" table:cell-range-address="$Sheet1.$D$539"/>
        <table:named-range table:name="Street" table:base-cell-address="$Sheet1.$D$601" table:cell-range-address="$Sheet1.$D$601"/>
        <table:named-range table:name="SubMunicipality" table:base-cell-address="$Sheet1.$D$588" table:cell-range-address="$Sheet1.$D$588"/>
        <table:named-range table:name="SumoWrestler" table:base-cell-address="$Sheet1.$D$207" table:cell-range-address="$Sheet1.$D$207"/>
        <table:named-range table:name="SupremeCourtOfTheUnitedStatesCase" table:base-cell-address="$Sheet1.$D$692" table:cell-range-address="$Sheet1.$D$692"/>
        <table:named-range table:name="Surfer" table:base-cell-address="$Sheet1.$D$186" table:cell-range-address="$Sheet1.$D$186"/>
        <table:named-range table:name="Surname" table:base-cell-address="$Sheet1.$D$432" table:cell-range-address="$Sheet1.$D$432"/>
        <table:named-range table:name="Swarm" table:base-cell-address="$Sheet1.$D$521" table:cell-range-address="$Sheet1.$D$521"/>
        <table:named-range table:name="Swimmer" table:base-cell-address="$Sheet1.$D$187" table:cell-range-address="$Sheet1.$D$187"/>
        <table:named-range table:name="Synagogue" table:base-cell-address="$Sheet1.$D$456" table:cell-range-address="$Sheet1.$D$456"/>
        <table:named-range table:name="SystemOfLaw" table:base-cell-address="$Sheet1.$D$681" table:cell-range-address="$Sheet1.$D$681"/>
        <table:named-range table:name="TableTennisPlayer" table:base-cell-address="$Sheet1.$D$188" table:cell-range-address="$Sheet1.$D$188"/>
        <table:named-range table:name="Tax" table:base-cell-address="$Sheet1.$D$682" table:cell-range-address="$Sheet1.$D$682"/>
        <table:named-range table:name="Taxon" table:base-cell-address="$Sheet1.$D$683" table:cell-range-address="$Sheet1.$D$683"/>
        <table:named-range table:name="TeamMember" table:base-cell-address="$Sheet1.$D$189" table:cell-range-address="$Sheet1.$D$189"/>
        <table:named-range table:name="TeamSport" table:base-cell-address="$Sheet1.$D$14" table:cell-range-address="$Sheet1.$D$14"/>
        <table:named-range table:name="TelevisionDirector" table:base-cell-address="$Sheet1.$D$281" table:cell-range-address="$Sheet1.$D$281"/>
        <table:named-range table:name="TelevisionEpisode" table:base-cell-address="$Sheet1.$D$729" table:cell-range-address="$Sheet1.$D$729"/>
        <table:named-range table:name="TelevisionHost" table:base-cell-address="$Sheet1.$D$265" table:cell-range-address="$Sheet1.$D$265"/>
        <table:named-range table:name="TelevisionSeason" table:base-cell-address="$Sheet1.$D$730" table:cell-range-address="$Sheet1.$D$730"/>
        <table:named-range table:name="TelevisionShow" table:base-cell-address="$Sheet1.$D$731" table:cell-range-address="$Sheet1.$D$731"/>
        <table:named-range table:name="TelevisionStation" table:base-cell-address="$Sheet1.$D$31" table:cell-range-address="$Sheet1.$D$31"/>
        <table:named-range table:name="Temple" table:base-cell-address="$Sheet1.$D$457" table:cell-range-address="$Sheet1.$D$457"/>
        <table:named-range table:name="TennisLeague" table:base-cell-address="$Sheet1.$D$98" table:cell-range-address="$Sheet1.$D$98"/>
        <table:named-range table:name="TennisPlayer" table:base-cell-address="$Sheet1.$D$190" table:cell-range-address="$Sheet1.$D$190"/>
        <table:named-range table:name="TennisTournament" table:base-cell-address="$Sheet1.$D$385" table:cell-range-address="$Sheet1.$D$385"/>
        <table:named-range table:name="Tenure" table:base-cell-address="$Sheet1.$D$663" table:cell-range-address="$Sheet1.$D$663"/>
        <table:named-range table:name="TermOfOffice" table:base-cell-address="$Sheet1.$D$113" table:cell-range-address="$Sheet1.$D$113"/>
        <table:named-range table:name="Territory" table:base-cell-address="$Sheet1.$D$602" table:cell-range-address="$Sheet1.$D$602"/>
        <table:named-range table:name="Theatre" table:base-cell-address="$Sheet1.$D$464" table:cell-range-address="$Sheet1.$D$464"/>
        <table:named-range table:name="TheatreDirector" table:base-cell-address="$Sheet1.$D$282" table:cell-range-address="$Sheet1.$D$282"/>
        <table:named-range table:name="TheologicalConcept" table:base-cell-address="$Sheet1.$D$684" table:cell-range-address="$Sheet1.$D$684"/>
        <table:named-range table:name="TimePeriod" table:base-cell-address="$Sheet1.$D$654" table:cell-range-address="$Sheet1.$D$654"/>
        <table:named-range table:name="TopicalConcept" table:base-cell-address="$Sheet1.$D$666" table:cell-range-address="$Sheet1.$D$666"/>
        <table:named-range table:name="TopLevelDomain" table:base-cell-address="$Sheet1.$D$403" table:cell-range-address="$Sheet1.$D$403"/>
        <table:named-range table:name="Tournament" table:base-cell-address="$Sheet1.$D$382" table:cell-range-address="$Sheet1.$D$382"/>
        <table:named-range table:name="Tower" table:base-cell-address="$Sheet1.$D$507" table:cell-range-address="$Sheet1.$D$507"/>
        <table:named-range table:name="Town" table:base-cell-address="$Sheet1.$D$598" table:cell-range-address="$Sheet1.$D$598"/>
        <table:named-range table:name="TrackList" table:base-cell-address="$Sheet1.$D$407" table:cell-range-address="$Sheet1.$D$407"/>
        <table:named-range table:name="TradeUnion" table:base-cell-address="$Sheet1.$D$114" table:cell-range-address="$Sheet1.$D$114"/>
        <table:named-range table:name="Train" table:base-cell-address="$Sheet1.$D$424" table:cell-range-address="$Sheet1.$D$424"/>
        <table:named-range table:name="TrainCarriage" table:base-cell-address="$Sheet1.$D$425" table:cell-range-address="$Sheet1.$D$425"/>
        <table:named-range table:name="Tram" table:base-cell-address="$Sheet1.$D$426" table:cell-range-address="$Sheet1.$D$426"/>
        <table:named-range table:name="TramStation" table:base-cell-address="$Sheet1.$D$487" table:cell-range-address="$Sheet1.$D$487"/>
        <table:named-range table:name="Treadmill" table:base-cell-address="$Sheet1.$D$491" table:cell-range-address="$Sheet1.$D$491"/>
        <table:named-range table:name="Treaty" table:base-cell-address="$Sheet1.$D$759" table:cell-range-address="$Sheet1.$D$759"/>
        <table:named-range table:name="Tunnel" table:base-cell-address="$Sheet1.$D$510" table:cell-range-address="$Sheet1.$D$510"/>
        <table:named-range table:name="Type" table:base-cell-address="$Sheet1.$D$686" table:cell-range-address="$Sheet1.$D$686"/>
        <table:named-range table:name="UndergroundJournal" table:base-cell-address="$Sheet1.$D$753" table:cell-range-address="$Sheet1.$D$753"/>
        <table:named-range table:name="UnitOfWork" table:base-cell-address="$Sheet1.$D$689" table:cell-range-address="$Sheet1.$D$689"/>
        <table:named-range table:name="University" table:base-cell-address="$Sheet1.$D$47" table:cell-range-address="$Sheet1.$D$47"/>
        <table:named-range table:name="Unknown" table:base-cell-address="$Sheet1.$D$695" table:cell-range-address="$Sheet1.$D$695"/>
        <table:named-range table:name="Vaccine" table:base-cell-address="$Sheet1.$D$323" table:cell-range-address="$Sheet1.$D$323"/>
        <table:named-range table:name="Valley" table:base-cell-address="$Sheet1.$D$553" table:cell-range-address="$Sheet1.$D$553"/>
        <table:named-range table:name="Vein" table:base-cell-address="$Sheet1.$D$301" table:cell-range-address="$Sheet1.$D$301"/>
        <table:named-range table:name="Venue" table:base-cell-address="$Sheet1.$D$461" table:cell-range-address="$Sheet1.$D$461"/>
        <table:named-range table:name="Vicar" table:base-cell-address="$Sheet1.$D$219" table:cell-range-address="$Sheet1.$D$219"/>
        <table:named-range table:name="VicePresident" table:base-cell-address="$Sheet1.$D$260" table:cell-range-address="$Sheet1.$D$260"/>
        <table:named-range table:name="VicePrimeMinister" table:base-cell-address="$Sheet1.$D$261" table:cell-range-address="$Sheet1.$D$261"/>
        <table:named-range table:name="VideoGame" table:base-cell-address="$Sheet1.$D$728" table:cell-range-address="$Sheet1.$D$728"/>
        <table:named-range table:name="VideogamesLeague" table:base-cell-address="$Sheet1.$D$99" table:cell-range-address="$Sheet1.$D$99"/>
        <table:named-range table:name="Village" table:base-cell-address="$Sheet1.$D$599" table:cell-range-address="$Sheet1.$D$599"/>
        <table:named-range table:name="Vodka" table:base-cell-address="$Sheet1.$D$392" table:cell-range-address="$Sheet1.$D$392"/>
        <table:named-range table:name="VoiceActor" table:base-cell-address="$Sheet1.$D$122" table:cell-range-address="$Sheet1.$D$122"/>
        <table:named-range table:name="Volcano" table:base-cell-address="$Sheet1.$D$554" table:cell-range-address="$Sheet1.$D$554"/>
        <table:named-range table:name="VolleyballCoach" table:base-cell-address="$Sheet1.$D$223" table:cell-range-address="$Sheet1.$D$223"/>
        <table:named-range table:name="VolleyballLeague" table:base-cell-address="$Sheet1.$D$100" table:cell-range-address="$Sheet1.$D$100"/>
        <table:named-range table:name="VolleyballPlayer" table:base-cell-address="$Sheet1.$D$191" table:cell-range-address="$Sheet1.$D$191"/>
        <table:named-range table:name="Watermill" table:base-cell-address="$Sheet1.$D$492" table:cell-range-address="$Sheet1.$D$492"/>
        <table:named-range table:name="WaterPoloPlayer" table:base-cell-address="$Sheet1.$D$193" table:cell-range-address="$Sheet1.$D$193"/>
        <table:named-range table:name="WaterRide" table:base-cell-address="$Sheet1.$D$440" table:cell-range-address="$Sheet1.$D$440"/>
        <table:named-range table:name="WaterTower" table:base-cell-address="$Sheet1.$D$509" table:cell-range-address="$Sheet1.$D$509"/>
        <table:named-range table:name="WaterwayTunnel" table:base-cell-address="$Sheet1.$D$482" table:cell-range-address="$Sheet1.$D$482"/>
        <table:named-range table:name="Weapon" table:base-cell-address="$Sheet1.$D$341" table:cell-range-address="$Sheet1.$D$341"/>
        <table:named-range table:name="Website" table:base-cell-address="$Sheet1.$D$732" table:cell-range-address="$Sheet1.$D$732"/>
        <table:named-range table:name="WikimediaTemplate" table:base-cell-address="$Sheet1.$D$696" table:cell-range-address="$Sheet1.$D$696"/>
        <table:named-range table:name="Windmill" table:base-cell-address="$Sheet1.$D$494" table:cell-range-address="$Sheet1.$D$494"/>
        <table:named-range table:name="WindMotor" table:base-cell-address="$Sheet1.$D$493" table:cell-range-address="$Sheet1.$D$493"/>
        <table:named-range table:name="Wine" table:base-cell-address="$Sheet1.$D$393" table:cell-range-address="$Sheet1.$D$393"/>
        <table:named-range table:name="WineRegion" table:base-cell-address="$Sheet1.$D$606" table:cell-range-address="$Sheet1.$D$606"/>
        <table:named-range table:name="Winery" table:base-cell-address="$Sheet1.$D$42" table:cell-range-address="$Sheet1.$D$42"/>
        <table:named-range table:name="WinterSportPlayer" table:base-cell-address="$Sheet1.$D$194" table:cell-range-address="$Sheet1.$D$194"/>
        <table:named-range table:name="WomensTennisAssociationTournament" table:base-cell-address="$Sheet1.$D$386" table:cell-range-address="$Sheet1.$D$386"/>
        <table:named-range table:name="Work" table:base-cell-address="$Sheet1.$D$697" table:cell-range-address="$Sheet1.$D$697"/>
        <table:named-range table:name="WorldHeritageSite" table:base-cell-address="$Sheet1.$D$607" table:cell-range-address="$Sheet1.$D$607"/>
        <table:named-range table:name="Wrestler" table:base-cell-address="$Sheet1.$D$206" table:cell-range-address="$Sheet1.$D$206"/>
        <table:named-range table:name="WrestlingEvent" table:base-cell-address="$Sheet1.$D$387" table:cell-range-address="$Sheet1.$D$387"/>
        <table:named-range table:name="Writer" table:base-cell-address="$Sheet1.$D$283" table:cell-range-address="$Sheet1.$D$283"/>
        <table:named-range table:name="WrittenWork" table:base-cell-address="$Sheet1.$D$733" table:cell-range-address="$Sheet1.$D$733"/>
        <table:named-range table:name="Year" table:base-cell-address="$Sheet1.$D$664" table:cell-range-address="$Sheet1.$D$664"/>
        <table:named-range table:name="YearInSpaceflight" table:base-cell-address="$Sheet1.$D$665" table:cell-range-address="$Sheet1.$D$665"/>
        <table:named-range table:name="Zoo" table:base-cell-address="$Sheet1.$D$511" table:cell-range-address="$Sheet1.$D$5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0:44:35.148627185</meta:creation-date>
    <dc:date>2018-09-06T14:50:40.345439705</dc:date>
    <meta:editing-duration>PT1H33M36S</meta:editing-duration>
    <meta:editing-cycles>8</meta:editing-cycles>
    <meta:generator>LibreOffice/5.1.6.2$Linux_X86_64 LibreOffice_project/10m0$Build-2</meta:generator>
    <meta:document-statistic meta:table-count="2" meta:cell-count="1289" meta:object-count="0"/>
  </office:meta>
</office:document-meta>
</file>